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3.418cm" table:align="left"/>
    </style:style>
    <style:style style:name="Tableau1.A" style:family="table-column">
      <style:table-column-properties style:column-width="1.859cm"/>
    </style:style>
    <style:style style:name="Tableau1.B" style:family="table-column">
      <style:table-column-properties style:column-width="1.55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231cm" table:align="left"/>
    </style:style>
    <style:style style:name="Tableau2.A" style:family="table-column">
      <style:table-column-properties style:column-width="1.93cm"/>
    </style:style>
    <style:style style:name="Tableau2.B" style:family="table-column">
      <style:table-column-properties style:column-width="1.30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3.161cm" table:align="left"/>
    </style:style>
    <style:style style:name="Tableau3.A" style:family="table-column">
      <style:table-column-properties style:column-width="1.602cm"/>
    </style:style>
    <style:style style:name="Tableau3.B" style:family="table-column">
      <style:table-column-properties style:column-width="1.559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3.161cm" table:align="left"/>
    </style:style>
    <style:style style:name="Tableau4.A" style:family="table-column">
      <style:table-column-properties style:column-width="1.602cm"/>
    </style:style>
    <style:style style:name="Tableau4.B" style:family="table-column">
      <style:table-column-properties style:column-width="1.559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3.161cm" table:align="left"/>
    </style:style>
    <style:style style:name="Tableau5.A" style:family="table-column">
      <style:table-column-properties style:column-width="1.602cm"/>
    </style:style>
    <style:style style:name="Tableau5.B" style:family="table-column">
      <style:table-column-properties style:column-width="1.559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3.161cm" table:align="left"/>
    </style:style>
    <style:style style:name="Tableau6.A" style:family="table-column">
      <style:table-column-properties style:column-width="1.602cm"/>
    </style:style>
    <style:style style:name="Tableau6.B" style:family="table-column">
      <style:table-column-properties style:column-width="1.559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3.889cm" table:align="left"/>
    </style:style>
    <style:style style:name="Tableau7.A" style:family="table-column">
      <style:table-column-properties style:column-width="1.602cm"/>
    </style:style>
    <style:style style:name="Tableau7.B" style:family="table-column">
      <style:table-column-properties style:column-width="2.288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4.207cm" table:align="left"/>
    </style:style>
    <style:style style:name="Tableau8.A" style:family="table-column">
      <style:table-column-properties style:column-width="2.648cm"/>
    </style:style>
    <style:style style:name="Tableau8.B" style:family="table-column">
      <style:table-column-properties style:column-width="1.559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6.091cm" table:align="left"/>
    </style:style>
    <style:style style:name="Tableau9.A" style:family="table-column">
      <style:table-column-properties style:column-width="4.531cm"/>
    </style:style>
    <style:style style:name="Tableau9.B" style:family="table-column">
      <style:table-column-properties style:column-width="1.559cm"/>
    </style:style>
    <style:style style:name="Tableau9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rsid="0008c2e1" officeooo:paragraph-rsid="0008c2e1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3"/>
    <style:style style:name="P54" style:family="paragraph" style:parent-style-name="Text_20_body" style:list-style-name="L44"/>
    <style:style style:name="P55" style:family="paragraph" style:parent-style-name="Text_20_body" style:list-style-name="L45"/>
    <style:style style:name="P56" style:family="paragraph" style:parent-style-name="Text_20_body" style:list-style-name="L46"/>
    <style:style style:name="P57" style:family="paragraph" style:parent-style-name="Text_20_body" style:list-style-name="L47"/>
    <style:style style:name="P58" style:family="paragraph" style:parent-style-name="Text_20_body" style:list-style-name="L48"/>
    <style:style style:name="P59" style:family="paragraph" style:parent-style-name="Text_20_body" style:list-style-name="L49"/>
    <style:style style:name="P60" style:family="paragraph" style:parent-style-name="Text_20_body" style:list-style-name="L50"/>
    <style:style style:name="P61" style:family="paragraph" style:parent-style-name="Text_20_body" style:list-style-name="L51"/>
    <style:style style:name="P62" style:family="paragraph" style:parent-style-name="Text_20_body" style:list-style-name="L52"/>
    <style:style style:name="P63" style:family="paragraph" style:parent-style-name="Text_20_body" style:list-style-name="L53"/>
    <style:style style:name="P64" style:family="paragraph" style:parent-style-name="Text_20_body" style:list-style-name="L54"/>
    <style:style style:name="P65" style:family="paragraph" style:parent-style-name="Text_20_body" style:list-style-name="L55"/>
    <style:style style:name="P66" style:family="paragraph" style:parent-style-name="Text_20_body" style:list-style-name="L56"/>
    <style:style style:name="P67" style:family="paragraph" style:parent-style-name="Text_20_body" style:list-style-name="L57"/>
    <style:style style:name="P68" style:family="paragraph" style:parent-style-name="Text_20_body" style:list-style-name="L58"/>
    <style:style style:name="P69" style:family="paragraph" style:parent-style-name="Text_20_body" style:list-style-name="L59"/>
    <style:style style:name="P70" style:family="paragraph" style:parent-style-name="Text_20_body" style:list-style-name="L60"/>
    <style:style style:name="P71" style:family="paragraph" style:parent-style-name="Text_20_body" style:list-style-name="L61"/>
    <style:style style:name="P72" style:family="paragraph" style:parent-style-name="Text_20_body" style:list-style-name="L62"/>
    <style:style style:name="P73" style:family="paragraph" style:parent-style-name="Text_20_body" style:list-style-name="L63"/>
    <style:style style:name="P74" style:family="paragraph" style:parent-style-name="Text_20_body" style:list-style-name="L64"/>
    <style:style style:name="P75" style:family="paragraph" style:parent-style-name="Text_20_body" style:list-style-name="L65"/>
    <style:style style:name="P76" style:family="paragraph" style:parent-style-name="Text_20_body" style:list-style-name="L66"/>
    <style:style style:name="P77" style:family="paragraph" style:parent-style-name="Text_20_body" style:list-style-name="L67"/>
    <style:style style:name="P78" style:family="paragraph" style:parent-style-name="Text_20_body" style:list-style-name="L68"/>
    <style:style style:name="P79" style:family="paragraph" style:parent-style-name="Text_20_body" style:list-style-name="L69"/>
    <style:style style:name="P80" style:family="paragraph" style:parent-style-name="Text_20_body" style:list-style-name="L70"/>
    <style:style style:name="P81" style:family="paragraph" style:parent-style-name="Text_20_body" style:list-style-name="L71"/>
    <style:style style:name="P82" style:family="paragraph" style:parent-style-name="Text_20_body" style:list-style-name="L72"/>
    <style:style style:name="P83" style:family="paragraph" style:parent-style-name="Text_20_body" style:list-style-name="L73"/>
    <style:style style:name="P84" style:family="paragraph" style:parent-style-name="Text_20_body" style:list-style-name="L74"/>
    <style:style style:name="P85" style:family="paragraph" style:parent-style-name="Text_20_body" style:list-style-name="L75"/>
    <style:style style:name="P86" style:family="paragraph" style:parent-style-name="Text_20_body" style:list-style-name="L76"/>
    <style:style style:name="P87" style:family="paragraph" style:parent-style-name="Text_20_body" style:list-style-name="L77"/>
    <style:style style:name="P88" style:family="paragraph" style:parent-style-name="Text_20_body" style:list-style-name="L78"/>
    <style:style style:name="P89" style:family="paragraph" style:parent-style-name="Text_20_body" style:list-style-name="L79"/>
    <style:style style:name="P90" style:family="paragraph" style:parent-style-name="Text_20_body" style:list-style-name="L80"/>
    <style:style style:name="P91" style:family="paragraph" style:parent-style-name="Text_20_body" style:list-style-name="L81"/>
    <style:style style:name="P92" style:family="paragraph" style:parent-style-name="Text_20_body" style:list-style-name="L82"/>
    <style:style style:name="P93" style:family="paragraph" style:parent-style-name="Text_20_body" style:list-style-name="L83"/>
    <style:style style:name="P94" style:family="paragraph" style:parent-style-name="Text_20_body" style:list-style-name="L84"/>
    <style:style style:name="P95" style:family="paragraph" style:parent-style-name="Text_20_body" style:list-style-name="L85"/>
    <style:style style:name="P96" style:family="paragraph" style:parent-style-name="Text_20_body" style:list-style-name="L86"/>
    <style:style style:name="P97" style:family="paragraph" style:parent-style-name="Text_20_body" style:list-style-name="L87"/>
    <style:style style:name="P98" style:family="paragraph" style:parent-style-name="Text_20_body" style:list-style-name="L88"/>
    <style:style style:name="P99" style:family="paragraph" style:parent-style-name="Text_20_body" style:list-style-name="L89"/>
    <style:style style:name="P100" style:family="paragraph" style:parent-style-name="Text_20_body" style:list-style-name="L90"/>
    <style:style style:name="P101" style:family="paragraph" style:parent-style-name="Text_20_body" style:list-style-name="L91"/>
    <style:style style:name="P102" style:family="paragraph" style:parent-style-name="Text_20_body" style:list-style-name="L92"/>
    <style:style style:name="P103" style:family="paragraph" style:parent-style-name="Text_20_body" style:list-style-name="L93"/>
    <style:style style:name="P104" style:family="paragraph" style:parent-style-name="Text_20_body" style:list-style-name="L94"/>
    <style:style style:name="P105" style:family="paragraph" style:parent-style-name="Text_20_body" style:list-style-name="L95"/>
    <style:style style:name="P106" style:family="paragraph" style:parent-style-name="Text_20_body" style:list-style-name="L96"/>
    <style:style style:name="P107" style:family="paragraph" style:parent-style-name="Text_20_body" style:list-style-name="L97"/>
    <style:style style:name="P108" style:family="paragraph" style:parent-style-name="Text_20_body" style:list-style-name="L98"/>
    <style:style style:name="P109" style:family="paragraph" style:parent-style-name="Text_20_body" style:list-style-name="L99"/>
    <style:style style:name="P110" style:family="paragraph" style:parent-style-name="Text_20_body" style:list-style-name="L100"/>
    <style:style style:name="P111" style:family="paragraph" style:parent-style-name="Text_20_body" style:list-style-name="L101"/>
    <style:style style:name="P112" style:family="paragraph" style:parent-style-name="Text_20_body" style:list-style-name="L102"/>
    <style:style style:name="P113" style:family="paragraph" style:parent-style-name="Text_20_body" style:list-style-name="L103"/>
    <style:style style:name="P114" style:family="paragraph" style:parent-style-name="Text_20_body" style:list-style-name="L104"/>
    <style:style style:name="P115" style:family="paragraph" style:parent-style-name="Text_20_body" style:list-style-name="L105"/>
    <style:style style:name="P116" style:family="paragraph" style:parent-style-name="Text_20_body" style:list-style-name="L106"/>
    <style:style style:name="P117" style:family="paragraph" style:parent-style-name="Text_20_body" style:list-style-name="L107"/>
    <style:style style:name="P118" style:family="paragraph" style:parent-style-name="Text_20_body" style:list-style-name="L108"/>
    <style:style style:name="P119" style:family="paragraph" style:parent-style-name="Text_20_body" style:list-style-name="L109"/>
    <style:style style:name="P120" style:family="paragraph" style:parent-style-name="Text_20_body" style:list-style-name="L110"/>
    <style:style style:name="P121" style:family="paragraph" style:parent-style-name="Text_20_body" style:list-style-name="L111"/>
    <style:style style:name="P122" style:family="paragraph" style:parent-style-name="Text_20_body" style:list-style-name="L112"/>
    <style:style style:name="P123" style:family="paragraph" style:parent-style-name="Text_20_body" style:list-style-name="L114"/>
    <style:style style:name="P124" style:family="paragraph" style:parent-style-name="Text_20_body" style:list-style-name="L115"/>
    <style:style style:name="P125" style:family="paragraph" style:parent-style-name="Text_20_body" style:list-style-name="L116"/>
    <style:style style:name="P126" style:family="paragraph" style:parent-style-name="Text_20_body" style:list-style-name="L117"/>
    <style:style style:name="P127" style:family="paragraph" style:parent-style-name="Text_20_body" style:list-style-name="L118"/>
    <style:style style:name="P128" style:family="paragraph" style:parent-style-name="Text_20_body">
      <style:text-properties officeooo:rsid="0008c2e1"/>
    </style:style>
    <style:style style:name="P129" style:family="paragraph" style:parent-style-name="Text_20_body" style:list-style-name="L119"/>
    <style:style style:name="P130" style:family="paragraph" style:parent-style-name="Text_20_body" style:list-style-name="L120"/>
    <style:style style:name="P131" style:family="paragraph" style:parent-style-name="Text_20_body" style:list-style-name="L121"/>
    <style:style style:name="P132" style:family="paragraph" style:parent-style-name="Text_20_body" style:list-style-name="L122"/>
    <style:style style:name="P133" style:family="paragraph" style:parent-style-name="Text_20_body" style:list-style-name="L123"/>
    <style:style style:name="P134" style:family="paragraph" style:parent-style-name="Text_20_body" style:list-style-name="L124"/>
    <style:style style:name="P135" style:family="paragraph" style:parent-style-name="Text_20_body" style:list-style-name="L125"/>
    <style:style style:name="P136" style:family="paragraph" style:parent-style-name="Text_20_body" style:list-style-name="L126"/>
    <style:style style:name="P137" style:family="paragraph" style:parent-style-name="Text_20_body" style:list-style-name="L127"/>
    <style:style style:name="P138" style:family="paragraph" style:parent-style-name="Text_20_body" style:list-style-name="L128"/>
    <style:style style:name="P139" style:family="paragraph" style:parent-style-name="Text_20_body" style:list-style-name="L129"/>
    <style:style style:name="P140" style:family="paragraph" style:parent-style-name="Text_20_body" style:list-style-name="L130"/>
    <style:style style:name="P141" style:family="paragraph" style:parent-style-name="Text_20_body" style:list-style-name="L131"/>
    <style:style style:name="P142" style:family="paragraph" style:parent-style-name="Text_20_body" style:list-style-name="L132"/>
    <style:style style:name="P143" style:family="paragraph" style:parent-style-name="Text_20_body" style:list-style-name="L133"/>
    <style:style style:name="P144" style:family="paragraph" style:parent-style-name="Text_20_body" style:list-style-name="L134"/>
    <style:style style:name="P145" style:family="paragraph" style:parent-style-name="Text_20_body" style:list-style-name="L135"/>
    <style:style style:name="P146" style:family="paragraph" style:parent-style-name="Text_20_body" style:list-style-name="L136"/>
    <style:style style:name="P147" style:family="paragraph" style:parent-style-name="Text_20_body" style:list-style-name="L137"/>
    <style:style style:name="P148" style:family="paragraph" style:parent-style-name="Text_20_body" style:list-style-name="L138"/>
    <style:style style:name="P149" style:family="paragraph" style:parent-style-name="Text_20_body" style:list-style-name="L139"/>
    <style:style style:name="P150" style:family="paragraph" style:parent-style-name="Text_20_body" style:list-style-name="L140"/>
    <style:style style:name="P151" style:family="paragraph" style:parent-style-name="Text_20_body" style:list-style-name="L141"/>
    <style:style style:name="P152" style:family="paragraph" style:parent-style-name="Text_20_body" style:list-style-name="L142"/>
    <style:style style:name="P153" style:family="paragraph" style:parent-style-name="Text_20_body" style:list-style-name="L143"/>
    <style:style style:name="P154" style:family="paragraph" style:parent-style-name="Text_20_body" style:list-style-name="L144"/>
    <style:style style:name="P155" style:family="paragraph" style:parent-style-name="Text_20_body" style:list-style-name="L145"/>
    <style:style style:name="P156" style:family="paragraph" style:parent-style-name="Text_20_body" style:list-style-name="L146"/>
    <style:style style:name="P157" style:family="paragraph" style:parent-style-name="Text_20_body" style:list-style-name="L147"/>
    <style:style style:name="P158" style:family="paragraph" style:parent-style-name="Text_20_body" style:list-style-name="L148"/>
    <style:style style:name="P159" style:family="paragraph" style:parent-style-name="Text_20_body" style:list-style-name="L149"/>
    <style:style style:name="P160" style:family="paragraph" style:parent-style-name="Text_20_body" style:list-style-name="L150"/>
    <style:style style:name="P161" style:family="paragraph" style:parent-style-name="Text_20_body" style:list-style-name="L151"/>
    <style:style style:name="P162" style:family="paragraph" style:parent-style-name="Text_20_body" style:list-style-name="L152"/>
    <style:style style:name="P163" style:family="paragraph" style:parent-style-name="Text_20_body" style:list-style-name="L153"/>
    <style:style style:name="P164" style:family="paragraph" style:parent-style-name="Text_20_body" style:list-style-name="L154"/>
    <style:style style:name="P165" style:family="paragraph" style:parent-style-name="Text_20_body" style:list-style-name="L155"/>
    <style:style style:name="P166" style:family="paragraph" style:parent-style-name="Text_20_body" style:list-style-name="L156"/>
    <style:style style:name="P167" style:family="paragraph" style:parent-style-name="Text_20_body" style:list-style-name="L157"/>
    <style:style style:name="P168" style:family="paragraph" style:parent-style-name="Text_20_body" style:list-style-name="L158"/>
    <style:style style:name="P169" style:family="paragraph" style:parent-style-name="Text_20_body" style:list-style-name="L159"/>
    <style:style style:name="P170" style:family="paragraph" style:parent-style-name="Text_20_body" style:list-style-name="L160"/>
    <style:style style:name="P171" style:family="paragraph" style:parent-style-name="Text_20_body" style:list-style-name="L161"/>
    <style:style style:name="P172" style:family="paragraph" style:parent-style-name="Text_20_body" style:list-style-name="L162"/>
    <style:style style:name="P173" style:family="paragraph" style:parent-style-name="Text_20_body" style:list-style-name="L163"/>
    <style:style style:name="P174" style:family="paragraph" style:parent-style-name="Text_20_body" style:list-style-name="L164"/>
    <style:style style:name="P175" style:family="paragraph" style:parent-style-name="Text_20_body" style:list-style-name="L165"/>
    <style:style style:name="P176" style:family="paragraph" style:parent-style-name="Text_20_body" style:list-style-name="L166"/>
    <style:style style:name="P177" style:family="paragraph" style:parent-style-name="Text_20_body" style:list-style-name="L167"/>
    <style:style style:name="P178" style:family="paragraph" style:parent-style-name="Text_20_body" style:list-style-name="L168"/>
    <style:style style:name="P179" style:family="paragraph" style:parent-style-name="Text_20_body" style:list-style-name="L169"/>
    <style:style style:name="P180" style:family="paragraph" style:parent-style-name="Text_20_body" style:list-style-name="L170"/>
    <style:style style:name="P181" style:family="paragraph" style:parent-style-name="Text_20_body" style:list-style-name="L171"/>
    <style:style style:name="P182" style:family="paragraph" style:parent-style-name="Text_20_body" style:list-style-name="L172"/>
    <style:style style:name="P183" style:family="paragraph" style:parent-style-name="Text_20_body" style:list-style-name="L173"/>
    <style:style style:name="P184" style:family="paragraph" style:parent-style-name="Text_20_body" style:list-style-name="L174"/>
    <style:style style:name="P185" style:family="paragraph" style:parent-style-name="Text_20_body" style:list-style-name="L175"/>
    <style:style style:name="P186" style:family="paragraph" style:parent-style-name="Text_20_body" style:list-style-name="L176"/>
    <style:style style:name="P187" style:family="paragraph" style:parent-style-name="Text_20_body" style:list-style-name="L177"/>
    <style:style style:name="P188" style:family="paragraph" style:parent-style-name="Text_20_body" style:list-style-name="L178"/>
    <style:style style:name="P189" style:family="paragraph" style:parent-style-name="Text_20_body" style:list-style-name="L179"/>
    <style:style style:name="P190" style:family="paragraph" style:parent-style-name="Text_20_body" style:list-style-name="L180"/>
    <style:style style:name="P191" style:family="paragraph" style:parent-style-name="Text_20_body" style:list-style-name="L181"/>
    <style:style style:name="P192" style:family="paragraph" style:parent-style-name="Text_20_body" style:list-style-name="L182"/>
    <style:style style:name="P193" style:family="paragraph" style:parent-style-name="Text_20_body" style:list-style-name="L183"/>
    <style:style style:name="P194" style:family="paragraph" style:parent-style-name="Text_20_body" style:list-style-name="L184"/>
    <style:style style:name="P195" style:family="paragraph" style:parent-style-name="Text_20_body" style:list-style-name="L185"/>
    <style:style style:name="P196" style:family="paragraph" style:parent-style-name="Text_20_body" style:list-style-name="L186"/>
    <style:style style:name="P197" style:family="paragraph" style:parent-style-name="Text_20_body" style:list-style-name="L187"/>
    <style:style style:name="P198" style:family="paragraph" style:parent-style-name="Text_20_body" style:list-style-name="L188"/>
    <style:style style:name="P199" style:family="paragraph" style:parent-style-name="Text_20_body" style:list-style-name="L189"/>
    <style:style style:name="P200" style:family="paragraph" style:parent-style-name="Text_20_body" style:list-style-name="L190"/>
    <style:style style:name="P201" style:family="paragraph" style:parent-style-name="Text_20_body" style:list-style-name="L191"/>
    <style:style style:name="P202" style:family="paragraph" style:parent-style-name="Text_20_body" style:list-style-name="L192"/>
    <style:style style:name="P203" style:family="paragraph" style:parent-style-name="Text_20_body" style:list-style-name="L193"/>
    <style:style style:name="P204" style:family="paragraph" style:parent-style-name="Text_20_body" style:list-style-name="L194"/>
    <style:style style:name="P205" style:family="paragraph" style:parent-style-name="Text_20_body" style:list-style-name="L195"/>
    <style:style style:name="P206" style:family="paragraph" style:parent-style-name="Text_20_body" style:list-style-name="L196"/>
    <style:style style:name="P207" style:family="paragraph" style:parent-style-name="Text_20_body" style:list-style-name="L197"/>
    <style:style style:name="P208" style:family="paragraph" style:parent-style-name="Text_20_body" style:list-style-name="L198"/>
    <style:style style:name="P209" style:family="paragraph" style:parent-style-name="Text_20_body" style:list-style-name="L199"/>
    <style:style style:name="P210" style:family="paragraph" style:parent-style-name="Text_20_body" style:list-style-name="L200"/>
    <style:style style:name="P211" style:family="paragraph" style:parent-style-name="Text_20_body" style:list-style-name="L201"/>
    <style:style style:name="P212" style:family="paragraph" style:parent-style-name="Text_20_body" style:list-style-name="L202"/>
    <style:style style:name="P213" style:family="paragraph" style:parent-style-name="Text_20_body" style:list-style-name="L203"/>
    <style:style style:name="P214" style:family="paragraph" style:parent-style-name="Text_20_body" style:list-style-name="L204"/>
    <style:style style:name="P215" style:family="paragraph" style:parent-style-name="Text_20_body" style:list-style-name="L205"/>
    <style:style style:name="P216" style:family="paragraph" style:parent-style-name="Text_20_body" style:list-style-name="L206"/>
    <style:style style:name="P217" style:family="paragraph" style:parent-style-name="Text_20_body" style:list-style-name="L207"/>
    <style:style style:name="P218" style:family="paragraph" style:parent-style-name="Text_20_body" style:list-style-name="L208"/>
    <style:style style:name="P219" style:family="paragraph" style:parent-style-name="Text_20_body" style:list-style-name="L209"/>
    <style:style style:name="P220" style:family="paragraph" style:parent-style-name="Text_20_body" style:list-style-name="L210"/>
    <style:style style:name="P221" style:family="paragraph" style:parent-style-name="Text_20_body" style:list-style-name="L21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5_2469855259" text:style-name="Index_20_Link" text:visited-style-name="Index_20_Link">Document de cadrage — Protocole Maître V2.3<text:tab/>4</text:a></text:p>
          <text:p text:style-name="P2"><text:a xlink:type="simple" xlink:href="#__RefHeading___Toc7_2469855259" text:style-name="Index_20_Link" text:visited-style-name="Index_20_Link">Projet<text:tab/>4</text:a></text:p>
          <text:p text:style-name="P2"><text:a xlink:type="simple" xlink:href="#__RefHeading___Toc9_2469855259" text:style-name="Index_20_Link" text:visited-style-name="Index_20_Link">1. Objet du projet<text:tab/>4</text:a></text:p>
          <text:p text:style-name="P2"><text:a xlink:type="simple" xlink:href="#__RefHeading___Toc11_2469855259" text:style-name="Index_20_Link" text:visited-style-name="Index_20_Link">2. Finalité exacte<text:tab/>4</text:a></text:p>
          <text:p text:style-name="P2"><text:a xlink:type="simple" xlink:href="#__RefHeading___Toc13_2469855259" text:style-name="Index_20_Link" text:visited-style-name="Index_20_Link">3. Philosophie générale<text:tab/>5</text:a></text:p>
          <text:p text:style-name="P3"><text:a xlink:type="simple" xlink:href="#__RefHeading___Toc15_2469855259" text:style-name="Index_20_Link" text:visited-style-name="Index_20_Link">3.1 Séparation stricte des couches<text:tab/>5</text:a></text:p>
          <text:p text:style-name="P3"><text:a xlink:type="simple" xlink:href="#__RefHeading___Toc17_2469855259" text:style-name="Index_20_Link" text:visited-style-name="Index_20_Link">3.2 Primat du processus sur l’intuition<text:tab/>5</text:a></text:p>
          <text:p text:style-name="P3"><text:a xlink:type="simple" xlink:href="#__RefHeading___Toc19_2469855259" text:style-name="Index_20_Link" text:visited-style-name="Index_20_Link">3.3 Rigueur quasi bureaucratique<text:tab/>5</text:a></text:p>
          <text:p text:style-name="P3"><text:a xlink:type="simple" xlink:href="#__RefHeading___Toc21_2469855259" text:style-name="Index_20_Link" text:visited-style-name="Index_20_Link">3.4 Approche trader, nourrie par le forecasting<text:tab/>5</text:a></text:p>
          <text:p text:style-name="P3"><text:a xlink:type="simple" xlink:href="#__RefHeading___Toc23_2469855259" text:style-name="Index_20_Link" text:visited-style-name="Index_20_Link">3.5 Apprentissage itératif<text:tab/>5</text:a></text:p>
          <text:p text:style-name="P2"><text:a xlink:type="simple" xlink:href="#__RefHeading___Toc25_2469855259" text:style-name="Index_20_Link" text:visited-style-name="Index_20_Link">4. Pipeline général du système<text:tab/>5</text:a></text:p>
          <text:p text:style-name="P2"><text:a xlink:type="simple" xlink:href="#__RefHeading___Toc27_2469855259" text:style-name="Index_20_Link" text:visited-style-name="Index_20_Link">5. Structure d’ensemble<text:tab/>5</text:a></text:p>
          <text:p text:style-name="P2"><text:a xlink:type="simple" xlink:href="#__RefHeading___Toc29_2469855259" text:style-name="Index_20_Link" text:visited-style-name="Index_20_Link">6. Couche 1 — Screening des marchés<text:tab/>6</text:a></text:p>
          <text:p text:style-name="P3"><text:a xlink:type="simple" xlink:href="#__RefHeading___Toc31_2469855259" text:style-name="Index_20_Link" text:visited-style-name="Index_20_Link">6.1 Objet<text:tab/>6</text:a></text:p>
          <text:p text:style-name="P3"><text:a xlink:type="simple" xlink:href="#__RefHeading___Toc33_2469855259" text:style-name="Index_20_Link" text:visited-style-name="Index_20_Link">6.2 Statuts possibles<text:tab/>6</text:a></text:p>
          <text:p text:style-name="P3"><text:a xlink:type="simple" xlink:href="#__RefHeading___Toc35_2469855259" text:style-name="Index_20_Link" text:visited-style-name="Index_20_Link">6.3 Critères de rejet immédiat<text:tab/>6</text:a></text:p>
          <text:p text:style-name="P3"><text:a xlink:type="simple" xlink:href="#__RefHeading___Toc37_2469855259" text:style-name="Index_20_Link" text:visited-style-name="Index_20_Link">6.4 Champs de screening<text:tab/>7</text:a></text:p>
          <text:p text:style-name="P3"><text:a xlink:type="simple" xlink:href="#__RefHeading___Toc39_2469855259" text:style-name="Index_20_Link" text:visited-style-name="Index_20_Link">6.5 Réserves typiques pour un statut B<text:tab/>7</text:a></text:p>
          <text:p text:style-name="P3"><text:a xlink:type="simple" xlink:href="#__RefHeading___Toc41_2469855259" text:style-name="Index_20_Link" text:visited-style-name="Index_20_Link">6.6 Règle ferme<text:tab/>7</text:a></text:p>
          <text:p text:style-name="P2"><text:a xlink:type="simple" xlink:href="#__RefHeading___Toc43_2469855259" text:style-name="Index_20_Link" text:visited-style-name="Index_20_Link">7. Couche 2 — Fiche marché<text:tab/>7</text:a></text:p>
          <text:p text:style-name="P3"><text:a xlink:type="simple" xlink:href="#__RefHeading___Toc45_2469855259" text:style-name="Index_20_Link" text:visited-style-name="Index_20_Link">7.1 Métadonnées<text:tab/>7</text:a></text:p>
          <text:p text:style-name="P3"><text:a xlink:type="simple" xlink:href="#__RefHeading___Toc47_2469855259" text:style-name="Index_20_Link" text:visited-style-name="Index_20_Link">7.2 Données de marché<text:tab/>8</text:a></text:p>
          <text:p text:style-name="P3"><text:a xlink:type="simple" xlink:href="#__RefHeading___Toc49_2469855259" text:style-name="Index_20_Link" text:visited-style-name="Index_20_Link">7.3 Qualité structurelle<text:tab/>8</text:a></text:p>
          <text:p text:style-name="P4"><text:a xlink:type="simple" xlink:href="#__RefHeading___Toc51_2469855259" text:style-name="Index_20_Link" text:visited-style-name="Index_20_Link">a. Ambiguïté de l’événement<text:tab/>8</text:a></text:p>
          <text:p text:style-name="P4"><text:a xlink:type="simple" xlink:href="#__RefHeading___Toc53_2469855259" text:style-name="Index_20_Link" text:visited-style-name="Index_20_Link">b. Ambiguïté de résolution<text:tab/>8</text:a></text:p>
          <text:p text:style-name="P3"><text:a xlink:type="simple" xlink:href="#__RefHeading___Toc55_2469855259" text:style-name="Index_20_Link" text:visited-style-name="Index_20_Link">7.4 Champs qualité<text:tab/>8</text:a></text:p>
          <text:p text:style-name="P2"><text:a xlink:type="simple" xlink:href="#__RefHeading___Toc57_2469855259" text:style-name="Index_20_Link" text:visited-style-name="Index_20_Link">8. Couche 3 — Recherche structurée<text:tab/>8</text:a></text:p>
          <text:p text:style-name="P3"><text:a xlink:type="simple" xlink:href="#__RefHeading___Toc59_2469855259" text:style-name="Index_20_Link" text:visited-style-name="Index_20_Link">8.1 Rubriques obligatoires<text:tab/>9</text:a></text:p>
          <text:p text:style-name="P3"><text:a xlink:type="simple" xlink:href="#__RefHeading___Toc61_2469855259" text:style-name="Index_20_Link" text:visited-style-name="Index_20_Link">8.2 Principe de contradiction interne<text:tab/>9</text:a></text:p>
          <text:p text:style-name="P2"><text:a xlink:type="simple" xlink:href="#__RefHeading___Toc63_2469855259" text:style-name="Index_20_Link" text:visited-style-name="Index_20_Link">9. Couche 4 — Moteur d’estimation probabiliste V2.3<text:tab/>9</text:a></text:p>
          <text:p text:style-name="P3"><text:a xlink:type="simple" xlink:href="#__RefHeading___Toc65_2469855259" text:style-name="Index_20_Link" text:visited-style-name="Index_20_Link">9.1 Étape 1 — Base rate<text:tab/>9</text:a></text:p>
          <text:p text:style-name="P4"><text:a xlink:type="simple" xlink:href="#__RefHeading___Toc67_2469855259" text:style-name="Index_20_Link" text:visited-style-name="Index_20_Link">Champ principal<text:tab/>9</text:a></text:p>
          <text:p text:style-name="P4"><text:a xlink:type="simple" xlink:href="#__RefHeading___Toc69_2469855259" text:style-name="Index_20_Link" text:visited-style-name="Index_20_Link">Champs de documentation<text:tab/>9</text:a></text:p>
          <text:p text:style-name="P3"><text:a xlink:type="simple" xlink:href="#__RefHeading___Toc71_2469855259" text:style-name="Index_20_Link" text:visited-style-name="Index_20_Link">9.2 Étape 2 — Prérequis<text:tab/>10</text:a></text:p>
          <text:p text:style-name="P4"><text:a xlink:type="simple" xlink:href="#__RefHeading___Toc73_2469855259" text:style-name="Index_20_Link" text:visited-style-name="Index_20_Link">9.2.1 Prérequis bloquants<text:tab/>10</text:a></text:p>
          <text:p text:style-name="P5"><text:a xlink:type="simple" xlink:href="#__RefHeading___Toc75_2469855259" text:style-name="Index_20_Link" text:visited-style-name="Index_20_Link">Statuts possibles<text:tab/>10</text:a></text:p>
          <text:p text:style-name="P5"><text:a xlink:type="simple" xlink:href="#__RefHeading___Toc77_2469855259" text:style-name="Index_20_Link" text:visited-style-name="Index_20_Link">Règle V2.3<text:tab/>10</text:a></text:p>
          <text:p text:style-name="P4"><text:a xlink:type="simple" xlink:href="#__RefHeading___Toc79_2469855259" text:style-name="Index_20_Link" text:visited-style-name="Index_20_Link">9.2.2 Prérequis pondérants<text:tab/>10</text:a></text:p>
          <text:p text:style-name="P5"><text:a xlink:type="simple" xlink:href="#__RefHeading___Toc81_2469855259" text:style-name="Index_20_Link" text:visited-style-name="Index_20_Link">Coefficients V2.3<text:tab/>10</text:a></text:p>
          <text:p text:style-name="P5"><text:a xlink:type="simple" xlink:href="#__RefHeading___Toc83_2469855259" text:style-name="Index_20_Link" text:visited-style-name="Index_20_Link">Agrégation V2.3<text:tab/>10</text:a></text:p>
          <text:p text:style-name="P3"><text:a xlink:type="simple" xlink:href="#__RefHeading___Toc85_2469855259" text:style-name="Index_20_Link" text:visited-style-name="Index_20_Link">9.3 Étape 3 — Facteurs pondérés<text:tab/>11</text:a></text:p>
          <text:p text:style-name="P4"><text:a xlink:type="simple" xlink:href="#__RefHeading___Toc87_2469855259" text:style-name="Index_20_Link" text:visited-style-name="Index_20_Link">Interprétation du score<text:tab/>11</text:a></text:p>
          <text:p text:style-name="P4"><text:a xlink:type="simple" xlink:href="#__RefHeading___Toc89_2469855259" text:style-name="Index_20_Link" text:visited-style-name="Index_20_Link">Interprétation du poids<text:tab/>11</text:a></text:p>
          <text:p text:style-name="P4"><text:a xlink:type="simple" xlink:href="#__RefHeading___Toc91_2469855259" text:style-name="Index_20_Link" text:visited-style-name="Index_20_Link">Calcul du score agrégé<text:tab/>11</text:a></text:p>
          <text:p text:style-name="P4"><text:a xlink:type="simple" xlink:href="#__RefHeading___Toc93_2469855259" text:style-name="Index_20_Link" text:visited-style-name="Index_20_Link">Calcul du maximum théorique<text:tab/>11</text:a></text:p>
          <text:p text:style-name="P4"><text:a xlink:type="simple" xlink:href="#__RefHeading___Toc95_2469855259" text:style-name="Index_20_Link" text:visited-style-name="Index_20_Link">Ratio d’ajustement<text:tab/>11</text:a></text:p>
          <text:p text:style-name="P3"><text:a xlink:type="simple" xlink:href="#__RefHeading___Toc97_2469855259" text:style-name="Index_20_Link" text:visited-style-name="Index_20_Link">9.4 Étape 4 — Cap d’ajustement<text:tab/>11</text:a></text:p>
          <text:p text:style-name="P4"><text:a xlink:type="simple" xlink:href="#__RefHeading___Toc99_2469855259" text:style-name="Index_20_Link" text:visited-style-name="Index_20_Link">Override exceptionnel<text:tab/>12</text:a></text:p>
          <text:p text:style-name="P3"><text:a xlink:type="simple" xlink:href="#__RefHeading___Toc101_2469855259" text:style-name="Index_20_Link" text:visited-style-name="Index_20_Link">9.5 Étape 5 — Probabilité brute avant compression par prérequis<text:tab/>12</text:a></text:p>
          <text:p text:style-name="P3"><text:a xlink:type="simple" xlink:href="#__RefHeading___Toc103_2469855259" text:style-name="Index_20_Link" text:visited-style-name="Index_20_Link">9.6 Étape 6 — Compression par les prérequis pondérants<text:tab/>12</text:a></text:p>
          <text:p text:style-name="P3"><text:a xlink:type="simple" xlink:href="#__RefHeading___Toc105_2469855259" text:style-name="Index_20_Link" text:visited-style-name="Index_20_Link"><text:soft-page-break/>9.7 Étape 7 — Contradiction forcée<text:tab/>12</text:a></text:p>
          <text:p text:style-name="P3"><text:a xlink:type="simple" xlink:href="#__RefHeading___Toc107_2469855259" text:style-name="Index_20_Link" text:visited-style-name="Index_20_Link">9.8 Étape 8 — Fourchette d’incertitude<text:tab/>12</text:a></text:p>
          <text:p text:style-name="P4"><text:a xlink:type="simple" xlink:href="#__RefHeading___Toc109_2469855259" text:style-name="Index_20_Link" text:visited-style-name="Index_20_Link">Largeur selon confiance<text:tab/>12</text:a></text:p>
          <text:p text:style-name="P4"><text:a xlink:type="simple" xlink:href="#__RefHeading___Toc111_2469855259" text:style-name="Index_20_Link" text:visited-style-name="Index_20_Link">Calcul<text:tab/>13</text:a></text:p>
          <text:p text:style-name="P4"><text:a xlink:type="simple" xlink:href="#__RefHeading___Toc113_2469855259" text:style-name="Index_20_Link" text:visited-style-name="Index_20_Link">Champs<text:tab/>13</text:a></text:p>
          <text:p text:style-name="P2"><text:a xlink:type="simple" xlink:href="#__RefHeading___Toc115_2469855259" text:style-name="Index_20_Link" text:visited-style-name="Index_20_Link">10. Couche 5 — Niveau de confiance<text:tab/>13</text:a></text:p>
          <text:p text:style-name="P3"><text:a xlink:type="simple" xlink:href="#__RefHeading___Toc117_2469855259" text:style-name="Index_20_Link" text:visited-style-name="Index_20_Link">10.1 Sous-composantes<text:tab/>13</text:a></text:p>
          <text:p text:style-name="P3"><text:a xlink:type="simple" xlink:href="#__RefHeading___Toc119_2469855259" text:style-name="Index_20_Link" text:visited-style-name="Index_20_Link">10.2 Niveaux<text:tab/>13</text:a></text:p>
          <text:p text:style-name="P3"><text:a xlink:type="simple" xlink:href="#__RefHeading___Toc121_2469855259" text:style-name="Index_20_Link" text:visited-style-name="Index_20_Link">10.3 Usage<text:tab/>13</text:a></text:p>
          <text:p text:style-name="P2"><text:a xlink:type="simple" xlink:href="#__RefHeading___Toc123_2469855259" text:style-name="Index_20_Link" text:visited-style-name="Index_20_Link">11. Couche 6 — Edge brut<text:tab/>14</text:a></text:p>
          <text:p text:style-name="P3"><text:a xlink:type="simple" xlink:href="#__RefHeading___Toc125_2469855259" text:style-name="Index_20_Link" text:visited-style-name="Index_20_Link">11.1 Définition<text:tab/>14</text:a></text:p>
          <text:p text:style-name="P3"><text:a xlink:type="simple" xlink:href="#__RefHeading___Toc127_2469855259" text:style-name="Index_20_Link" text:visited-style-name="Index_20_Link">11.2 Interprétation<text:tab/>14</text:a></text:p>
          <text:p text:style-name="P2"><text:a xlink:type="simple" xlink:href="#__RefHeading___Toc129_2469855259" text:style-name="Index_20_Link" text:visited-style-name="Index_20_Link">12. Couche 7 — Edge ajusté<text:tab/>14</text:a></text:p>
          <text:p text:style-name="P3"><text:a xlink:type="simple" xlink:href="#__RefHeading___Toc131_2469855259" text:style-name="Index_20_Link" text:visited-style-name="Index_20_Link">12.1 Facteurs de correction<text:tab/>14</text:a></text:p>
          <text:p text:style-name="P4"><text:a xlink:type="simple" xlink:href="#__RefHeading___Toc133_2469855259" text:style-name="Index_20_Link" text:visited-style-name="Index_20_Link">Facteur confiance<text:tab/>14</text:a></text:p>
          <text:p text:style-name="P4"><text:a xlink:type="simple" xlink:href="#__RefHeading___Toc135_2469855259" text:style-name="Index_20_Link" text:visited-style-name="Index_20_Link">Facteur liquidité<text:tab/>14</text:a></text:p>
          <text:p text:style-name="P4"><text:a xlink:type="simple" xlink:href="#__RefHeading___Toc137_2469855259" text:style-name="Index_20_Link" text:visited-style-name="Index_20_Link">Facteur qualité d’information<text:tab/>14</text:a></text:p>
          <text:p text:style-name="P4"><text:a xlink:type="simple" xlink:href="#__RefHeading___Toc139_2469855259" text:style-name="Index_20_Link" text:visited-style-name="Index_20_Link">Facteur ambiguïté d’événement<text:tab/>14</text:a></text:p>
          <text:p text:style-name="P4"><text:a xlink:type="simple" xlink:href="#__RefHeading___Toc141_2469855259" text:style-name="Index_20_Link" text:visited-style-name="Index_20_Link">Facteur ambiguïté de résolution<text:tab/>15</text:a></text:p>
          <text:p text:style-name="P4"><text:a xlink:type="simple" xlink:href="#__RefHeading___Toc143_2469855259" text:style-name="Index_20_Link" text:visited-style-name="Index_20_Link">Facteur temps<text:tab/>15</text:a></text:p>
          <text:p text:style-name="P4"><text:a xlink:type="simple" xlink:href="#__RefHeading___Toc145_2469855259" text:style-name="Index_20_Link" text:visited-style-name="Index_20_Link">Facteur incertitude<text:tab/>15</text:a></text:p>
          <text:p text:style-name="P3"><text:a xlink:type="simple" xlink:href="#__RefHeading___Toc147_2469855259" text:style-name="Index_20_Link" text:visited-style-name="Index_20_Link">12.2 Formule consolidée V2.3<text:tab/>15</text:a></text:p>
          <text:p text:style-name="P3"><text:a xlink:type="simple" xlink:href="#__RefHeading___Toc149_2469855259" text:style-name="Index_20_Link" text:visited-style-name="Index_20_Link">12.3 Veto<text:tab/>15</text:a></text:p>
          <text:p text:style-name="P2"><text:a xlink:type="simple" xlink:href="#__RefHeading___Toc151_2469855259" text:style-name="Index_20_Link" text:visited-style-name="Index_20_Link">13. Couche 8 — Moteur de décision<text:tab/>16</text:a></text:p>
          <text:p text:style-name="P3"><text:a xlink:type="simple" xlink:href="#__RefHeading___Toc153_2469855259" text:style-name="Index_20_Link" text:visited-style-name="Index_20_Link">13.1 Côté de position<text:tab/>16</text:a></text:p>
          <text:p text:style-name="P3"><text:a xlink:type="simple" xlink:href="#__RefHeading___Toc155_2469855259" text:style-name="Index_20_Link" text:visited-style-name="Index_20_Link">13.2 Types de sortie<text:tab/>16</text:a></text:p>
          <text:p text:style-name="P3"><text:a xlink:type="simple" xlink:href="#__RefHeading___Toc157_2469855259" text:style-name="Index_20_Link" text:visited-style-name="Index_20_Link">13.3 Seuils de décision V2.3<text:tab/>16</text:a></text:p>
          <text:p text:style-name="P2"><text:a xlink:type="simple" xlink:href="#__RefHeading___Toc159_2469855259" text:style-name="Index_20_Link" text:visited-style-name="Index_20_Link">14. Couche 9 — Gestion du capital paper<text:tab/>16</text:a></text:p>
          <text:p text:style-name="P3"><text:a xlink:type="simple" xlink:href="#__RefHeading___Toc161_2469855259" text:style-name="Index_20_Link" text:visited-style-name="Index_20_Link">14.1 Bankroll initiale<text:tab/>16</text:a></text:p>
          <text:p text:style-name="P3"><text:a xlink:type="simple" xlink:href="#__RefHeading___Toc163_2469855259" text:style-name="Index_20_Link" text:visited-style-name="Index_20_Link">14.2 Tailles<text:tab/>16</text:a></text:p>
          <text:p text:style-name="P3"><text:a xlink:type="simple" xlink:href="#__RefHeading___Toc165_2469855259" text:style-name="Index_20_Link" text:visited-style-name="Index_20_Link">14.3 Principe<text:tab/>16</text:a></text:p>
          <text:p text:style-name="P2"><text:a xlink:type="simple" xlink:href="#__RefHeading___Toc167_2469855259" text:style-name="Index_20_Link" text:visited-style-name="Index_20_Link">15. Couche 10 — Monitoring et révisions<text:tab/>17</text:a></text:p>
          <text:p text:style-name="P3"><text:a xlink:type="simple" xlink:href="#__RefHeading___Toc169_2469855259" text:style-name="Index_20_Link" text:visited-style-name="Index_20_Link">15.1 Statuts possibles<text:tab/>17</text:a></text:p>
          <text:p text:style-name="P3"><text:a xlink:type="simple" xlink:href="#__RefHeading___Toc171_2469855259" text:style-name="Index_20_Link" text:visited-style-name="Index_20_Link">15.2 Déclencheurs de révision<text:tab/>17</text:a></text:p>
          <text:p text:style-name="P3"><text:a xlink:type="simple" xlink:href="#__RefHeading___Toc173_2469855259" text:style-name="Index_20_Link" text:visited-style-name="Index_20_Link">15.3 Règle fondamentale<text:tab/>17</text:a></text:p>
          <text:p text:style-name="P3"><text:a xlink:type="simple" xlink:href="#__RefHeading___Toc175_2469855259" text:style-name="Index_20_Link" text:visited-style-name="Index_20_Link">15.4 Révision formelle<text:tab/>17</text:a></text:p>
          <text:p text:style-name="P4"><text:a xlink:type="simple" xlink:href="#__RefHeading___Toc177_2469855259" text:style-name="Index_20_Link" text:visited-style-name="Index_20_Link">Champs de révision<text:tab/>17</text:a></text:p>
          <text:p text:style-name="P3"><text:a xlink:type="simple" xlink:href="#__RefHeading___Toc179_2469855259" text:style-name="Index_20_Link" text:visited-style-name="Index_20_Link">15.5 Sortie anticipée paper<text:tab/>18</text:a></text:p>
          <text:p text:style-name="P2"><text:a xlink:type="simple" xlink:href="#__RefHeading___Toc181_2469855259" text:style-name="Index_20_Link" text:visited-style-name="Index_20_Link">16. Couche 11 — Journal central<text:tab/>18</text:a></text:p>
          <text:p text:style-name="P3"><text:a xlink:type="simple" xlink:href="#__RefHeading___Toc183_2469855259" text:style-name="Index_20_Link" text:visited-style-name="Index_20_Link">16.1 Champs minimaux<text:tab/>18</text:a></text:p>
          <text:p text:style-name="P3"><text:a xlink:type="simple" xlink:href="#__RefHeading___Toc185_2469855259" text:style-name="Index_20_Link" text:visited-style-name="Index_20_Link">16.2 PnL paper<text:tab/>19</text:a></text:p>
          <text:p text:style-name="P2"><text:a xlink:type="simple" xlink:href="#__RefHeading___Toc187_2469855259" text:style-name="Index_20_Link" text:visited-style-name="Index_20_Link">17. Couche 12 — Post-mortem<text:tab/>19</text:a></text:p>
          <text:p text:style-name="P3"><text:a xlink:type="simple" xlink:href="#__RefHeading___Toc189_2469855259" text:style-name="Index_20_Link" text:visited-style-name="Index_20_Link">17.1 Questions obligatoires<text:tab/>19</text:a></text:p>
          <text:p text:style-name="P3"><text:a xlink:type="simple" xlink:href="#__RefHeading___Toc191_2469855259" text:style-name="Index_20_Link" text:visited-style-name="Index_20_Link">17.2 Champs<text:tab/>19</text:a></text:p>
          <text:p text:style-name="P2"><text:a xlink:type="simple" xlink:href="#__RefHeading___Toc193_2469855259" text:style-name="Index_20_Link" text:visited-style-name="Index_20_Link">18. Revue périodique<text:tab/>19</text:a></text:p>
          <text:p text:style-name="P3"><text:a xlink:type="simple" xlink:href="#__RefHeading___Toc195_2469855259" text:style-name="Index_20_Link" text:visited-style-name="Index_20_Link">18.1 Axes obligatoires<text:tab/>20</text:a></text:p>
          <text:p text:style-name="P3"><text:a xlink:type="simple" xlink:href="#__RefHeading___Toc197_2469855259" text:style-name="Index_20_Link" text:visited-style-name="Index_20_Link">18.2 Finalité<text:tab/>20</text:a></text:p>
          <text:p text:style-name="P2"><text:a xlink:type="simple" xlink:href="#__RefHeading___Toc199_2469855259" text:style-name="Index_20_Link" text:visited-style-name="Index_20_Link">19. Étape zéro obligatoire — Calibration rétroactive<text:tab/>20</text:a></text:p>
          <text:p text:style-name="P3"><text:a xlink:type="simple" xlink:href="#__RefHeading___Toc201_2469855259" text:style-name="Index_20_Link" text:visited-style-name="Index_20_Link">19.1 Objectifs<text:tab/>20</text:a></text:p>
          <text:p text:style-name="P3"><text:a xlink:type="simple" xlink:href="#__RefHeading___Toc203_2469855259" text:style-name="Index_20_Link" text:visited-style-name="Index_20_Link">19.2 Format recommandé<text:tab/>20</text:a></text:p>
          <text:p text:style-name="P3"><text:a xlink:type="simple" xlink:href="#__RefHeading___Toc205_2469855259" text:style-name="Index_20_Link" text:visited-style-name="Index_20_Link">19.3 Paramètres à calibrer en priorité<text:tab/>21</text:a></text:p>
          <text:p text:style-name="P2"><text:a xlink:type="simple" xlink:href="#__RefHeading___Toc207_2469855259" text:style-name="Index_20_Link" text:visited-style-name="Index_20_Link">20. Paramétrage et gouvernance des coefficients<text:tab/>21</text:a></text:p>
          <text:p text:style-name="P3"><text:a xlink:type="simple" xlink:href="#__RefHeading___Toc209_2469855259" text:style-name="Index_20_Link" text:visited-style-name="Index_20_Link"><text:soft-page-break/>20.1 Exemples de paramètres configurables<text:tab/>21</text:a></text:p>
          <text:p text:style-name="P3"><text:a xlink:type="simple" xlink:href="#__RefHeading___Toc211_2469855259" text:style-name="Index_20_Link" text:visited-style-name="Index_20_Link">20.2 Versionnement<text:tab/>21</text:a></text:p>
          <text:p text:style-name="P2"><text:a xlink:type="simple" xlink:href="#__RefHeading___Toc213_2469855259" text:style-name="Index_20_Link" text:visited-style-name="Index_20_Link">21. Position sur la spécialisation<text:tab/>22</text:a></text:p>
          <text:p text:style-name="P3"><text:a xlink:type="simple" xlink:href="#__RefHeading___Toc215_2469855259" text:style-name="Index_20_Link" text:visited-style-name="Index_20_Link">Arbitrage retenu<text:tab/>22</text:a></text:p>
          <text:p text:style-name="P2"><text:a xlink:type="simple" xlink:href="#__RefHeading___Toc217_2469855259" text:style-name="Index_20_Link" text:visited-style-name="Index_20_Link">22. Limites reconnues du système<text:tab/>22</text:a></text:p>
          <text:p text:style-name="P2"><text:a xlink:type="simple" xlink:href="#__RefHeading___Toc219_2469855259" text:style-name="Index_20_Link" text:visited-style-name="Index_20_Link">23. Livrables attendus pour la phase d’implémentation<text:tab/>22</text:a></text:p>
          <text:p text:style-name="P2"><text:a xlink:type="simple" xlink:href="#__RefHeading___Toc221_2469855259" text:style-name="Index_20_Link" text:visited-style-name="Index_20_Link">24. Statut de la version 2.3<text:tab/>23</text:a></text:p>
          <text:p text:style-name="P2"><text:a xlink:type="simple" xlink:href="#__RefHeading___Toc223_2469855259" text:style-name="Index_20_Link" text:visited-style-name="Index_20_Link">25. Résumé exécutif<text:tab/>23</text:a></text:p>
          <text:p text:style-name="P1"><text:a xlink:type="simple" xlink:href="#__RefHeading___Toc225_2469855259" text:style-name="Index_20_Link" text:visited-style-name="Index_20_Link">26. Architecture d’exécution semi-automatique<text:tab/>24</text:a></text:p>
          <text:p text:style-name="P2"><text:a xlink:type="simple" xlink:href="#__RefHeading___Toc227_2469855259" text:style-name="Index_20_Link" text:visited-style-name="Index_20_Link">26.1 Sous-système analytique conversationnel<text:tab/>24</text:a></text:p>
          <text:p text:style-name="P2"><text:a xlink:type="simple" xlink:href="#__RefHeading___Toc229_2469855259" text:style-name="Index_20_Link" text:visited-style-name="Index_20_Link">26.2 Moteur déterministe<text:tab/>24</text:a></text:p>
          <text:p text:style-name="P2"><text:a xlink:type="simple" xlink:href="#__RefHeading___Toc231_2469855259" text:style-name="Index_20_Link" text:visited-style-name="Index_20_Link">26.3 Principe de séparation<text:tab/>25</text:a></text:p>
          <text:p text:style-name="P2"><text:a xlink:type="simple" xlink:href="#__RefHeading___Toc233_2469855259" text:style-name="Index_20_Link" text:visited-style-name="Index_20_Link">26.4 Objectif<text:tab/>25</text:a></text:p>
          <text:p text:style-name="P1"><text:a xlink:type="simple" xlink:href="#__RefHeading___Toc235_2469855259" text:style-name="Index_20_Link" text:visited-style-name="Index_20_Link">27. Contrat de données du système<text:tab/>25</text:a></text:p>
          <text:p text:style-name="P2"><text:a xlink:type="simple" xlink:href="#__RefHeading___Toc237_2469855259" text:style-name="Index_20_Link" text:visited-style-name="Index_20_Link">27.1 market_request<text:tab/>25</text:a></text:p>
          <text:p text:style-name="P2"><text:a xlink:type="simple" xlink:href="#__RefHeading___Toc239_2469855259" text:style-name="Index_20_Link" text:visited-style-name="Index_20_Link">27.2 analysis_payload<text:tab/>26</text:a></text:p>
          <text:p text:style-name="P2"><text:a xlink:type="simple" xlink:href="#__RefHeading___Toc241_2469855259" text:style-name="Index_20_Link" text:visited-style-name="Index_20_Link">27.3 engine_output<text:tab/>26</text:a></text:p>
          <text:p text:style-name="P2"><text:a xlink:type="simple" xlink:href="#__RefHeading___Toc243_2469855259" text:style-name="Index_20_Link" text:visited-style-name="Index_20_Link">27.4 market_event_update<text:tab/>27</text:a></text:p>
          <text:p text:style-name="P2"><text:a xlink:type="simple" xlink:href="#__RefHeading___Toc245_2469855259" text:style-name="Index_20_Link" text:visited-style-name="Index_20_Link">27.5 revision_payload<text:tab/>27</text:a></text:p>
          <text:p text:style-name="P2"><text:a xlink:type="simple" xlink:href="#__RefHeading___Toc247_2469855259" text:style-name="Index_20_Link" text:visited-style-name="Index_20_Link">27.6 post_mortem_payload<text:tab/>28</text:a></text:p>
          <text:p text:style-name="P2"><text:a xlink:type="simple" xlink:href="#__RefHeading___Toc249_2469855259" text:style-name="Index_20_Link" text:visited-style-name="Index_20_Link">27.7 system_config<text:tab/>28</text:a></text:p>
          <text:p text:style-name="P2"><text:a xlink:type="simple" xlink:href="#__RefHeading___Toc251_2469855259" text:style-name="Index_20_Link" text:visited-style-name="Index_20_Link">27.8 portfolio_state (optionnel)<text:tab/>28</text:a></text:p>
          <text:p text:style-name="P1"><text:a xlink:type="simple" xlink:href="#__RefHeading___Toc253_2469855259" text:style-name="Index_20_Link" text:visited-style-name="Index_20_Link">28. Répartition des responsabilités<text:tab/>29</text:a></text:p>
          <text:p text:style-name="P2"><text:a xlink:type="simple" xlink:href="#__RefHeading___Toc255_2469855259" text:style-name="Index_20_Link" text:visited-style-name="Index_20_Link">28.1 Responsabilités de l’analyse<text:tab/>29</text:a></text:p>
          <text:p text:style-name="P2"><text:a xlink:type="simple" xlink:href="#__RefHeading___Toc257_2469855259" text:style-name="Index_20_Link" text:visited-style-name="Index_20_Link">28.2 Responsabilités du moteur<text:tab/>29</text:a></text:p>
          <text:p text:style-name="P2"><text:a xlink:type="simple" xlink:href="#__RefHeading___Toc259_2469855259" text:style-name="Index_20_Link" text:visited-style-name="Index_20_Link">28.3 Gestion des payloads invalides<text:tab/>29</text:a></text:p>
          <text:p text:style-name="P3"><text:a xlink:type="simple" xlink:href="#__RefHeading___Toc261_2469855259" text:style-name="Index_20_Link" text:visited-style-name="Index_20_Link">Champs bloquants<text:tab/>29</text:a></text:p>
          <text:p text:style-name="P3"><text:a xlink:type="simple" xlink:href="#__RefHeading___Toc263_2469855259" text:style-name="Index_20_Link" text:visited-style-name="Index_20_Link">Champs dégradants<text:tab/>29</text:a></text:p>
          <text:p text:style-name="P3"><text:a xlink:type="simple" xlink:href="#__RefHeading___Toc265_2469855259" text:style-name="Index_20_Link" text:visited-style-name="Index_20_Link">Champs informationnels<text:tab/>30</text:a></text:p>
          <text:p text:style-name="P1"><text:a xlink:type="simple" xlink:href="#__RefHeading___Toc267_2469855259" text:style-name="Index_20_Link" text:visited-style-name="Index_20_Link">29. Gouvernance des versions<text:tab/>30</text:a></text:p>
          <text:p text:style-name="P2"><text:a xlink:type="simple" xlink:href="#__RefHeading___Toc269_2469855259" text:style-name="Index_20_Link" text:visited-style-name="Index_20_Link">29.1 protocol_version<text:tab/>30</text:a></text:p>
          <text:p text:style-name="P2"><text:a xlink:type="simple" xlink:href="#__RefHeading___Toc271_2469855259" text:style-name="Index_20_Link" text:visited-style-name="Index_20_Link">29.2 schema_version<text:tab/>30</text:a></text:p>
          <text:p text:style-name="P2"><text:a xlink:type="simple" xlink:href="#__RefHeading___Toc273_2469855259" text:style-name="Index_20_Link" text:visited-style-name="Index_20_Link">29.3 parameters_version<text:tab/>30</text:a></text:p>
          <text:p text:style-name="P2"><text:a xlink:type="simple" xlink:href="#__RefHeading___Toc275_2469855259" text:style-name="Index_20_Link" text:visited-style-name="Index_20_Link">29.4 analysis_version<text:tab/>30</text:a></text:p>
          <text:p text:style-name="P1"><text:a xlink:type="simple" xlink:href="#__RefHeading___Toc277_2469855259" text:style-name="Index_20_Link" text:visited-style-name="Index_20_Link">30. Identifiants et traçabilité<text:tab/>30</text:a></text:p>
          <text:p text:style-name="P2"><text:a xlink:type="simple" xlink:href="#__RefHeading___Toc279_2469855259" text:style-name="Index_20_Link" text:visited-style-name="Index_20_Link">30.1 Identifiants principaux<text:tab/>30</text:a></text:p>
          <text:p text:style-name="P2"><text:a xlink:type="simple" xlink:href="#__RefHeading___Toc281_2469855259" text:style-name="Index_20_Link" text:visited-style-name="Index_20_Link">30.2 Principe<text:tab/>31</text:a></text:p>
          <text:p text:style-name="P2"><text:a xlink:type="simple" xlink:href="#__RefHeading___Toc283_2469855259" text:style-name="Index_20_Link" text:visited-style-name="Index_20_Link">30.3 Relation entre identifiants<text:tab/>31</text:a></text:p>
          <text:p text:style-name="P2"><text:a xlink:type="simple" xlink:href="#__RefHeading___Toc285_2469855259" text:style-name="Index_20_Link" text:visited-style-name="Index_20_Link">30.4 Stockage séparé<text:tab/>31</text:a></text:p>
          <text:p text:style-name="P2"><text:a xlink:type="simple" xlink:href="#__RefHeading___Toc287_2469855259" text:style-name="Index_20_Link" text:visited-style-name="Index_20_Link">30.5 Immutabilité<text:tab/>31</text:a></text:p>
          <text:p text:style-name="P1"><text:a xlink:type="simple" xlink:href="#__RefHeading___Toc289_2469855259" text:style-name="Index_20_Link" text:visited-style-name="Index_20_Link">31. Validation stricte des schémas<text:tab/>31</text:a></text:p>
          <text:p text:style-name="P1"><text:a xlink:type="simple" xlink:href="#__RefHeading___Toc291_2469855259" text:style-name="Index_20_Link" text:visited-style-name="Index_20_Link">32. Fraîcheur des snapshots de marché<text:tab/>32</text:a></text:p>
          <text:p text:style-name="P1"><text:a xlink:type="simple" xlink:href="#__RefHeading___Toc293_2469855259" text:style-name="Index_20_Link" text:visited-style-name="Index_20_Link">33. Structure minimale de analysis_payload<text:tab/>32</text:a></text:p>
          <text:p text:style-name="P2"><text:a xlink:type="simple" xlink:href="#__RefHeading___Toc295_2469855259" text:style-name="Index_20_Link" text:visited-style-name="Index_20_Link">33.1 Base rate<text:tab/>32</text:a></text:p>
          <text:p text:style-name="P2"><text:a xlink:type="simple" xlink:href="#__RefHeading___Toc297_2469855259" text:style-name="Index_20_Link" text:visited-style-name="Index_20_Link">33.2 Prérequis<text:tab/>32</text:a></text:p>
          <text:p text:style-name="P2"><text:a xlink:type="simple" xlink:href="#__RefHeading___Toc299_2469855259" text:style-name="Index_20_Link" text:visited-style-name="Index_20_Link">33.3 Facteurs<text:tab/>32</text:a></text:p>
          <text:p text:style-name="P2"><text:a xlink:type="simple" xlink:href="#__RefHeading___Toc301_2469855259" text:style-name="Index_20_Link" text:visited-style-name="Index_20_Link">33.4 Contradiction forcée<text:tab/>32</text:a></text:p>
          <text:p text:style-name="P1"><text:a xlink:type="simple" xlink:href="#__RefHeading___Toc303_2469855259" text:style-name="Index_20_Link" text:visited-style-name="Index_20_Link">34. Statut du protocole<text:tab/>33</text:a></text:p>
          <text:p text:style-name="P2"><text:a xlink:type="simple" xlink:href="#__RefHeading___Toc305_2469855259" text:style-name="Index_20_Link" text:visited-style-name="Index_20_Link">34.1 Limites actuelles<text:tab/>33</text:a></text:p>
        </text:index-body>
      </text:table-of-content>
      <text:h text:style-name="Heading_20_1" text:outline-level="1"/>
      <text:h text:style-name="P6" text:outline-level="1"><text:bookmark-start text:name="__RefHeading___Toc5_2469855259"/>Document de cadrage — Protocole Maître V2.3<text:bookmark-end text:name="__RefHeading___Toc5_2469855259"/></text:h>
      <text:h text:style-name="Heading_20_2" text:outline-level="2"><text:bookmark-start text:name="__RefHeading___Toc7_2469855259"/>Projet<text:bookmark-end text:name="__RefHeading___Toc7_2469855259"/></text:h>
      <text:p text:style-name="Text_20_body">Système intégral de paper trading sur marchés prédictifs</text:p>
      <text:p text:style-name="Horizontal_20_Line"/>
      <text:h text:style-name="Heading_20_2" text:outline-level="2"><text:bookmark-start text:name="__RefHeading___Toc9_2469855259"/>1. Objet du projet<text:bookmark-end text:name="__RefHeading___Toc9_2469855259"/></text:h>
      <text:p text:style-name="Text_20_body">Ce projet vise à construire un système complet, discipliné et semi-automatisable de <text:span text:style-name="Strong_20_Emphasis">paper trading sur marchés prédictifs</text:span>.</text:p>
      <text:p text:style-name="Text_20_body">L’objectif n’est pas de « parier intelligemment » au feeling, mais de :</text:p>
      <text:list text:style-name="L60">
        <text:list-item>
          <text:p text:style-name="P70">détecter des marchés potentiellement mal pricés ;</text:p>
        </text:list-item>
        <text:list-item>
          <text:p text:style-name="P70">produire une estimation probabiliste structurée et reproductible ;</text:p>
        </text:list-item>
        <text:list-item>
          <text:p text:style-name="P70">comparer cette estimation à la probabilité implicite du marché ;</text:p>
        </text:list-item>
        <text:list-item>
          <text:p text:style-name="P70">transformer cet écart en décision paper encadrée ;</text:p>
        </text:list-item>
        <text:list-item>
          <text:p text:style-name="P70">suivre le cycle de vie des positions ;</text:p>
        </text:list-item>
        <text:list-item>
          <text:p text:style-name="P70">apprendre de manière cumulative par calibration et post-mortem.</text:p>
        </text:list-item>
      </text:list>
      <text:p text:style-name="Text_20_body">Le projet est conçu comme un <text:span text:style-name="Strong_20_Emphasis">système de décision</text:span>, pas comme une suite d’intuitions ni comme un simple exercice de prévision.</text:p>
      <text:p text:style-name="Horizontal_20_Line"/>
      <text:h text:style-name="Heading_20_2" text:outline-level="2"><text:bookmark-start text:name="__RefHeading___Toc11_2469855259"/>2. Finalité exacte<text:bookmark-end text:name="__RefHeading___Toc11_2469855259"/></text:h>
      <text:p text:style-name="Text_20_body">Le système a pour finalité de :</text:p>
      <text:list text:style-name="L61">
        <text:list-item>
          <text:p text:style-name="P71"><text:span text:style-name="Strong_20_Emphasis">battre le marché en paper trading</text:span> ;</text:p>
        </text:list-item>
        <text:list-item>
          <text:p text:style-name="P71">produire un processus de décision traçable ;</text:p>
        </text:list-item>
        <text:list-item>
          <text:p text:style-name="P71">limiter les biais cognitifs et narratifs ;</text:p>
        </text:list-item>
        <text:list-item>
          <text:p text:style-name="P71">permettre une calibration empirique ;</text:p>
        </text:list-item>
        <text:list-item>
          <text:p text:style-name="P71">préparer une automatisation future partielle ou plus avancée.</text:p>
        </text:list-item>
      </text:list>
      <text:p text:style-name="Text_20_body">Le système n’a pas pour finalité de :</text:p>
      <text:list text:style-name="L62">
        <text:list-item>
          <text:p text:style-name="P72">couvrir tous les marchés sans discrimination ;</text:p>
        </text:list-item>
        <text:list-item>
          <text:p text:style-name="P72">maximiser le nombre de trades ;</text:p>
        </text:list-item>
        <text:list-item>
          <text:p text:style-name="P72">produire des probabilités esthétiques mais inutiles ;</text:p>
        </text:list-item>
        <text:list-item>
          <text:p text:style-name="P72">contourner les règles d’accès à des plateformes ;</text:p>
        </text:list-item>
        <text:list-item>
          <text:p text:style-name="P72"><text:soft-page-break/>servir de substitut à une vraie discipline analytique.</text:p>
        </text:list-item>
      </text:list>
      <text:p text:style-name="Horizontal_20_Line"/>
      <text:h text:style-name="Heading_20_2" text:outline-level="2"><text:bookmark-start text:name="__RefHeading___Toc13_2469855259"/>3. Philosophie générale<text:bookmark-end text:name="__RefHeading___Toc13_2469855259"/></text:h>
      <text:p text:style-name="Text_20_body">Le projet repose sur plusieurs principes.</text:p>
      <text:h text:style-name="Heading_20_3" text:outline-level="3"><text:bookmark-start text:name="__RefHeading___Toc15_2469855259"/>3.1 Séparation stricte des couches<text:bookmark-end text:name="__RefHeading___Toc15_2469855259"/></text:h>
      <text:p text:style-name="Text_20_body">La recherche, l’estimation, la décision, le suivi et l’évaluation ne doivent jamais être mélangés.</text:p>
      <text:h text:style-name="Heading_20_3" text:outline-level="3"><text:bookmark-start text:name="__RefHeading___Toc17_2469855259"/>3.2 Primat du processus sur l’intuition<text:bookmark-end text:name="__RefHeading___Toc17_2469855259"/></text:h>
      <text:p text:style-name="Text_20_body">Une intuition peut exister, mais elle n’a aucune valeur opérationnelle tant qu’elle n’a pas été transformée en fiche structurée et en calcul.</text:p>
      <text:h text:style-name="Heading_20_3" text:outline-level="3"><text:bookmark-start text:name="__RefHeading___Toc19_2469855259"/>3.3 Rigueur quasi bureaucratique<text:bookmark-end text:name="__RefHeading___Toc19_2469855259"/></text:h>
      <text:p text:style-name="Text_20_body">Le système doit être suffisamment rigide pour éviter que l’humeur, la narrative dominante ou l’actualité immédiate ne contaminent la décision.</text:p>
      <text:h text:style-name="Heading_20_3" text:outline-level="3"><text:bookmark-start text:name="__RefHeading___Toc21_2469855259"/>3.4 Approche trader, nourrie par le forecasting<text:bookmark-end text:name="__RefHeading___Toc21_2469855259"/></text:h>
      <text:p text:style-name="Text_20_body">Le projet utilise des méthodes de prévision pour produire des probabilités, mais sa logique finale est celle d’un trader de marchés prédictifs :</text:p>
      <text:p text:style-name="Quotations">il ne s’agit pas de prédire le monde en général, mais d’identifier où le marché se trompe relativement à une estimation mieux structurée.</text:p>
      <text:h text:style-name="Heading_20_3" text:outline-level="3"><text:bookmark-start text:name="__RefHeading___Toc23_2469855259"/>3.5 Apprentissage itératif<text:bookmark-end text:name="__RefHeading___Toc23_2469855259"/></text:h>
      <text:p text:style-name="Text_20_body">Aucune formule initiale n’est considérée comme sacrée. Les paramètres de départ doivent être calibrés et révisés après observation de résultats.</text:p>
      <text:p text:style-name="Horizontal_20_Line"/>
      <text:h text:style-name="Heading_20_2" text:outline-level="2"><text:bookmark-start text:name="__RefHeading___Toc25_2469855259"/>4. Pipeline général du système<text:bookmark-end text:name="__RefHeading___Toc25_2469855259"/></text:h>
      <text:p text:style-name="Text_20_body">Le pipeline complet est le suivant :</text:p>
      <text:p text:style-name="P8"><text:span text:style-name="Source_20_Text">screening → fiche marché → recherche structurée → estimation probabiliste → edge brut → edge ajusté → décision → monitoring → résolution → post-mortem → revue périodique</text:span></text:p>
      <text:p text:style-name="Text_20_body">Aucune position paper ne doit exister hors de ce pipeline.</text:p>
      <text:p text:style-name="Horizontal_20_Line"/>
      <text:h text:style-name="Heading_20_2" text:outline-level="2"><text:bookmark-start text:name="__RefHeading___Toc27_2469855259"/>5. Structure d’ensemble<text:bookmark-end text:name="__RefHeading___Toc27_2469855259"/></text:h>
      <text:p text:style-name="Text_20_body">Le système se compose de douze couches :</text:p>
      <text:list text:style-name="L63">
        <text:list-item>
          <text:p text:style-name="P73">screening des marchés ;</text:p>
        </text:list-item>
        <text:list-item>
          <text:p text:style-name="P73"><text:soft-page-break/>fiche marché ;</text:p>
        </text:list-item>
        <text:list-item>
          <text:p text:style-name="P73">recherche structurée ;</text:p>
        </text:list-item>
        <text:list-item>
          <text:p text:style-name="P73">moteur d’estimation probabiliste ;</text:p>
        </text:list-item>
        <text:list-item>
          <text:p text:style-name="P73">évaluation de confiance ;</text:p>
        </text:list-item>
        <text:list-item>
          <text:p text:style-name="P73">calcul de l’edge brut ;</text:p>
        </text:list-item>
        <text:list-item>
          <text:p text:style-name="P73">calcul de l’edge ajusté ;</text:p>
        </text:list-item>
        <text:list-item>
          <text:p text:style-name="P73">moteur de décision ;</text:p>
        </text:list-item>
        <text:list-item>
          <text:p text:style-name="P73">gestion du capital paper ;</text:p>
        </text:list-item>
        <text:list-item>
          <text:p text:style-name="P73">monitoring et révisions ;</text:p>
        </text:list-item>
        <text:list-item>
          <text:p text:style-name="P73">post-mortem ;</text:p>
        </text:list-item>
        <text:list-item>
          <text:p text:style-name="P73">revue périodique et calibration.</text:p>
        </text:list-item>
      </text:list>
      <text:p text:style-name="Horizontal_20_Line"/>
      <text:h text:style-name="Heading_20_2" text:outline-level="2"><text:bookmark-start text:name="__RefHeading___Toc29_2469855259"/>6. Couche 1 — Screening des marchés<text:bookmark-end text:name="__RefHeading___Toc29_2469855259"/></text:h>
      <text:h text:style-name="Heading_20_3" text:outline-level="3"><text:bookmark-start text:name="__RefHeading___Toc31_2469855259"/>6.1 Objet<text:bookmark-end text:name="__RefHeading___Toc31_2469855259"/></text:h>
      <text:p text:style-name="Text_20_body">Le screening sert à éviter de consacrer du temps à des marchés non exploitables, ambigus ou dominés par le bruit.</text:p>
      <text:h text:style-name="Heading_20_3" text:outline-level="3"><text:bookmark-start text:name="__RefHeading___Toc33_2469855259"/>6.2 Statuts possibles<text:bookmark-end text:name="__RefHeading___Toc33_2469855259"/></text:h>
      <text:p text:style-name="Text_20_body">Chaque marché reçoit un statut :</text:p>
      <text:list text:style-name="L64">
        <text:list-item>
          <text:p text:style-name="P74"><text:span text:style-name="Strong_20_Emphasis">A — admissible</text:span> ;</text:p>
        </text:list-item>
        <text:list-item>
          <text:p text:style-name="P74"><text:span text:style-name="Strong_20_Emphasis">B — admissible sous réserve</text:span> ;</text:p>
        </text:list-item>
        <text:list-item>
          <text:p text:style-name="P74"><text:span text:style-name="Strong_20_Emphasis">C — non admissible</text:span>.</text:p>
        </text:list-item>
      </text:list>
      <text:h text:style-name="Heading_20_3" text:outline-level="3"><text:bookmark-start text:name="__RefHeading___Toc35_2469855259"/>6.3 Critères de rejet immédiat<text:bookmark-end text:name="__RefHeading___Toc35_2469855259"/></text:h>
      <text:p text:style-name="Text_20_body">Un marché est classé <text:span text:style-name="Strong_20_Emphasis">C</text:span> si l’un des éléments suivants est présent :</text:p>
      <text:list text:style-name="L65">
        <text:list-item>
          <text:p text:style-name="P75">règle de résolution floue ou contestable ;</text:p>
        </text:list-item>
        <text:list-item>
          <text:p text:style-name="P75">événement lui-même mal défini ;</text:p>
        </text:list-item>
        <text:list-item>
          <text:p text:style-name="P75">marché purement mème ou bruit social ;</text:p>
        </text:list-item>
        <text:list-item>
          <text:p text:style-name="P75">dépendance à une source unique non vérifiable ;</text:p>
        </text:list-item>
        <text:list-item>
          <text:p text:style-name="P75">horizon trop court pour une analyse sérieuse ;</text:p>
        </text:list-item>
        <text:list-item>
          <text:p text:style-name="P75">liquidité structurellement trop faible ;</text:p>
        </text:list-item>
        <text:list-item>
          <text:p text:style-name="P75">impossibilité raisonnable de construire un base rate ou des facteurs pertinents.</text:p>
        </text:list-item>
      </text:list>
      <text:h text:style-name="Heading_20_3" text:outline-level="3"><text:bookmark-start text:name="__RefHeading___Toc37_2469855259"/><text:soft-page-break/>6.4 Champs de screening<text:bookmark-end text:name="__RefHeading___Toc37_2469855259"/></text:h>
      <text:p text:style-name="Text_20_body">Chaque marché screené doit comporter au minimum :</text:p>
      <text:list text:style-name="L66">
        <text:list-item>
          <text:p text:style-name="P76"><text:span text:style-name="Source_20_Text">market_id</text:span></text:p>
        </text:list-item>
        <text:list-item>
          <text:p text:style-name="P76"><text:span text:style-name="Source_20_Text">market_title</text:span></text:p>
        </text:list-item>
        <text:list-item>
          <text:p text:style-name="P76"><text:span text:style-name="Source_20_Text">category</text:span></text:p>
        </text:list-item>
        <text:list-item>
          <text:p text:style-name="P76"><text:span text:style-name="Source_20_Text">market_probability_yes</text:span></text:p>
        </text:list-item>
        <text:list-item>
          <text:p text:style-name="P76"><text:span text:style-name="Source_20_Text">resolution_date</text:span></text:p>
        </text:list-item>
        <text:list-item>
          <text:p text:style-name="P76"><text:span text:style-name="Source_20_Text">days_to_resolution</text:span></text:p>
        </text:list-item>
        <text:list-item>
          <text:p text:style-name="P76"><text:span text:style-name="Source_20_Text">event_clarity</text:span></text:p>
        </text:list-item>
        <text:list-item>
          <text:p text:style-name="P76"><text:span text:style-name="Source_20_Text">resolution_clarity</text:span></text:p>
        </text:list-item>
        <text:list-item>
          <text:p text:style-name="P76"><text:span text:style-name="Source_20_Text">liquidity_quality</text:span></text:p>
        </text:list-item>
        <text:list-item>
          <text:p text:style-name="P76"><text:span text:style-name="Source_20_Text">information_accessibility</text:span></text:p>
        </text:list-item>
        <text:list-item>
          <text:p text:style-name="P76"><text:span text:style-name="Source_20_Text">market_noise_level</text:span></text:p>
        </text:list-item>
        <text:list-item>
          <text:p text:style-name="P76"><text:span text:style-name="Source_20_Text">screening_status</text:span></text:p>
        </text:list-item>
        <text:list-item>
          <text:p text:style-name="P76"><text:span text:style-name="Source_20_Text">screening_comment</text:span></text:p>
        </text:list-item>
      </text:list>
      <text:h text:style-name="Heading_20_3" text:outline-level="3"><text:bookmark-start text:name="__RefHeading___Toc39_2469855259"/>6.5 Réserves typiques pour un statut B<text:bookmark-end text:name="__RefHeading___Toc39_2469855259"/></text:h>
      <text:p text:style-name="Text_20_body">Le statut <text:span text:style-name="Strong_20_Emphasis">B</text:span> doit être utilisé de manière précise, pas comme fourre-tout. Il correspond à des cas tels que :</text:p>
      <text:list text:style-name="L67">
        <text:list-item>
          <text:p text:style-name="P77">liquidité moyenne mais pas rédhibitoire ;</text:p>
        </text:list-item>
        <text:list-item>
          <text:p text:style-name="P77">ambiguïté partielle d’événement ou de résolution ;</text:p>
        </text:list-item>
        <text:list-item>
          <text:p text:style-name="P77">information accessible mais fragmentaire ;</text:p>
        </text:list-item>
        <text:list-item>
          <text:p text:style-name="P77">marché potentiellement intéressant mais nécessitant une vérification supplémentaire avant analyse complète.</text:p>
        </text:list-item>
      </text:list>
      <text:p text:style-name="Text_20_body">Un marché B doit devenir soit A soit C après examen détaillé.</text:p>
      <text:h text:style-name="Heading_20_3" text:outline-level="3"><text:bookmark-start text:name="__RefHeading___Toc41_2469855259"/>6.6 Règle ferme<text:bookmark-end text:name="__RefHeading___Toc41_2469855259"/></text:h>
      <text:p text:style-name="Text_20_body">Un marché classé <text:span text:style-name="Strong_20_Emphasis">C</text:span> ne doit pas être analysé plus loin.</text:p>
      <text:p text:style-name="Horizontal_20_Line"/>
      <text:h text:style-name="Heading_20_2" text:outline-level="2"><text:bookmark-start text:name="__RefHeading___Toc43_2469855259"/>7. Couche 2 — Fiche marché<text:bookmark-end text:name="__RefHeading___Toc43_2469855259"/></text:h>
      <text:p text:style-name="Text_20_body">Pour chaque marché admissible, une fiche standard est ouverte.</text:p>
      <text:h text:style-name="Heading_20_3" text:outline-level="3"><text:bookmark-start text:name="__RefHeading___Toc45_2469855259"/>7.1 Métadonnées<text:bookmark-end text:name="__RefHeading___Toc45_2469855259"/></text:h>
      <text:list text:style-name="L68">
        <text:list-item>
          <text:p text:style-name="P78"><text:span text:style-name="Source_20_Text">market_id</text:span></text:p>
        </text:list-item>
        <text:list-item>
          <text:p text:style-name="P78"><text:soft-page-break/><text:span text:style-name="Source_20_Text">market_title_exact</text:span></text:p>
        </text:list-item>
        <text:list-item>
          <text:p text:style-name="P78"><text:span text:style-name="Source_20_Text">platform</text:span></text:p>
        </text:list-item>
        <text:list-item>
          <text:p text:style-name="P78"><text:span text:style-name="Source_20_Text">market_url</text:span></text:p>
        </text:list-item>
        <text:list-item>
          <text:p text:style-name="P78"><text:span text:style-name="Source_20_Text">category_main</text:span></text:p>
        </text:list-item>
        <text:list-item>
          <text:p text:style-name="P78"><text:span text:style-name="Source_20_Text">category_subtype</text:span></text:p>
        </text:list-item>
        <text:list-item>
          <text:p text:style-name="P78"><text:span text:style-name="Source_20_Text">analysis_date</text:span></text:p>
        </text:list-item>
        <text:list-item>
          <text:p text:style-name="P78"><text:span text:style-name="Source_20_Text">resolution_date</text:span></text:p>
        </text:list-item>
        <text:list-item>
          <text:p text:style-name="P78"><text:span text:style-name="Source_20_Text">days_to_resolution</text:span></text:p>
        </text:list-item>
      </text:list>
      <text:h text:style-name="Heading_20_3" text:outline-level="3"><text:bookmark-start text:name="__RefHeading___Toc47_2469855259"/>7.2 Données de marché<text:bookmark-end text:name="__RefHeading___Toc47_2469855259"/></text:h>
      <text:list text:style-name="L69">
        <text:list-item>
          <text:p text:style-name="P79"><text:span text:style-name="Source_20_Text">price_yes</text:span></text:p>
        </text:list-item>
        <text:list-item>
          <text:p text:style-name="P79"><text:span text:style-name="Source_20_Text">price_no</text:span></text:p>
        </text:list-item>
        <text:list-item>
          <text:p text:style-name="P79"><text:span text:style-name="Source_20_Text">market_probability_yes</text:span></text:p>
        </text:list-item>
        <text:list-item>
          <text:p text:style-name="P79"><text:span text:style-name="Source_20_Text">market_probability_no</text:span></text:p>
        </text:list-item>
        <text:list-item>
          <text:p text:style-name="P79"><text:span text:style-name="Source_20_Text">market_snapshot_time</text:span></text:p>
        </text:list-item>
      </text:list>
      <text:h text:style-name="Heading_20_3" text:outline-level="3"><text:bookmark-start text:name="__RefHeading___Toc49_2469855259"/>7.3 Qualité structurelle<text:bookmark-end text:name="__RefHeading___Toc49_2469855259"/></text:h>
      <text:p text:style-name="Text_20_body">Deux ambiguïtés sont distinguées explicitement.</text:p>
      <text:h text:style-name="Heading_20_4" text:outline-level="4"><text:bookmark-start text:name="__RefHeading___Toc51_2469855259"/>a. Ambiguïté de l’événement<text:bookmark-end text:name="__RefHeading___Toc51_2469855259"/></text:h>
      <text:p text:style-name="Text_20_body">Le phénomène du monde réel à prédire est-il clair ?</text:p>
      <text:h text:style-name="Heading_20_4" text:outline-level="4"><text:bookmark-start text:name="__RefHeading___Toc53_2469855259"/>b. Ambiguïté de résolution<text:bookmark-end text:name="__RefHeading___Toc53_2469855259"/></text:h>
      <text:p text:style-name="Text_20_body">La plateforme résoudra-t-elle l’événement de manière prévisible et non contestable ?</text:p>
      <text:h text:style-name="Heading_20_3" text:outline-level="3"><text:bookmark-start text:name="__RefHeading___Toc55_2469855259"/>7.4 Champs qualité<text:bookmark-end text:name="__RefHeading___Toc55_2469855259"/></text:h>
      <text:list text:style-name="L70">
        <text:list-item>
          <text:p text:style-name="P80"><text:span text:style-name="Source_20_Text">event_ambiguity</text:span></text:p>
        </text:list-item>
        <text:list-item>
          <text:p text:style-name="P80"><text:span text:style-name="Source_20_Text">resolution_ambiguity</text:span></text:p>
        </text:list-item>
        <text:list-item>
          <text:p text:style-name="P80"><text:span text:style-name="Source_20_Text">liquidity_quality</text:span></text:p>
        </text:list-item>
        <text:list-item>
          <text:p text:style-name="P80"><text:span text:style-name="Source_20_Text">information_quality</text:span></text:p>
        </text:list-item>
        <text:list-item>
          <text:p text:style-name="P80"><text:span text:style-name="Source_20_Text">market_structure_quality</text:span></text:p>
        </text:list-item>
        <text:list-item>
          <text:p text:style-name="P80"><text:span text:style-name="Source_20_Text">source_of_ambiguity</text:span></text:p>
        </text:list-item>
      </text:list>
      <text:p text:style-name="Horizontal_20_Line"/>
      <text:h text:style-name="Heading_20_2" text:outline-level="2"><text:bookmark-start text:name="__RefHeading___Toc57_2469855259"/>8. Couche 3 — Recherche structurée<text:bookmark-end text:name="__RefHeading___Toc57_2469855259"/></text:h>
      <text:p text:style-name="Text_20_body">La recherche doit être organisée selon des rubriques stables.</text:p>
      <text:h text:style-name="Heading_20_3" text:outline-level="3"><text:bookmark-start text:name="__RefHeading___Toc59_2469855259"/><text:soft-page-break/>8.1 Rubriques obligatoires<text:bookmark-end text:name="__RefHeading___Toc59_2469855259"/></text:h>
      <text:list text:style-name="L71">
        <text:list-item>
          <text:p text:style-name="P81"><text:span text:style-name="Source_20_Text">primary_sources</text:span></text:p>
        </text:list-item>
        <text:list-item>
          <text:p text:style-name="P81"><text:span text:style-name="Source_20_Text">historical_precedents</text:span></text:p>
        </text:list-item>
        <text:list-item>
          <text:p text:style-name="P81"><text:span text:style-name="Source_20_Text">institutional_constraints</text:span></text:p>
        </text:list-item>
        <text:list-item>
          <text:p text:style-name="P81"><text:span text:style-name="Source_20_Text">timeline_recent</text:span></text:p>
        </text:list-item>
        <text:list-item>
          <text:p text:style-name="P81"><text:span text:style-name="Source_20_Text">actors_and_incentives</text:span></text:p>
        </text:list-item>
        <text:list-item>
          <text:p text:style-name="P81"><text:span text:style-name="Source_20_Text">key_uncertainties</text:span></text:p>
        </text:list-item>
        <text:list-item>
          <text:p text:style-name="P81"><text:span text:style-name="Source_20_Text">counterarguments</text:span></text:p>
        </text:list-item>
        <text:list-item>
          <text:p text:style-name="P81"><text:span text:style-name="Source_20_Text">dominant_market_narrative</text:span></text:p>
        </text:list-item>
        <text:list-item>
          <text:p text:style-name="P81"><text:span text:style-name="Source_20_Text">quantitative_data_available</text:span></text:p>
        </text:list-item>
        <text:list-item>
          <text:p text:style-name="P81"><text:span text:style-name="Source_20_Text">expert_consensus_if_any</text:span></text:p>
        </text:list-item>
      </text:list>
      <text:h text:style-name="Heading_20_3" text:outline-level="3"><text:bookmark-start text:name="__RefHeading___Toc61_2469855259"/>8.2 Principe de contradiction interne<text:bookmark-end text:name="__RefHeading___Toc61_2469855259"/></text:h>
      <text:p text:style-name="Text_20_body">La recherche doit faire apparaître :</text:p>
      <text:list text:style-name="L72">
        <text:list-item>
          <text:p text:style-name="P82">les éléments favorables à la thèse ;</text:p>
        </text:list-item>
        <text:list-item>
          <text:p text:style-name="P82">les éléments défavorables à la thèse ;</text:p>
        </text:list-item>
        <text:list-item>
          <text:p text:style-name="P82">les angles morts potentiels ;</text:p>
        </text:list-item>
        <text:list-item>
          <text:p text:style-name="P82">ce que le marché voit peut-être mieux que l’analyste.</text:p>
        </text:list-item>
      </text:list>
      <text:p text:style-name="Horizontal_20_Line"/>
      <text:h text:style-name="Heading_20_2" text:outline-level="2"><text:bookmark-start text:name="__RefHeading___Toc63_2469855259"/>9. Couche 4 — Moteur d’estimation probabiliste V2.3<text:bookmark-end text:name="__RefHeading___Toc63_2469855259"/></text:h>
      <text:p text:style-name="Text_20_body">C’est le cœur du système.</text:p>
      <text:p text:style-name="Text_20_body">Le moteur suit la logique suivante :</text:p>
      <text:p text:style-name="P8"><text:span text:style-name="Source_20_Text">base_rate → prérequis → facteurs pondérés → probabilité brute → compression par prérequis → fourchette d’incertitude → probabilité finale</text:span></text:p>
      <text:h text:style-name="Heading_20_3" text:outline-level="3"><text:bookmark-start text:name="__RefHeading___Toc65_2469855259"/>9.1 Étape 1 — Base rate<text:bookmark-end text:name="__RefHeading___Toc65_2469855259"/></text:h>
      <text:h text:style-name="Heading_20_4" text:outline-level="4"><text:bookmark-start text:name="__RefHeading___Toc67_2469855259"/>Champ principal<text:bookmark-end text:name="__RefHeading___Toc67_2469855259"/></text:h>
      <text:list text:style-name="L73">
        <text:list-item>
          <text:p text:style-name="P83"><text:span text:style-name="Source_20_Text">base_rate</text:span></text:p>
        </text:list-item>
      </text:list>
      <text:h text:style-name="Heading_20_4" text:outline-level="4"><text:bookmark-start text:name="__RefHeading___Toc69_2469855259"/>Champs de documentation<text:bookmark-end text:name="__RefHeading___Toc69_2469855259"/></text:h>
      <text:list text:style-name="L74">
        <text:list-item>
          <text:p text:style-name="P84"><text:span text:style-name="Source_20_Text">base_rate_reference_class</text:span></text:p>
        </text:list-item>
        <text:list-item>
          <text:p text:style-name="P84"><text:span text:style-name="Source_20_Text">base_rate_comment</text:span></text:p>
        </text:list-item>
      </text:list>
      <text:p text:style-name="Text_20_body">Le base rate doit être justifié par :</text:p>
      <text:list text:style-name="L75">
        <text:list-item>
          <text:p text:style-name="P85">une fréquence historique ;</text:p>
        </text:list-item>
        <text:list-item>
          <text:p text:style-name="P85"><text:soft-page-break/>une classe de référence pertinente ;</text:p>
        </text:list-item>
        <text:list-item>
          <text:p text:style-name="P85">une explication de ses limites.</text:p>
        </text:list-item>
      </text:list>
      <text:h text:style-name="Heading_20_3" text:outline-level="3"><text:bookmark-start text:name="__RefHeading___Toc71_2469855259"/>9.2 Étape 2 — Prérequis<text:bookmark-end text:name="__RefHeading___Toc71_2469855259"/></text:h>
      <text:p text:style-name="Text_20_body">Deux catégories de prérequis sont distinguées.</text:p>
      <text:h text:style-name="Heading_20_4" text:outline-level="4"><text:bookmark-start text:name="__RefHeading___Toc73_2469855259"/>9.2.1 Prérequis bloquants<text:bookmark-end text:name="__RefHeading___Toc73_2469855259"/></text:h>
      <text:p text:style-name="Text_20_body">Ce sont des conditions sans lesquelles la thèse est invalide.</text:p>
      <text:p text:style-name="Text_20_body">Exemples :</text:p>
      <text:list text:style-name="L76">
        <text:list-item>
          <text:p text:style-name="P86">possibilité juridique ;</text:p>
        </text:list-item>
        <text:list-item>
          <text:p text:style-name="P86">éligibilité d’un candidat ;</text:p>
        </text:list-item>
        <text:list-item>
          <text:p text:style-name="P86">existence d’un pouvoir institutionnel ;</text:p>
        </text:list-item>
        <text:list-item>
          <text:p text:style-name="P86">fenêtre temporelle encore ouverte.</text:p>
        </text:list-item>
      </text:list>
      <text:h text:style-name="Heading_20_5" text:outline-level="5"><text:bookmark-start text:name="__RefHeading___Toc75_2469855259"/>Statuts possibles<text:bookmark-end text:name="__RefHeading___Toc75_2469855259"/></text:h>
      <text:list text:style-name="L77">
        <text:list-item>
          <text:p text:style-name="P87"><text:span text:style-name="Source_20_Text">filled</text:span></text:p>
        </text:list-item>
        <text:list-item>
          <text:p text:style-name="P87"><text:span text:style-name="Source_20_Text">partial</text:span></text:p>
        </text:list-item>
        <text:list-item>
          <text:p text:style-name="P87"><text:span text:style-name="Source_20_Text">not_filled</text:span></text:p>
        </text:list-item>
        <text:list-item>
          <text:p text:style-name="P87"><text:span text:style-name="Source_20_Text">unknown</text:span></text:p>
        </text:list-item>
      </text:list>
      <text:h text:style-name="Heading_20_5" text:outline-level="5"><text:bookmark-start text:name="__RefHeading___Toc77_2469855259"/>Règle V2.3<text:bookmark-end text:name="__RefHeading___Toc77_2469855259"/></text:h>
      <text:p text:style-name="Text_20_body">Si <text:span text:style-name="Strong_20_Emphasis">au moins un prérequis bloquant critique = </text:span><text:span text:style-name="Strong_20_Emphasis"><text:span text:style-name="Source_20_Text">not_filled</text:span></text:span>, alors :</text:p>
      <text:p text:style-name="P8"><text:span text:style-name="Source_20_Text">VETO = TRUE</text:span></text:p>
      <text:p text:style-name="Text_20_body">Le moteur ne poursuit pas vers une décision de trade.</text:p>
      <text:h text:style-name="Heading_20_4" text:outline-level="4"><text:bookmark-start text:name="__RefHeading___Toc79_2469855259"/>9.2.2 Prérequis pondérants<text:bookmark-end text:name="__RefHeading___Toc79_2469855259"/></text:h>
      <text:p text:style-name="Text_20_body">Ils ne bloquent pas le marché mais doivent réduire la probabilité estimée si leur état est fragile.</text:p>
      <text:h text:style-name="Heading_20_5" text:outline-level="5"><text:bookmark-start text:name="__RefHeading___Toc81_2469855259"/>Coefficients V2.3<text:bookmark-end text:name="__RefHeading___Toc81_2469855259"/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statut</text:p>
            </table:table-cell>
            <table:table-cell table:style-name="Tableau1.A1" office:value-type="string">
              <text:p text:style-name="P10">facteur</text:p>
            </table:table-cell>
          </table:table-row>
        </table:table-header-rows>
        <table:table-row>
          <table:table-cell table:style-name="Tableau1.A1" office:value-type="string">
            <text:p text:style-name="Table_20_Contents">filled</text:p>
          </table:table-cell>
          <table:table-cell table:style-name="Tableau1.A1" office:value-type="string">
            <text:p text:style-name="P9">1.00</text:p>
          </table:table-cell>
        </table:table-row>
        <table:table-row>
          <table:table-cell table:style-name="Tableau1.A1" office:value-type="string">
            <text:p text:style-name="Table_20_Contents">partial</text:p>
          </table:table-cell>
          <table:table-cell table:style-name="Tableau1.A1" office:value-type="string">
            <text:p text:style-name="P9">0.85</text:p>
          </table:table-cell>
        </table:table-row>
        <table:table-row>
          <table:table-cell table:style-name="Tableau1.A1" office:value-type="string">
            <text:p text:style-name="Table_20_Contents">unknown</text:p>
          </table:table-cell>
          <table:table-cell table:style-name="Tableau1.A1" office:value-type="string">
            <text:p text:style-name="P9">0.75</text:p>
          </table:table-cell>
        </table:table-row>
        <table:table-row>
          <table:table-cell table:style-name="Tableau1.A1" office:value-type="string">
            <text:p text:style-name="Table_20_Contents">not_filled</text:p>
          </table:table-cell>
          <table:table-cell table:style-name="Tableau1.A1" office:value-type="string">
            <text:p text:style-name="P9">0.60</text:p>
          </table:table-cell>
        </table:table-row>
      </table:table>
      <text:h text:style-name="Heading_20_5" text:outline-level="5"><text:bookmark-start text:name="__RefHeading___Toc83_2469855259"/>Agrégation V2.3<text:bookmark-end text:name="__RefHeading___Toc83_2469855259"/></text:h>
      <text:p text:style-name="Text_20_body">Le facteur global des prérequis pondérants est :</text:p>
      <text:p text:style-name="P8"><text:span text:style-name="Source_20_Text">prerequisite_factor = min(facteurs_pondérants)</text:span></text:p>
      <text:p text:style-name="Text_20_body">La logique retenue est celle du <text:span text:style-name="Strong_20_Emphasis">maillon faible</text:span>, plus robuste que la moyenne simple.</text:p>
      <text:h text:style-name="Heading_20_3" text:outline-level="3"><text:bookmark-start text:name="__RefHeading___Toc85_2469855259"/><text:soft-page-break/>9.3 Étape 3 — Facteurs pondérés<text:bookmark-end text:name="__RefHeading___Toc85_2469855259"/></text:h>
      <text:p text:style-name="Text_20_body">Chaque facteur est renseigné avec :</text:p>
      <text:list text:style-name="L78">
        <text:list-item>
          <text:p text:style-name="P88"><text:span text:style-name="Source_20_Text">factor_name</text:span></text:p>
        </text:list-item>
        <text:list-item>
          <text:p text:style-name="P88"><text:span text:style-name="Source_20_Text">factor_type</text:span> : accélérateur / frein</text:p>
        </text:list-item>
        <text:list-item>
          <text:p text:style-name="P88"><text:span text:style-name="Source_20_Text">factor_score</text:span> : -2, -1, 0, +1, +2</text:p>
        </text:list-item>
        <text:list-item>
          <text:p text:style-name="P88"><text:span text:style-name="Source_20_Text">factor_weight</text:span> : 1, 2, 3</text:p>
        </text:list-item>
        <text:list-item>
          <text:p text:style-name="P88"><text:span text:style-name="Source_20_Text">factor_comment</text:span></text:p>
        </text:list-item>
      </text:list>
      <text:h text:style-name="Heading_20_4" text:outline-level="4"><text:bookmark-start text:name="__RefHeading___Toc87_2469855259"/>Interprétation du score<text:bookmark-end text:name="__RefHeading___Toc87_2469855259"/></text:h>
      <text:list text:style-name="L79">
        <text:list-item>
          <text:p text:style-name="P89"><text:span text:style-name="Source_20_Text">-2</text:span> = effet fortement défavorable</text:p>
        </text:list-item>
        <text:list-item>
          <text:p text:style-name="P89"><text:span text:style-name="Source_20_Text">-1</text:span> = effet modérément défavorable</text:p>
        </text:list-item>
        <text:list-item>
          <text:p text:style-name="P89"><text:span text:style-name="Source_20_Text">0</text:span> = neutre / non concluant</text:p>
        </text:list-item>
        <text:list-item>
          <text:p text:style-name="P89"><text:span text:style-name="Source_20_Text">+1</text:span> = effet modérément favorable</text:p>
        </text:list-item>
        <text:list-item>
          <text:p text:style-name="P89"><text:span text:style-name="Source_20_Text">+2</text:span> = effet fortement favorable</text:p>
        </text:list-item>
      </text:list>
      <text:h text:style-name="Heading_20_4" text:outline-level="4"><text:bookmark-start text:name="__RefHeading___Toc89_2469855259"/>Interprétation du poids<text:bookmark-end text:name="__RefHeading___Toc89_2469855259"/></text:h>
      <text:list text:style-name="L80">
        <text:list-item>
          <text:p text:style-name="P90"><text:span text:style-name="Source_20_Text">1</text:span> = secondaire</text:p>
        </text:list-item>
        <text:list-item>
          <text:p text:style-name="P90"><text:span text:style-name="Source_20_Text">2</text:span> = important</text:p>
        </text:list-item>
        <text:list-item>
          <text:p text:style-name="P90"><text:span text:style-name="Source_20_Text">3</text:span> = structurant</text:p>
        </text:list-item>
      </text:list>
      <text:h text:style-name="Heading_20_4" text:outline-level="4"><text:bookmark-start text:name="__RefHeading___Toc91_2469855259"/>Calcul du score agrégé<text:bookmark-end text:name="__RefHeading___Toc91_2469855259"/></text:h>
      <text:p text:style-name="P8"><text:span text:style-name="Source_20_Text">weighted_factor_sum = Σ(score × weight)</text:span></text:p>
      <text:h text:style-name="Heading_20_4" text:outline-level="4"><text:bookmark-start text:name="__RefHeading___Toc93_2469855259"/>Calcul du maximum théorique<text:bookmark-end text:name="__RefHeading___Toc93_2469855259"/></text:h>
      <text:p text:style-name="P8"><text:span text:style-name="Source_20_Text">max_possible_sum = Σ(2 × weight)</text:span></text:p>
      <text:h text:style-name="Heading_20_4" text:outline-level="4"><text:bookmark-start text:name="__RefHeading___Toc95_2469855259"/>Ratio d’ajustement<text:bookmark-end text:name="__RefHeading___Toc95_2469855259"/></text:h>
      <text:p text:style-name="P8"><text:span text:style-name="Source_20_Text">adjustment_ratio = weighted_factor_sum / max_possible_sum</text:span></text:p>
      <text:p text:style-name="Text_20_body">Le ratio est donc compris entre -1 et +1.</text:p>
      <text:h text:style-name="Heading_20_3" text:outline-level="3"><text:bookmark-start text:name="__RefHeading___Toc97_2469855259"/>9.4 Étape 4 — Cap d’ajustement<text:bookmark-end text:name="__RefHeading___Toc97_2469855259"/></text:h>
      <text:p text:style-name="Text_20_body">Par défaut :</text:p>
      <text:p text:style-name="P8"><text:span text:style-name="Source_20_Text">adjustment_cap_default = 0.30</text:span></text:p>
      <text:p text:style-name="Text_20_body">L’ajustement brut est :</text:p>
      <text:p text:style-name="P8"><text:span text:style-name="Source_20_Text">probability_adjustment = adjustment_ratio × adjustment_cap</text:span></text:p>
      <text:h text:style-name="Heading_20_4" text:outline-level="4"><text:bookmark-start text:name="__RefHeading___Toc99_2469855259"/><text:soft-page-break/>Override exceptionnel<text:bookmark-end text:name="__RefHeading___Toc99_2469855259"/></text:h>
      <text:p text:style-name="Text_20_body">Un champ d’exception est prévu :</text:p>
      <text:list text:style-name="L81">
        <text:list-item>
          <text:p text:style-name="P91"><text:span text:style-name="Source_20_Text">adjustment_cap_override_allowed</text:span></text:p>
        </text:list-item>
        <text:list-item>
          <text:p text:style-name="P91"><text:span text:style-name="Source_20_Text">adjustment_cap_override_value</text:span></text:p>
        </text:list-item>
        <text:list-item>
          <text:p text:style-name="P91"><text:span text:style-name="Source_20_Text">adjustment_cap_override_comment</text:span></text:p>
        </text:list-item>
      </text:list>
      <text:p text:style-name="Text_20_body">L’override n’est autorisé que si :</text:p>
      <text:list text:style-name="L82">
        <text:list-item>
          <text:p text:style-name="P92">il est justifié par écrit ;</text:p>
        </text:list-item>
        <text:list-item>
          <text:p text:style-name="P92">la contradiction forcée a été effectuée ;</text:p>
        </text:list-item>
        <text:list-item>
          <text:p text:style-name="P92">la documentation du cas extrême est solide.</text:p>
        </text:list-item>
      </text:list>
      <text:h text:style-name="Heading_20_3" text:outline-level="3"><text:bookmark-start text:name="__RefHeading___Toc101_2469855259"/>9.5 Étape 5 — Probabilité brute avant compression par prérequis<text:bookmark-end text:name="__RefHeading___Toc101_2469855259"/></text:h>
      <text:p text:style-name="P8"><text:span text:style-name="Source_20_Text">p_raw = base_rate + probability_adjustment</text:span></text:p>
      <text:h text:style-name="Heading_20_3" text:outline-level="3"><text:bookmark-start text:name="__RefHeading___Toc103_2469855259"/>9.6 Étape 6 — Compression par les prérequis pondérants<text:bookmark-end text:name="__RefHeading___Toc103_2469855259"/></text:h>
      <text:p text:style-name="P8"><text:span text:style-name="Source_20_Text">p_prereq = p_raw × prerequisite_factor</text:span></text:p>
      <text:p text:style-name="Text_20_body">Puis bornage :</text:p>
      <text:p text:style-name="P8"><text:span text:style-name="Source_20_Text">p_estimated = min(0.99, max(0.01, p_prereq))</text:span></text:p>
      <text:p text:style-name="Text_20_body">Cette règle s’applique à la probabilité totale, pas seulement à l’ajustement.</text:p>
      <text:h text:style-name="Heading_20_3" text:outline-level="3"><text:bookmark-start text:name="__RefHeading___Toc105_2469855259"/>9.7 Étape 7 — Contradiction forcée<text:bookmark-end text:name="__RefHeading___Toc105_2469855259"/></text:h>
      <text:p text:style-name="Text_20_body">Cette étape est obligatoire.</text:p>
      <text:p text:style-name="Text_20_body">L’analyste doit renseigner :</text:p>
      <text:list text:style-name="L83">
        <text:list-item>
          <text:p text:style-name="P93"><text:span text:style-name="Source_20_Text">best_counter_thesis</text:span></text:p>
        </text:list-item>
        <text:list-item>
          <text:p text:style-name="P93"><text:span text:style-name="Source_20_Text">top_3_failure_reasons</text:span></text:p>
        </text:list-item>
        <text:list-item>
          <text:p text:style-name="P93"><text:span text:style-name="Source_20_Text">market_might_be_right_because</text:span></text:p>
        </text:list-item>
        <text:list-item>
          <text:p text:style-name="P93"><text:span text:style-name="Source_20_Text">thesis_invalidation_trigger</text:span></text:p>
        </text:list-item>
        <text:list-item>
          <text:p text:style-name="P93"><text:span text:style-name="Source_20_Text">what_information_would_change_my_mind_immediately</text:span></text:p>
        </text:list-item>
      </text:list>
      <text:p text:style-name="Text_20_body">Sans contradiction forcée complétée, la fiche n’est pas valide.</text:p>
      <text:h text:style-name="Heading_20_3" text:outline-level="3"><text:bookmark-start text:name="__RefHeading___Toc107_2469855259"/>9.8 Étape 8 — Fourchette d’incertitude<text:bookmark-end text:name="__RefHeading___Toc107_2469855259"/></text:h>
      <text:p text:style-name="Text_20_body">La V2.3 conserve une fourchette symétrique autour de l’estimation centrale comme solution initiale simple.</text:p>
      <text:h text:style-name="Heading_20_4" text:outline-level="4"><text:bookmark-start text:name="__RefHeading___Toc109_2469855259"/>Largeur selon confiance<text:bookmark-end text:name="__RefHeading___Toc109_2469855259"/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confiance</text:p>
            </table:table-cell>
            <table:table-cell table:style-name="Tableau2.A1" office:value-type="string">
              <text:p text:style-name="P10">width</text:p>
            </table:table-cell>
          </table:table-row>
        </table:table-header-rows>
        <table:table-row>
          <table:table-cell table:style-name="Tableau2.A1" office:value-type="string">
            <text:p text:style-name="Table_20_Contents">high</text:p>
          </table:table-cell>
          <table:table-cell table:style-name="Tableau2.A1" office:value-type="string">
            <text:p text:style-name="P9">0.08</text:p>
          </table:table-cell>
        </table:table-row>
        <text:soft-page-break/>
        <table:table-row>
          <table:table-cell table:style-name="Tableau2.A1" office:value-type="string">
            <text:p text:style-name="Table_20_Contents">medium</text:p>
          </table:table-cell>
          <table:table-cell table:style-name="Tableau2.A1" office:value-type="string">
            <text:p text:style-name="P9">0.15</text:p>
          </table:table-cell>
        </table:table-row>
        <table:table-row>
          <table:table-cell table:style-name="Tableau2.A1" office:value-type="string">
            <text:p text:style-name="Table_20_Contents">low</text:p>
          </table:table-cell>
          <table:table-cell table:style-name="Tableau2.A1" office:value-type="string">
            <text:p text:style-name="P9">0.25</text:p>
          </table:table-cell>
        </table:table-row>
      </table:table>
      <text:h text:style-name="Heading_20_4" text:outline-level="4"><text:bookmark-start text:name="__RefHeading___Toc111_2469855259"/>Calcul<text:bookmark-end text:name="__RefHeading___Toc111_2469855259"/></text:h>
      <text:p text:style-name="Text_20_body">Si <text:span text:style-name="Source_20_Text">width</text:span> est la largeur totale :</text:p>
      <text:p text:style-name="Preformatted_20_Text"><text:span text:style-name="Source_20_Text">low = p_estimated - (width / 2)</text:span></text:p>
      <text:p text:style-name="P8"><text:span text:style-name="Source_20_Text">high = p_estimated + (width / 2)</text:span></text:p>
      <text:p text:style-name="Text_20_body">Puis bornage entre 0.01 et 0.99.</text:p>
      <text:h text:style-name="Heading_20_4" text:outline-level="4"><text:bookmark-start text:name="__RefHeading___Toc113_2469855259"/>Champs<text:bookmark-end text:name="__RefHeading___Toc113_2469855259"/></text:h>
      <text:list text:style-name="L84">
        <text:list-item>
          <text:p text:style-name="P94"><text:span text:style-name="Source_20_Text">estimated_probability_yes</text:span></text:p>
        </text:list-item>
        <text:list-item>
          <text:p text:style-name="P94"><text:span text:style-name="Source_20_Text">estimated_probability_low</text:span></text:p>
        </text:list-item>
        <text:list-item>
          <text:p text:style-name="P94"><text:span text:style-name="Source_20_Text">estimated_probability_high</text:span></text:p>
        </text:list-item>
        <text:list-item>
          <text:p text:style-name="P94"><text:span text:style-name="Source_20_Text">uncertainty_width</text:span></text:p>
        </text:list-item>
      </text:list>
      <text:p text:style-name="Horizontal_20_Line"/>
      <text:h text:style-name="Heading_20_2" text:outline-level="2"><text:bookmark-start text:name="__RefHeading___Toc115_2469855259"/>10. Couche 5 — Niveau de confiance<text:bookmark-end text:name="__RefHeading___Toc115_2469855259"/></text:h>
      <text:p text:style-name="Text_20_body">La confiance doit être structurée.</text:p>
      <text:h text:style-name="Heading_20_3" text:outline-level="3"><text:bookmark-start text:name="__RefHeading___Toc117_2469855259"/>10.1 Sous-composantes<text:bookmark-end text:name="__RefHeading___Toc117_2469855259"/></text:h>
      <text:list text:style-name="L85">
        <text:list-item>
          <text:p text:style-name="P95"><text:span text:style-name="Source_20_Text">confidence_sources</text:span></text:p>
        </text:list-item>
        <text:list-item>
          <text:p text:style-name="P95"><text:span text:style-name="Source_20_Text">confidence_model</text:span></text:p>
        </text:list-item>
        <text:list-item>
          <text:p text:style-name="P95"><text:span text:style-name="Source_20_Text">confidence_context</text:span></text:p>
        </text:list-item>
        <text:list-item>
          <text:p text:style-name="P95"><text:span text:style-name="Source_20_Text">confidence_prerequisites</text:span></text:p>
        </text:list-item>
        <text:list-item>
          <text:p text:style-name="P95"><text:span text:style-name="Source_20_Text">confidence_counterthesis</text:span></text:p>
        </text:list-item>
        <text:list-item>
          <text:p text:style-name="P95"><text:span text:style-name="Source_20_Text">confidence_overall</text:span></text:p>
        </text:list-item>
      </text:list>
      <text:h text:style-name="Heading_20_3" text:outline-level="3"><text:bookmark-start text:name="__RefHeading___Toc119_2469855259"/>10.2 Niveaux<text:bookmark-end text:name="__RefHeading___Toc119_2469855259"/></text:h>
      <text:list text:style-name="L86">
        <text:list-item>
          <text:p text:style-name="P96"><text:span text:style-name="Source_20_Text">high</text:span></text:p>
        </text:list-item>
        <text:list-item>
          <text:p text:style-name="P96"><text:span text:style-name="Source_20_Text">medium</text:span></text:p>
        </text:list-item>
        <text:list-item>
          <text:p text:style-name="P96"><text:span text:style-name="Source_20_Text">low</text:span></text:p>
        </text:list-item>
      </text:list>
      <text:h text:style-name="Heading_20_3" text:outline-level="3"><text:bookmark-start text:name="__RefHeading___Toc121_2469855259"/>10.3 Usage<text:bookmark-end text:name="__RefHeading___Toc121_2469855259"/></text:h>
      <text:p text:style-name="Text_20_body">La confiance sert :</text:p>
      <text:list text:style-name="L87">
        <text:list-item>
          <text:p text:style-name="P97">à définir la largeur de la fourchette ;</text:p>
        </text:list-item>
        <text:list-item>
          <text:p text:style-name="P97">à pondérer l’edge ajusté ;</text:p>
        </text:list-item>
        <text:list-item>
          <text:p text:style-name="P97"><text:soft-page-break/>à documenter la fragilité de la thèse.</text:p>
        </text:list-item>
      </text:list>
      <text:p text:style-name="Horizontal_20_Line"/>
      <text:h text:style-name="Heading_20_2" text:outline-level="2"><text:bookmark-start text:name="__RefHeading___Toc123_2469855259"/>11. Couche 6 — Edge brut<text:bookmark-end text:name="__RefHeading___Toc123_2469855259"/></text:h>
      <text:h text:style-name="Heading_20_3" text:outline-level="3"><text:bookmark-start text:name="__RefHeading___Toc125_2469855259"/>11.1 Définition<text:bookmark-end text:name="__RefHeading___Toc125_2469855259"/></text:h>
      <text:p text:style-name="P8"><text:span text:style-name="Source_20_Text">raw_edge = estimated_probability_yes - market_probability_yes</text:span></text:p>
      <text:h text:style-name="Heading_20_3" text:outline-level="3"><text:bookmark-start text:name="__RefHeading___Toc127_2469855259"/>11.2 Interprétation<text:bookmark-end text:name="__RefHeading___Toc127_2469855259"/></text:h>
      <text:list text:style-name="L88">
        <text:list-item>
          <text:p text:style-name="P98"><text:span text:style-name="Source_20_Text">raw_edge &gt; 0</text:span> : le marché semble sous-estimer YES</text:p>
        </text:list-item>
        <text:list-item>
          <text:p text:style-name="P98"><text:span text:style-name="Source_20_Text">raw_edge &lt; 0</text:span> : le marché semble surestimer YES, donc NO devient intéressant</text:p>
        </text:list-item>
      </text:list>
      <text:p text:style-name="Horizontal_20_Line"/>
      <text:h text:style-name="Heading_20_2" text:outline-level="2"><text:bookmark-start text:name="__RefHeading___Toc129_2469855259"/>12. Couche 7 — Edge ajusté<text:bookmark-end text:name="__RefHeading___Toc129_2469855259"/></text:h>
      <text:p text:style-name="Text_20_body">L’edge ajusté corrige l’edge brut par la qualité réelle du dossier.</text:p>
      <text:h text:style-name="Heading_20_3" text:outline-level="3"><text:bookmark-start text:name="__RefHeading___Toc131_2469855259"/>12.1 Facteurs de correction<text:bookmark-end text:name="__RefHeading___Toc131_2469855259"/></text:h>
      <text:h text:style-name="Heading_20_4" text:outline-level="4"><text:bookmark-start text:name="__RefHeading___Toc133_2469855259"/>Facteur confiance<text:bookmark-end text:name="__RefHeading___Toc133_2469855259"/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niveau</text:p>
            </table:table-cell>
            <table:table-cell table:style-name="Tableau3.A1" office:value-type="string">
              <text:p text:style-name="P10">facteur</text:p>
            </table:table-cell>
          </table:table-row>
        </table:table-header-rows>
        <table:table-row>
          <table:table-cell table:style-name="Tableau3.A1" office:value-type="string">
            <text:p text:style-name="Table_20_Contents">high</text:p>
          </table:table-cell>
          <table:table-cell table:style-name="Tableau3.A1" office:value-type="string">
            <text:p text:style-name="P9">1.00</text:p>
          </table:table-cell>
        </table:table-row>
        <table:table-row>
          <table:table-cell table:style-name="Tableau3.A1" office:value-type="string">
            <text:p text:style-name="Table_20_Contents">medium</text:p>
          </table:table-cell>
          <table:table-cell table:style-name="Tableau3.A1" office:value-type="string">
            <text:p text:style-name="P9">0.80</text:p>
          </table:table-cell>
        </table:table-row>
        <table:table-row>
          <table:table-cell table:style-name="Tableau3.A1" office:value-type="string">
            <text:p text:style-name="Table_20_Contents">low</text:p>
          </table:table-cell>
          <table:table-cell table:style-name="Tableau3.A1" office:value-type="string">
            <text:p text:style-name="P9">0.50</text:p>
          </table:table-cell>
        </table:table-row>
      </table:table>
      <text:h text:style-name="Heading_20_4" text:outline-level="4"><text:bookmark-start text:name="__RefHeading___Toc135_2469855259"/>Facteur liquidité<text:bookmark-end text:name="__RefHeading___Toc135_2469855259"/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niveau</text:p>
            </table:table-cell>
            <table:table-cell table:style-name="Tableau4.A1" office:value-type="string">
              <text:p text:style-name="P10">facteur</text:p>
            </table:table-cell>
          </table:table-row>
        </table:table-header-rows>
        <table:table-row>
          <table:table-cell table:style-name="Tableau4.A1" office:value-type="string">
            <text:p text:style-name="Table_20_Contents">high</text:p>
          </table:table-cell>
          <table:table-cell table:style-name="Tableau4.A1" office:value-type="string">
            <text:p text:style-name="P9">1.00</text:p>
          </table:table-cell>
        </table:table-row>
        <table:table-row>
          <table:table-cell table:style-name="Tableau4.A1" office:value-type="string">
            <text:p text:style-name="Table_20_Contents">medium</text:p>
          </table:table-cell>
          <table:table-cell table:style-name="Tableau4.A1" office:value-type="string">
            <text:p text:style-name="P9">0.85</text:p>
          </table:table-cell>
        </table:table-row>
        <table:table-row>
          <table:table-cell table:style-name="Tableau4.A1" office:value-type="string">
            <text:p text:style-name="Table_20_Contents">low</text:p>
          </table:table-cell>
          <table:table-cell table:style-name="Tableau4.A1" office:value-type="string">
            <text:p text:style-name="P9">0.60</text:p>
          </table:table-cell>
        </table:table-row>
      </table:table>
      <text:h text:style-name="Heading_20_4" text:outline-level="4"><text:bookmark-start text:name="__RefHeading___Toc137_2469855259"/>Facteur qualité d’information<text:bookmark-end text:name="__RefHeading___Toc137_2469855259"/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niveau</text:p>
            </table:table-cell>
            <table:table-cell table:style-name="Tableau5.A1" office:value-type="string">
              <text:p text:style-name="P10">facteur</text:p>
            </table:table-cell>
          </table:table-row>
        </table:table-header-rows>
        <table:table-row>
          <table:table-cell table:style-name="Tableau5.A1" office:value-type="string">
            <text:p text:style-name="Table_20_Contents">high</text:p>
          </table:table-cell>
          <table:table-cell table:style-name="Tableau5.A1" office:value-type="string">
            <text:p text:style-name="P9">1.00</text:p>
          </table:table-cell>
        </table:table-row>
        <table:table-row>
          <table:table-cell table:style-name="Tableau5.A1" office:value-type="string">
            <text:p text:style-name="Table_20_Contents">medium</text:p>
          </table:table-cell>
          <table:table-cell table:style-name="Tableau5.A1" office:value-type="string">
            <text:p text:style-name="P9">0.90</text:p>
          </table:table-cell>
        </table:table-row>
        <table:table-row>
          <table:table-cell table:style-name="Tableau5.A1" office:value-type="string">
            <text:p text:style-name="Table_20_Contents">low</text:p>
          </table:table-cell>
          <table:table-cell table:style-name="Tableau5.A1" office:value-type="string">
            <text:p text:style-name="P9">0.70</text:p>
          </table:table-cell>
        </table:table-row>
      </table:table>
      <text:h text:style-name="Heading_20_4" text:outline-level="4"><text:bookmark-start text:name="__RefHeading___Toc139_2469855259"/>Facteur ambiguïté d’événement<text:bookmark-end text:name="__RefHeading___Toc139_2469855259"/>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niveau</text:p>
            </table:table-cell>
            <table:table-cell table:style-name="Tableau6.A1" office:value-type="string">
              <text:p text:style-name="P10">facteur</text:p>
            </table:table-cell>
          </table:table-row>
        </table:table-header-rows>
        <table:table-row>
          <table:table-cell table:style-name="Tableau6.A1" office:value-type="string">
            <text:p text:style-name="Table_20_Contents">low</text:p>
          </table:table-cell>
          <table:table-cell table:style-name="Tableau6.A1" office:value-type="string">
            <text:p text:style-name="P9">1.00</text:p>
          </table:table-cell>
        </table:table-row>
        <table:table-row>
          <table:table-cell table:style-name="Tableau6.A1" office:value-type="string">
            <text:p text:style-name="Table_20_Contents">medium</text:p>
          </table:table-cell>
          <table:table-cell table:style-name="Tableau6.A1" office:value-type="string">
            <text:p text:style-name="P9">0.85</text:p>
          </table:table-cell>
        </table:table-row>
        <table:table-row>
          <table:table-cell table:style-name="Tableau6.A1" office:value-type="string">
            <text:p text:style-name="Table_20_Contents">high</text:p>
          </table:table-cell>
          <table:table-cell table:style-name="Tableau6.A1" office:value-type="string">
            <text:p text:style-name="P9">0.60</text:p>
          </table:table-cell>
        </table:table-row>
      </table:table>
      <text:h text:style-name="Heading_20_4" text:outline-level="4"><text:bookmark-start text:name="__RefHeading___Toc141_2469855259"/><text:soft-page-break/>Facteur ambiguïté de résolution<text:bookmark-end text:name="__RefHeading___Toc141_2469855259"/></text:h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niveau</text:p>
            </table:table-cell>
            <table:table-cell table:style-name="Tableau7.A1" office:value-type="string">
              <text:p text:style-name="Table_20_Heading">règle</text:p>
            </table:table-cell>
          </table:table-row>
        </table:table-header-rows>
        <table:table-row>
          <table:table-cell table:style-name="Tableau7.A1" office:value-type="string">
            <text:p text:style-name="Table_20_Contents">low</text:p>
          </table:table-cell>
          <table:table-cell table:style-name="Tableau7.A1" office:value-type="string">
            <text:p text:style-name="Table_20_Contents">facteur 1.00</text:p>
          </table:table-cell>
        </table:table-row>
        <table:table-row>
          <table:table-cell table:style-name="Tableau7.A1" office:value-type="string">
            <text:p text:style-name="Table_20_Contents">medium</text:p>
          </table:table-cell>
          <table:table-cell table:style-name="Tableau7.A1" office:value-type="string">
            <text:p text:style-name="Table_20_Contents">facteur 0.80</text:p>
          </table:table-cell>
        </table:table-row>
        <table:table-row>
          <table:table-cell table:style-name="Tableau7.A1" office:value-type="string">
            <text:p text:style-name="Table_20_Contents">high</text:p>
          </table:table-cell>
          <table:table-cell table:style-name="Tableau7.A1" office:value-type="string">
            <text:p text:style-name="Table_20_Contents"><text:span text:style-name="Strong_20_Emphasis">VETO</text:span></text:p>
          </table:table-cell>
        </table:table-row>
      </table:table>
      <text:h text:style-name="Heading_20_4" text:outline-level="4"><text:bookmark-start text:name="__RefHeading___Toc143_2469855259"/>Facteur temps<text:bookmark-end text:name="__RefHeading___Toc143_2469855259"/></text:h>
      <text:p text:style-name="Text_20_body">Ce facteur ne prétend pas que les longs horizons sont toujours mauvais. Il représente une <text:span text:style-name="Strong_20_Emphasis">dépréciation heuristique de l’edge exploitable</text:span>, liée au risque de révisions futures et de dérive de thèse.</text:p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horizon</text:p>
            </table:table-cell>
            <table:table-cell table:style-name="Tableau8.A1" office:value-type="string">
              <text:p text:style-name="P10">facteur</text:p>
            </table:table-cell>
          </table:table-row>
        </table:table-header-rows>
        <table:table-row>
          <table:table-cell table:style-name="Tableau8.A1" office:value-type="string">
            <text:p text:style-name="Table_20_Contents">&lt; 30 jours</text:p>
          </table:table-cell>
          <table:table-cell table:style-name="Tableau8.A1" office:value-type="string">
            <text:p text:style-name="P9">1.00</text:p>
          </table:table-cell>
        </table:table-row>
        <table:table-row>
          <table:table-cell table:style-name="Tableau8.A1" office:value-type="string">
            <text:p text:style-name="Table_20_Contents">30–120 jours</text:p>
          </table:table-cell>
          <table:table-cell table:style-name="Tableau8.A1" office:value-type="string">
            <text:p text:style-name="P9">0.90</text:p>
          </table:table-cell>
        </table:table-row>
        <table:table-row>
          <table:table-cell table:style-name="Tableau8.A1" office:value-type="string">
            <text:p text:style-name="Table_20_Contents">120–365 jours</text:p>
          </table:table-cell>
          <table:table-cell table:style-name="Tableau8.A1" office:value-type="string">
            <text:p text:style-name="P9">0.80</text:p>
          </table:table-cell>
        </table:table-row>
        <table:table-row>
          <table:table-cell table:style-name="Tableau8.A1" office:value-type="string">
            <text:p text:style-name="Table_20_Contents">&gt; 365 jours</text:p>
          </table:table-cell>
          <table:table-cell table:style-name="Tableau8.A1" office:value-type="string">
            <text:p text:style-name="P9">0.70</text:p>
          </table:table-cell>
        </table:table-row>
      </table:table>
      <text:p text:style-name="Text_20_body">Ce facteur est explicitement marqué comme <text:span text:style-name="Strong_20_Emphasis">heuristique initiale à calibrer</text:span>.</text:p>
      <text:h text:style-name="Heading_20_4" text:outline-level="4"><text:bookmark-start text:name="__RefHeading___Toc145_2469855259"/>Facteur incertitude<text:bookmark-end text:name="__RefHeading___Toc145_2469855259"/></text:h>
      <text:p text:style-name="Text_20_body">La pénalité liée à la largeur de fourchette devient progressive.</text:p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<text:span text:style-name="Source_20_Text">uncertainty_width</text:span></text:p>
            </table:table-cell>
            <table:table-cell table:style-name="Tableau9.A1" office:value-type="string">
              <text:p text:style-name="P10">facteur</text:p>
            </table:table-cell>
          </table:table-row>
        </table:table-header-rows>
        <table:table-row>
          <table:table-cell table:style-name="Tableau9.A1" office:value-type="string">
            <text:p text:style-name="Table_20_Contents">≤ 0.15</text:p>
          </table:table-cell>
          <table:table-cell table:style-name="Tableau9.A1" office:value-type="string">
            <text:p text:style-name="P9">1.00</text:p>
          </table:table-cell>
        </table:table-row>
        <table:table-row>
          <table:table-cell table:style-name="Tableau9.A1" office:value-type="string">
            <text:p text:style-name="Table_20_Contents">&gt; 0.15 et ≤ 0.25</text:p>
          </table:table-cell>
          <table:table-cell table:style-name="Tableau9.A1" office:value-type="string">
            <text:p text:style-name="P9">0.85</text:p>
          </table:table-cell>
        </table:table-row>
        <table:table-row>
          <table:table-cell table:style-name="Tableau9.A1" office:value-type="string">
            <text:p text:style-name="Table_20_Contents">&gt; 0.25 et ≤ 0.35</text:p>
          </table:table-cell>
          <table:table-cell table:style-name="Tableau9.A1" office:value-type="string">
            <text:p text:style-name="P9">0.65</text:p>
          </table:table-cell>
        </table:table-row>
        <table:table-row>
          <table:table-cell table:style-name="Tableau9.A1" office:value-type="string">
            <text:p text:style-name="Table_20_Contents">&gt; 0.35</text:p>
          </table:table-cell>
          <table:table-cell table:style-name="Tableau9.A1" office:value-type="string">
            <text:p text:style-name="P9">0.50</text:p>
          </table:table-cell>
        </table:table-row>
      </table:table>
      <text:h text:style-name="Heading_20_3" text:outline-level="3"><text:bookmark-start text:name="__RefHeading___Toc147_2469855259"/>12.2 Formule consolidée V2.3<text:bookmark-end text:name="__RefHeading___Toc147_2469855259"/></text:h>
      <text:p text:style-name="Text_20_body">Sous réserve d’absence de veto :</text:p>
      <text:p text:style-name="Preformatted_20_Text"><text:span text:style-name="Source_20_Text">adjusted_edge =</text:span></text:p>
      <text:p text:style-name="Preformatted_20_Text"><text:span text:style-name="Source_20_Text">raw_edge</text:span></text:p>
      <text:p text:style-name="Preformatted_20_Text"><text:span text:style-name="Source_20_Text">× confidence_factor</text:span></text:p>
      <text:p text:style-name="Preformatted_20_Text"><text:span text:style-name="Source_20_Text">× liquidity_factor</text:span></text:p>
      <text:p text:style-name="Preformatted_20_Text"><text:span text:style-name="Source_20_Text">× information_factor</text:span></text:p>
      <text:p text:style-name="Preformatted_20_Text"><text:span text:style-name="Source_20_Text">× event_ambiguity_factor</text:span></text:p>
      <text:p text:style-name="Preformatted_20_Text"><text:span text:style-name="Source_20_Text">× resolution_factor</text:span></text:p>
      <text:p text:style-name="Preformatted_20_Text"><text:span text:style-name="Source_20_Text">× time_factor</text:span></text:p>
      <text:p text:style-name="P8"><text:span text:style-name="Source_20_Text">× uncertainty_factor</text:span></text:p>
      <text:h text:style-name="Heading_20_3" text:outline-level="3"><text:bookmark-start text:name="__RefHeading___Toc149_2469855259"/>12.3 Veto<text:bookmark-end text:name="__RefHeading___Toc149_2469855259"/></text:h>
      <text:p text:style-name="Text_20_body">Le moteur passe en <text:span text:style-name="Strong_20_Emphasis">VETO</text:span> si :</text:p>
      <text:list text:style-name="L89">
        <text:list-item>
          <text:p text:style-name="P99">au moins un prérequis bloquant critique = <text:span text:style-name="Source_20_Text">not_filled</text:span> ;</text:p>
        </text:list-item>
        <text:list-item>
          <text:p text:style-name="P99"><text:span text:style-name="Source_20_Text">resolution_ambiguity = high</text:span> ;</text:p>
        </text:list-item>
        <text:list-item>
          <text:p text:style-name="P99">le marché a été classé non admissible au screening ;</text:p>
        </text:list-item>
        <text:list-item>
          <text:p text:style-name="P99">la fiche est structurellement incomplète.</text:p>
        </text:list-item>
      </text:list>
      <text:p text:style-name="Horizontal_20_Line"/>
      <text:h text:style-name="Heading_20_2" text:outline-level="2"><text:bookmark-start text:name="__RefHeading___Toc151_2469855259"/><text:soft-page-break/>13. Couche 8 — Moteur de décision<text:bookmark-end text:name="__RefHeading___Toc151_2469855259"/></text:h>
      <text:h text:style-name="Heading_20_3" text:outline-level="3"><text:bookmark-start text:name="__RefHeading___Toc153_2469855259"/>13.1 Côté de position<text:bookmark-end text:name="__RefHeading___Toc153_2469855259"/></text:h>
      <text:p text:style-name="Text_20_body">La direction doit être explicite.</text:p>
      <text:list text:style-name="L90">
        <text:list-item>
          <text:p text:style-name="P100">si <text:span text:style-name="Source_20_Text">adjusted_edge &gt; 0</text:span> → <text:span text:style-name="Source_20_Text">position_side = YES</text:span></text:p>
        </text:list-item>
        <text:list-item>
          <text:p text:style-name="P100">si <text:span text:style-name="Source_20_Text">adjusted_edge &lt; 0</text:span> → <text:span text:style-name="Source_20_Text">position_side = NO</text:span></text:p>
        </text:list-item>
        <text:list-item>
          <text:p text:style-name="P100">si <text:span text:style-name="Source_20_Text">|adjusted_edge| &lt; seuil</text:span> → <text:span text:style-name="Source_20_Text">position_side = NONE</text:span></text:p>
        </text:list-item>
      </text:list>
      <text:h text:style-name="Heading_20_3" text:outline-level="3"><text:bookmark-start text:name="__RefHeading___Toc155_2469855259"/>13.2 Types de sortie<text:bookmark-end text:name="__RefHeading___Toc155_2469855259"/></text:h>
      <text:list text:style-name="L91">
        <text:list-item>
          <text:p text:style-name="P101"><text:span text:style-name="Source_20_Text">NO_TRADE</text:span></text:p>
        </text:list-item>
        <text:list-item>
          <text:p text:style-name="P101"><text:span text:style-name="Source_20_Text">SMALL_PAPER_POSITION</text:span></text:p>
        </text:list-item>
        <text:list-item>
          <text:p text:style-name="P101"><text:span text:style-name="Source_20_Text">STANDARD_PAPER_POSITION</text:span></text:p>
        </text:list-item>
        <text:list-item>
          <text:p text:style-name="P101"><text:span text:style-name="Source_20_Text">VETO</text:span></text:p>
        </text:list-item>
      </text:list>
      <text:h text:style-name="Heading_20_3" text:outline-level="3"><text:bookmark-start text:name="__RefHeading___Toc157_2469855259"/>13.3 Seuils de décision V2.3<text:bookmark-end text:name="__RefHeading___Toc157_2469855259"/></text:h>
      <text:p text:style-name="Text_20_body">Sous réserve d’absence de veto :</text:p>
      <text:p text:style-name="Text_20_body">| <text:span text:style-name="Source_20_Text">|adjusted_edge|</text:span> | décision | taille paper |<text:line-break/>|---|---|---:|<text:line-break/>| &lt; 0.05 | NO_TRADE | 0 |<text:line-break/>| 0.05 à &lt; 0.12 | SMALL_PAPER_POSITION | 2 % bankroll |<text:line-break/>| ≥ 0.12 | STANDARD_PAPER_POSITION | 5 % bankroll |</text:p>
      <text:p text:style-name="Text_20_body">Les seuils sont considérés comme <text:span text:style-name="Strong_20_Emphasis">paramètres initiaux calibrables</text:span>, non comme vérités définitives.</text:p>
      <text:p text:style-name="Horizontal_20_Line"/>
      <text:h text:style-name="Heading_20_2" text:outline-level="2"><text:bookmark-start text:name="__RefHeading___Toc159_2469855259"/>14. Couche 9 — Gestion du capital paper<text:bookmark-end text:name="__RefHeading___Toc159_2469855259"/></text:h>
      <text:h text:style-name="Heading_20_3" text:outline-level="3"><text:bookmark-start text:name="__RefHeading___Toc161_2469855259"/>14.1 Bankroll initiale<text:bookmark-end text:name="__RefHeading___Toc161_2469855259"/></text:h>
      <text:p text:style-name="P8"><text:span text:style-name="Source_20_Text">paper_bankroll = 1000 €</text:span></text:p>
      <text:h text:style-name="Heading_20_3" text:outline-level="3"><text:bookmark-start text:name="__RefHeading___Toc163_2469855259"/>14.2 Tailles<text:bookmark-end text:name="__RefHeading___Toc163_2469855259"/></text:h>
      <text:list text:style-name="L92">
        <text:list-item>
          <text:p text:style-name="P102">petite position : 2 % de la bankroll</text:p>
        </text:list-item>
        <text:list-item>
          <text:p text:style-name="P102">position standard : 5 % max</text:p>
        </text:list-item>
      </text:list>
      <text:h text:style-name="Heading_20_3" text:outline-level="3"><text:bookmark-start text:name="__RefHeading___Toc165_2469855259"/>14.3 Principe<text:bookmark-end text:name="__RefHeading___Toc165_2469855259"/></text:h>
      <text:p text:style-name="Text_20_body">Le système privilégie une discipline simple avant toute sophistication de type Kelly fractionnaire.</text:p>
      <text:p text:style-name="Horizontal_20_Line"/>
      <text:h text:style-name="Heading_20_2" text:outline-level="2"><text:bookmark-start text:name="__RefHeading___Toc167_2469855259"/><text:soft-page-break/>15. Couche 10 — Monitoring et révisions<text:bookmark-end text:name="__RefHeading___Toc167_2469855259"/></text:h>
      <text:p text:style-name="Text_20_body">Le monitoring suit la vie du trade.</text:p>
      <text:h text:style-name="Heading_20_3" text:outline-level="3"><text:bookmark-start text:name="__RefHeading___Toc169_2469855259"/>15.1 Statuts possibles<text:bookmark-end text:name="__RefHeading___Toc169_2469855259"/></text:h>
      <text:list text:style-name="L93">
        <text:list-item>
          <text:p text:style-name="P103"><text:span text:style-name="Source_20_Text">ACTIVE</text:span></text:p>
        </text:list-item>
        <text:list-item>
          <text:p text:style-name="P103"><text:span text:style-name="Source_20_Text">ACTIVE_UNDER_REVIEW</text:span></text:p>
        </text:list-item>
        <text:list-item>
          <text:p text:style-name="P103"><text:span text:style-name="Source_20_Text">THESIS_WEAKENED</text:span></text:p>
        </text:list-item>
        <text:list-item>
          <text:p text:style-name="P103"><text:span text:style-name="Source_20_Text">THESIS_INVALIDATED</text:span></text:p>
        </text:list-item>
        <text:list-item>
          <text:p text:style-name="P103"><text:span text:style-name="Source_20_Text">RESOLVED</text:span></text:p>
        </text:list-item>
        <text:list-item>
          <text:p text:style-name="P103"><text:span text:style-name="Source_20_Text">CLOSED_EARLY</text:span> (optionnel)</text:p>
        </text:list-item>
      </text:list>
      <text:h text:style-name="Heading_20_3" text:outline-level="3"><text:bookmark-start text:name="__RefHeading___Toc171_2469855259"/>15.2 Déclencheurs de révision<text:bookmark-end text:name="__RefHeading___Toc171_2469855259"/></text:h>
      <text:p text:style-name="Text_20_body">Une révision est lancée si :</text:p>
      <text:list text:style-name="L94">
        <text:list-item>
          <text:p text:style-name="P104">un fait institutionnel ou juridique important survient ;</text:p>
        </text:list-item>
        <text:list-item>
          <text:p text:style-name="P104">un acteur clé change de position ;</text:p>
        </text:list-item>
        <text:list-item>
          <text:p text:style-name="P104">un prérequis change ;</text:p>
        </text:list-item>
        <text:list-item>
          <text:p text:style-name="P104">une information nouvelle substantielle apparaît ;</text:p>
        </text:list-item>
        <text:list-item>
          <text:p text:style-name="P104">la structure causale du marché est modifiée ;</text:p>
        </text:list-item>
        <text:list-item>
          <text:p text:style-name="P104">un seuil temporel critique est franchi.</text:p>
        </text:list-item>
      </text:list>
      <text:h text:style-name="Heading_20_3" text:outline-level="3"><text:bookmark-start text:name="__RefHeading___Toc173_2469855259"/>15.3 Règle fondamentale<text:bookmark-end text:name="__RefHeading___Toc173_2469855259"/></text:h>
      <text:p text:style-name="Text_20_body"><text:span text:style-name="Strong_20_Emphasis">Le prix seul ne déclenche pas une révision de thèse.</text:span></text:p>
      <text:p text:style-name="Text_20_body">Le prix peut justifier un contrôle de sortie ou une observation, mais seule une information nouvelle peut déclencher une ré-estimation formelle.</text:p>
      <text:h text:style-name="Heading_20_3" text:outline-level="3"><text:bookmark-start text:name="__RefHeading___Toc175_2469855259"/>15.4 Révision formelle<text:bookmark-end text:name="__RefHeading___Toc175_2469855259"/></text:h>
      <text:p text:style-name="Text_20_body">Chaque révision doit réouvrir le moteur.</text:p>
      <text:h text:style-name="Heading_20_4" text:outline-level="4"><text:bookmark-start text:name="__RefHeading___Toc177_2469855259"/>Champs de révision<text:bookmark-end text:name="__RefHeading___Toc177_2469855259"/></text:h>
      <text:list text:style-name="L95">
        <text:list-item>
          <text:p text:style-name="P105"><text:span text:style-name="Source_20_Text">revision_date</text:span></text:p>
        </text:list-item>
        <text:list-item>
          <text:p text:style-name="P105"><text:span text:style-name="Source_20_Text">revision_trigger</text:span></text:p>
        </text:list-item>
        <text:list-item>
          <text:p text:style-name="P105"><text:span text:style-name="Source_20_Text">revised_factor_scores</text:span></text:p>
        </text:list-item>
        <text:list-item>
          <text:p text:style-name="P105"><text:span text:style-name="Source_20_Text">revised_weighted_factor_sum</text:span></text:p>
        </text:list-item>
        <text:list-item>
          <text:p text:style-name="P105"><text:span text:style-name="Source_20_Text">revised_p_estimated</text:span></text:p>
        </text:list-item>
        <text:list-item>
          <text:p text:style-name="P105"><text:span text:style-name="Source_20_Text">revised_low</text:span></text:p>
        </text:list-item>
        <text:list-item>
          <text:p text:style-name="P105"><text:span text:style-name="Source_20_Text">revised_high</text:span></text:p>
        </text:list-item>
        <text:list-item>
          <text:p text:style-name="P105"><text:soft-page-break/><text:span text:style-name="Source_20_Text">revised_raw_edge</text:span></text:p>
        </text:list-item>
        <text:list-item>
          <text:p text:style-name="P105"><text:span text:style-name="Source_20_Text">revised_adjusted_edge</text:span></text:p>
        </text:list-item>
        <text:list-item>
          <text:p text:style-name="P105"><text:span text:style-name="Source_20_Text">thesis_status</text:span></text:p>
        </text:list-item>
      </text:list>
      <text:h text:style-name="Heading_20_3" text:outline-level="3"><text:bookmark-start text:name="__RefHeading___Toc179_2469855259"/>15.5 Sortie anticipée paper<text:bookmark-end text:name="__RefHeading___Toc179_2469855259"/></text:h>
      <text:p text:style-name="Text_20_body">Pour le paper trading V2.3, la règle simple est conservée :</text:p>
      <text:p text:style-name="P8"><text:span text:style-name="Source_20_Text">si revised_adjusted_edge ≤ 0 → CLOSE_POSITION</text:span></text:p>
      <text:p text:style-name="Text_20_body">Cette règle pourra être recalibrée plus tard si nécessaire.</text:p>
      <text:p text:style-name="Horizontal_20_Line"/>
      <text:h text:style-name="Heading_20_2" text:outline-level="2"><text:bookmark-start text:name="__RefHeading___Toc181_2469855259"/>16. Couche 11 — Journal central<text:bookmark-end text:name="__RefHeading___Toc181_2469855259"/></text:h>
      <text:p text:style-name="Text_20_body">Le journal central doit permettre le suivi, l’audit et la calibration.</text:p>
      <text:h text:style-name="Heading_20_3" text:outline-level="3"><text:bookmark-start text:name="__RefHeading___Toc183_2469855259"/>16.1 Champs minimaux<text:bookmark-end text:name="__RefHeading___Toc183_2469855259"/></text:h>
      <text:list text:style-name="L96">
        <text:list-item>
          <text:p text:style-name="P106"><text:span text:style-name="Source_20_Text">market_id</text:span></text:p>
        </text:list-item>
        <text:list-item>
          <text:p text:style-name="P106"><text:span text:style-name="Source_20_Text">analysis_date</text:span></text:p>
        </text:list-item>
        <text:list-item>
          <text:p text:style-name="P106"><text:span text:style-name="Source_20_Text">category_main</text:span></text:p>
        </text:list-item>
        <text:list-item>
          <text:p text:style-name="P106"><text:span text:style-name="Source_20_Text">market_title</text:span></text:p>
        </text:list-item>
        <text:list-item>
          <text:p text:style-name="P106"><text:span text:style-name="Source_20_Text">resolution_date</text:span></text:p>
        </text:list-item>
        <text:list-item>
          <text:p text:style-name="P106"><text:span text:style-name="Source_20_Text">days_to_resolution</text:span></text:p>
        </text:list-item>
        <text:list-item>
          <text:p text:style-name="P106"><text:span text:style-name="Source_20_Text">market_probability_yes</text:span></text:p>
        </text:list-item>
        <text:list-item>
          <text:p text:style-name="P106"><text:span text:style-name="Source_20_Text">estimated_probability_yes</text:span></text:p>
        </text:list-item>
        <text:list-item>
          <text:p text:style-name="P106"><text:span text:style-name="Source_20_Text">estimated_probability_low</text:span></text:p>
        </text:list-item>
        <text:list-item>
          <text:p text:style-name="P106"><text:span text:style-name="Source_20_Text">estimated_probability_high</text:span></text:p>
        </text:list-item>
        <text:list-item>
          <text:p text:style-name="P106"><text:span text:style-name="Source_20_Text">raw_edge</text:span></text:p>
        </text:list-item>
        <text:list-item>
          <text:p text:style-name="P106"><text:span text:style-name="Source_20_Text">adjusted_edge</text:span></text:p>
        </text:list-item>
        <text:list-item>
          <text:p text:style-name="P106"><text:span text:style-name="Source_20_Text">position_side</text:span></text:p>
        </text:list-item>
        <text:list-item>
          <text:p text:style-name="P106"><text:span text:style-name="Source_20_Text">decision</text:span></text:p>
        </text:list-item>
        <text:list-item>
          <text:p text:style-name="P106"><text:span text:style-name="Source_20_Text">paper_position_size</text:span></text:p>
        </text:list-item>
        <text:list-item>
          <text:p text:style-name="P106"><text:span text:style-name="Source_20_Text">confidence_overall</text:span></text:p>
        </text:list-item>
        <text:list-item>
          <text:p text:style-name="P106"><text:span text:style-name="Source_20_Text">event_ambiguity</text:span></text:p>
        </text:list-item>
        <text:list-item>
          <text:p text:style-name="P106"><text:span text:style-name="Source_20_Text">resolution_ambiguity</text:span></text:p>
        </text:list-item>
        <text:list-item>
          <text:p text:style-name="P106"><text:span text:style-name="Source_20_Text">liquidity_quality</text:span></text:p>
        </text:list-item>
        <text:list-item>
          <text:p text:style-name="P106"><text:span text:style-name="Source_20_Text">thesis_status</text:span></text:p>
        </text:list-item>
        <text:list-item>
          <text:p text:style-name="P106"><text:soft-page-break/><text:span text:style-name="Source_20_Text">final_resolution</text:span></text:p>
        </text:list-item>
        <text:list-item>
          <text:p text:style-name="P106"><text:span text:style-name="Source_20_Text">paper_pnl</text:span></text:p>
        </text:list-item>
        <text:list-item>
          <text:p text:style-name="P106"><text:span text:style-name="Source_20_Text">paper_pnl_per_day</text:span></text:p>
        </text:list-item>
        <text:list-item>
          <text:p text:style-name="P106"><text:span text:style-name="Source_20_Text">brier_score</text:span></text:p>
        </text:list-item>
        <text:list-item>
          <text:p text:style-name="P106"><text:span text:style-name="Source_20_Text">closing_price_before_resolution</text:span></text:p>
        </text:list-item>
        <text:list-item>
          <text:p text:style-name="P106"><text:span text:style-name="Source_20_Text">dominant_market_narrative</text:span></text:p>
        </text:list-item>
        <text:list-item>
          <text:p text:style-name="P106"><text:span text:style-name="Source_20_Text">post_mortem_summary</text:span></text:p>
        </text:list-item>
        <text:list-item>
          <text:p text:style-name="P106"><text:span text:style-name="Source_20_Text">analysis_version</text:span></text:p>
        </text:list-item>
        <text:list-item>
          <text:p text:style-name="P106"><text:span text:style-name="Source_20_Text">protocol_version</text:span></text:p>
        </text:list-item>
        <text:list-item>
          <text:p text:style-name="P106"><text:span text:style-name="Source_20_Text">parameters_version</text:span></text:p>
        </text:list-item>
      </text:list>
      <text:h text:style-name="Heading_20_3" text:outline-level="3"><text:bookmark-start text:name="__RefHeading___Toc185_2469855259"/>16.2 PnL paper<text:bookmark-end text:name="__RefHeading___Toc185_2469855259"/></text:h>
      <text:p text:style-name="Text_20_body">Le PnL paper devra être calculé en tenant compte du côté de position (<text:span text:style-name="Source_20_Text">YES</text:span> ou <text:span text:style-name="Source_20_Text">NO</text:span>).</text:p>
      <text:p text:style-name="Horizontal_20_Line"/>
      <text:h text:style-name="Heading_20_2" text:outline-level="2"><text:bookmark-start text:name="__RefHeading___Toc187_2469855259"/>17. Couche 12 — Post-mortem<text:bookmark-end text:name="__RefHeading___Toc187_2469855259"/></text:h>
      <text:p text:style-name="Text_20_body">Après résolution, chaque marché doit faire l’objet d’un retour critique.</text:p>
      <text:h text:style-name="Heading_20_3" text:outline-level="3"><text:bookmark-start text:name="__RefHeading___Toc189_2469855259"/>17.1 Questions obligatoires<text:bookmark-end text:name="__RefHeading___Toc189_2469855259"/></text:h>
      <text:list text:style-name="L97">
        <text:list-item>
          <text:p text:style-name="P107">la probabilité était-elle mal estimée ?</text:p>
        </text:list-item>
        <text:list-item>
          <text:p text:style-name="P107">le base rate était-il mauvais ?</text:p>
        </text:list-item>
        <text:list-item>
          <text:p text:style-name="P107">les facteurs étaient-ils mal pondérés ?</text:p>
        </text:list-item>
        <text:list-item>
          <text:p text:style-name="P107">un prérequis a-t-il été mal lu ?</text:p>
        </text:list-item>
        <text:list-item>
          <text:p text:style-name="P107">la contradiction forcée était-elle insuffisante ?</text:p>
        </text:list-item>
        <text:list-item>
          <text:p text:style-name="P107">le marché avait-il raison pour de bonnes raisons ?</text:p>
        </text:list-item>
        <text:list-item>
          <text:p text:style-name="P107">la thèse a-t-elle été invalidée en cours de vie sans réaction adéquate ?</text:p>
        </text:list-item>
      </text:list>
      <text:h text:style-name="Heading_20_3" text:outline-level="3"><text:bookmark-start text:name="__RefHeading___Toc191_2469855259"/>17.2 Champs<text:bookmark-end text:name="__RefHeading___Toc191_2469855259"/></text:h>
      <text:list text:style-name="L98">
        <text:list-item>
          <text:p text:style-name="P108"><text:span text:style-name="Source_20_Text">post_mortem_error_type</text:span></text:p>
        </text:list-item>
        <text:list-item>
          <text:p text:style-name="P108"><text:span text:style-name="Source_20_Text">post_mortem_main_lesson</text:span></text:p>
        </text:list-item>
        <text:list-item>
          <text:p text:style-name="P108"><text:span text:style-name="Source_20_Text">post_mortem_process_fix</text:span></text:p>
        </text:list-item>
      </text:list>
      <text:p text:style-name="Horizontal_20_Line"/>
      <text:h text:style-name="Heading_20_2" text:outline-level="2"><text:bookmark-start text:name="__RefHeading___Toc193_2469855259"/>18. Revue périodique<text:bookmark-end text:name="__RefHeading___Toc193_2469855259"/></text:h>
      <text:p text:style-name="Text_20_body">Tous les 10 à 20 marchés, le système doit être audité.</text:p>
      <text:h text:style-name="Heading_20_3" text:outline-level="3"><text:bookmark-start text:name="__RefHeading___Toc195_2469855259"/><text:soft-page-break/>18.1 Axes obligatoires<text:bookmark-end text:name="__RefHeading___Toc195_2469855259"/></text:h>
      <text:list text:style-name="L99">
        <text:list-item>
          <text:p text:style-name="P109">profit paper cumulé ;</text:p>
        </text:list-item>
        <text:list-item>
          <text:p text:style-name="P109">Brier score moyen ;</text:p>
        </text:list-item>
        <text:list-item>
          <text:p text:style-name="P109">performance par catégorie ;</text:p>
        </text:list-item>
        <text:list-item>
          <text:p text:style-name="P109">performance par horizon ;</text:p>
        </text:list-item>
        <text:list-item>
          <text:p text:style-name="P109">performance par niveau de confiance ;</text:p>
        </text:list-item>
        <text:list-item>
          <text:p text:style-name="P109">performance selon liquidité ;</text:p>
        </text:list-item>
        <text:list-item>
          <text:p text:style-name="P109">taux d’abstention ;</text:p>
        </text:list-item>
        <text:list-item>
          <text:p text:style-name="P109">taux de thèses invalidées ;</text:p>
        </text:list-item>
        <text:list-item>
          <text:p text:style-name="P109">vitesse à laquelle le marché a validé ou invalidé la lecture ;</text:p>
        </text:list-item>
        <text:list-item>
          <text:p text:style-name="P109">erreurs récurrentes sur les prérequis ;</text:p>
        </text:list-item>
        <text:list-item>
          <text:p text:style-name="P109">erreurs récurrentes de pondération ;</text:p>
        </text:list-item>
        <text:list-item>
          <text:p text:style-name="P109">taux de rejet ;</text:p>
        </text:list-item>
        <text:list-item>
          <text:p text:style-name="P109">rentabilité par temps immobilisé.</text:p>
        </text:list-item>
      </text:list>
      <text:h text:style-name="Heading_20_3" text:outline-level="3"><text:bookmark-start text:name="__RefHeading___Toc197_2469855259"/>18.2 Finalité<text:bookmark-end text:name="__RefHeading___Toc197_2469855259"/></text:h>
      <text:p text:style-name="Text_20_body">La revue ne doit pas seulement mesurer ce qui marche, mais aussi identifier <text:span text:style-name="Strong_20_Emphasis">où le système est structurellement faible</text:span>.</text:p>
      <text:p text:style-name="Horizontal_20_Line"/>
      <text:h text:style-name="Heading_20_2" text:outline-level="2"><text:bookmark-start text:name="__RefHeading___Toc199_2469855259"/>19. Étape zéro obligatoire — Calibration rétroactive<text:bookmark-end text:name="__RefHeading___Toc199_2469855259"/></text:h>
      <text:p text:style-name="Text_20_body">Avant tout lancement live en paper trading, une phase de calibration rétroactive doit être menée.</text:p>
      <text:h text:style-name="Heading_20_3" text:outline-level="3"><text:bookmark-start text:name="__RefHeading___Toc201_2469855259"/>19.1 Objectifs<text:bookmark-end text:name="__RefHeading___Toc201_2469855259"/></text:h>
      <text:list text:style-name="L100">
        <text:list-item>
          <text:p text:style-name="P110">tester la robustesse du moteur ;</text:p>
        </text:list-item>
        <text:list-item>
          <text:p text:style-name="P110">vérifier si les coefficients sont trop sévères ou trop permissifs ;</text:p>
        </text:list-item>
        <text:list-item>
          <text:p text:style-name="P110">détecter les faux positifs et faux négatifs ;</text:p>
        </text:list-item>
        <text:list-item>
          <text:p text:style-name="P110">ajuster les paramètres sans improviser en situation live.</text:p>
        </text:list-item>
      </text:list>
      <text:h text:style-name="Heading_20_3" text:outline-level="3"><text:bookmark-start text:name="__RefHeading___Toc203_2469855259"/>19.2 Format recommandé<text:bookmark-end text:name="__RefHeading___Toc203_2469855259"/></text:h>
      <text:list text:style-name="L101">
        <text:list-item>
          <text:p text:style-name="P111">sélectionner un lot de marchés déjà résolus, idéalement dans une catégorie relativement cohérente ;</text:p>
        </text:list-item>
        <text:list-item>
          <text:p text:style-name="P111">les analyser comme si le résultat n’était pas connu ;</text:p>
        </text:list-item>
        <text:list-item>
          <text:p text:style-name="P111">comparer ensuite les décisions et estimations au résultat réel ;</text:p>
        </text:list-item>
        <text:list-item>
          <text:p text:style-name="P111">ajuster les paramètres si nécessaire.</text:p>
        </text:list-item>
      </text:list>
      <text:h text:style-name="Heading_20_3" text:outline-level="3"><text:bookmark-start text:name="__RefHeading___Toc205_2469855259"/><text:soft-page-break/>19.3 Paramètres à calibrer en priorité<text:bookmark-end text:name="__RefHeading___Toc205_2469855259"/></text:h>
      <text:list text:style-name="L102">
        <text:list-item>
          <text:p text:style-name="P112"><text:span text:style-name="Source_20_Text">adjustment_cap</text:span></text:p>
        </text:list-item>
        <text:list-item>
          <text:p text:style-name="P112">coefficients de confiance</text:p>
        </text:list-item>
        <text:list-item>
          <text:p text:style-name="P112">coefficients de liquidité</text:p>
        </text:list-item>
        <text:list-item>
          <text:p text:style-name="P112">facteur temps</text:p>
        </text:list-item>
        <text:list-item>
          <text:p text:style-name="P112">facteur incertitude</text:p>
        </text:list-item>
        <text:list-item>
          <text:p text:style-name="P112">seuils de décision</text:p>
        </text:list-item>
      </text:list>
      <text:p text:style-name="Horizontal_20_Line"/>
      <text:h text:style-name="Heading_20_2" text:outline-level="2"><text:bookmark-start text:name="__RefHeading___Toc207_2469855259"/>20. Paramétrage et gouvernance des coefficients<text:bookmark-end text:name="__RefHeading___Toc207_2469855259"/></text:h>
      <text:p text:style-name="Text_20_body">Tous les coefficients doivent être centralisés dans une feuille ou section de configuration.</text:p>
      <text:h text:style-name="Heading_20_3" text:outline-level="3"><text:bookmark-start text:name="__RefHeading___Toc209_2469855259"/>20.1 Exemples de paramètres configurables<text:bookmark-end text:name="__RefHeading___Toc209_2469855259"/></text:h>
      <text:list text:style-name="L103">
        <text:list-item>
          <text:p text:style-name="P113"><text:span text:style-name="Source_20_Text">adjustment_cap_default</text:span></text:p>
        </text:list-item>
        <text:list-item>
          <text:p text:style-name="P113"><text:span text:style-name="Source_20_Text">confidence_factor_high</text:span></text:p>
        </text:list-item>
        <text:list-item>
          <text:p text:style-name="P113"><text:span text:style-name="Source_20_Text">confidence_factor_medium</text:span></text:p>
        </text:list-item>
        <text:list-item>
          <text:p text:style-name="P113"><text:span text:style-name="Source_20_Text">confidence_factor_low</text:span></text:p>
        </text:list-item>
        <text:list-item>
          <text:p text:style-name="P113"><text:span text:style-name="Source_20_Text">liquidity_factor_*</text:span></text:p>
        </text:list-item>
        <text:list-item>
          <text:p text:style-name="P113"><text:span text:style-name="Source_20_Text">information_factor_*</text:span></text:p>
        </text:list-item>
        <text:list-item>
          <text:p text:style-name="P113"><text:span text:style-name="Source_20_Text">event_ambiguity_factor_*</text:span></text:p>
        </text:list-item>
        <text:list-item>
          <text:p text:style-name="P113"><text:span text:style-name="Source_20_Text">resolution_factor_medium</text:span></text:p>
        </text:list-item>
        <text:list-item>
          <text:p text:style-name="P113"><text:span text:style-name="Source_20_Text">time_factor_*</text:span></text:p>
        </text:list-item>
        <text:list-item>
          <text:p text:style-name="P113"><text:span text:style-name="Source_20_Text">uncertainty_factor_*</text:span></text:p>
        </text:list-item>
        <text:list-item>
          <text:p text:style-name="P113">seuils de décision</text:p>
        </text:list-item>
      </text:list>
      <text:h text:style-name="Heading_20_3" text:outline-level="3"><text:bookmark-start text:name="__RefHeading___Toc211_2469855259"/>20.2 Versionnement<text:bookmark-end text:name="__RefHeading___Toc211_2469855259"/></text:h>
      <text:p text:style-name="Text_20_body">Chaque modification des paramètres doit être versionnée.</text:p>
      <text:p text:style-name="Text_20_body">Champs recommandés :</text:p>
      <text:list text:style-name="L104">
        <text:list-item>
          <text:p text:style-name="P114"><text:span text:style-name="Source_20_Text">protocol_version</text:span></text:p>
        </text:list-item>
        <text:list-item>
          <text:p text:style-name="P114"><text:span text:style-name="Source_20_Text">parameters_version</text:span></text:p>
        </text:list-item>
        <text:list-item>
          <text:p text:style-name="P114"><text:span text:style-name="Source_20_Text">change_log_comment</text:span></text:p>
        </text:list-item>
      </text:list>
      <text:p text:style-name="Horizontal_20_Line"/>
      <text:h text:style-name="Heading_20_2" text:outline-level="2"><text:bookmark-start text:name="__RefHeading___Toc213_2469855259"/><text:soft-page-break/>21. Position sur la spécialisation<text:bookmark-end text:name="__RefHeading___Toc213_2469855259"/></text:h>
      <text:p text:style-name="Text_20_body">Le système n’impose pas une spécialisation doctrinale immédiate. En revanche, il reconnaît qu’un généralisme absolu est fragile.</text:p>
      <text:h text:style-name="Heading_20_3" text:outline-level="3"><text:bookmark-start text:name="__RefHeading___Toc215_2469855259"/>Arbitrage retenu<text:bookmark-end text:name="__RefHeading___Toc215_2469855259"/></text:h>
      <text:list text:style-name="L105">
        <text:list-item>
          <text:p text:style-name="P115">vision générale autorisée ;</text:p>
        </text:list-item>
        <text:list-item>
          <text:p text:style-name="P115">calibration initiale recommandée sur un sous-ensemble cohérent ;</text:p>
        </text:list-item>
        <text:list-item>
          <text:p text:style-name="P115">spécialisation éventuelle guidée ensuite par les résultats observés.</text:p>
        </text:list-item>
      </text:list>
      <text:p text:style-name="Text_20_body">Autrement dit :<text:line-break/>le système peut commencer généraliste dans l’intention, mais il doit laisser les données montrer où un edge réel existe — et où il n’existe pas.</text:p>
      <text:p text:style-name="Horizontal_20_Line"/>
      <text:h text:style-name="Heading_20_2" text:outline-level="2"><text:bookmark-start text:name="__RefHeading___Toc217_2469855259"/>22. Limites reconnues du système<text:bookmark-end text:name="__RefHeading___Toc217_2469855259"/></text:h>
      <text:p text:style-name="Text_20_body">La V2.3 ne prétend pas :</text:p>
      <text:list text:style-name="L106">
        <text:list-item>
          <text:p text:style-name="P116">produire des probabilités « vraies » au sens fort ;</text:p>
        </text:list-item>
        <text:list-item>
          <text:p text:style-name="P116">éliminer toute subjectivité ;</text:p>
        </text:list-item>
        <text:list-item>
          <text:p text:style-name="P116">être optimale dès le départ ;</text:p>
        </text:list-item>
        <text:list-item>
          <text:p text:style-name="P116">remplacer l’analyse humaine ;</text:p>
        </text:list-item>
        <text:list-item>
          <text:p text:style-name="P116">survivre à tous les types de marchés sans adaptation.</text:p>
        </text:list-item>
      </text:list>
      <text:p text:style-name="Text_20_body">Elle prétend seulement être :</text:p>
      <text:list text:style-name="L107">
        <text:list-item>
          <text:p text:style-name="P117">plus rigoureuse qu’une intuition ;</text:p>
        </text:list-item>
        <text:list-item>
          <text:p text:style-name="P117">plus traçable qu’un simple jugement ;</text:p>
        </text:list-item>
        <text:list-item>
          <text:p text:style-name="P117">plus calibrable qu’un protocole purement qualitatif ;</text:p>
        </text:list-item>
        <text:list-item>
          <text:p text:style-name="P117">suffisamment structurée pour être testée empiriquement.</text:p>
        </text:list-item>
      </text:list>
      <text:p text:style-name="Horizontal_20_Line"/>
      <text:h text:style-name="Heading_20_2" text:outline-level="2"><text:bookmark-start text:name="__RefHeading___Toc219_2469855259"/>23. Livrables attendus pour la phase d’implémentation<text:bookmark-end text:name="__RefHeading___Toc219_2469855259"/></text:h>
      <text:p text:style-name="Text_20_body">Une fois ce document validé, les livrables opérationnels à construire sont :</text:p>
      <text:list text:style-name="L108">
        <text:list-item>
          <text:p text:style-name="P118">un support de configuration des paramètres ;</text:p>
        </text:list-item>
        <text:list-item>
          <text:p text:style-name="P118">un registre central de marchés ;</text:p>
        </text:list-item>
        <text:list-item>
          <text:p text:style-name="P118">une table ou feuille dédiée aux facteurs ;</text:p>
        </text:list-item>
        <text:list-item>
          <text:p text:style-name="P118">une table ou feuille dédiée au monitoring ;</text:p>
        </text:list-item>
        <text:list-item>
          <text:p text:style-name="P118">une structure de backtest / calibration rétroactive ;</text:p>
        </text:list-item>
        <text:list-item>
          <text:p text:style-name="P118"><text:soft-page-break/>une structure exportable vers JSON ou base de données si nécessaire.</text:p>
        </text:list-item>
      </text:list>
      <text:p text:style-name="Horizontal_20_Line"/>
      <text:h text:style-name="Heading_20_2" text:outline-level="2"><text:bookmark-start text:name="__RefHeading___Toc221_2469855259"/>24. Statut de la version 2.3<text:bookmark-end text:name="__RefHeading___Toc221_2469855259"/></text:h>
      <text:p text:style-name="Text_20_body">La version 2.3 constitue la <text:span text:style-name="Strong_20_Emphasis">version de cadrage opérationnelle</text:span> du projet.</text:p>
      <text:p text:style-name="Text_20_body">Elle est conçue pour :</text:p>
      <text:list text:style-name="L109">
        <text:list-item>
          <text:p text:style-name="P119">servir de base de documentation ;</text:p>
        </text:list-item>
        <text:list-item>
          <text:p text:style-name="P119">encadrer la construction du support ;</text:p>
        </text:list-item>
        <text:list-item>
          <text:p text:style-name="P119">limiter les dérives de méthode ;</text:p>
        </text:list-item>
        <text:list-item>
          <text:p text:style-name="P119">rendre le projet auditable et itérable.</text:p>
        </text:list-item>
      </text:list>
      <text:p text:style-name="Text_20_body">Elle n’est pas une version figée pour toujours. Elle est une base <text:span text:style-name="Strong_20_Emphasis">suffisamment propre pour être implémentée, testée et corrigée par calibration</text:span>.</text:p>
      <text:p text:style-name="Horizontal_20_Line"/>
      <text:h text:style-name="Heading_20_2" text:outline-level="2"><text:bookmark-start text:name="__RefHeading___Toc223_2469855259"/>25. Résumé exécutif<text:bookmark-end text:name="__RefHeading___Toc223_2469855259"/></text:h>
      <text:p text:style-name="Text_20_body">Le projet consiste à bâtir un système de paper trading sur marchés prédictifs fondé sur une discipline procédurale stricte.</text:p>
      <text:p text:style-name="Text_20_body">Chaque marché passe par :</text:p>
      <text:list text:style-name="L110">
        <text:list-item>
          <text:p text:style-name="P120">un screening d’admissibilité ;</text:p>
        </text:list-item>
        <text:list-item>
          <text:p text:style-name="P120">une fiche marché normalisée ;</text:p>
        </text:list-item>
        <text:list-item>
          <text:p text:style-name="P120">une recherche structurée ;</text:p>
        </text:list-item>
        <text:list-item>
          <text:p text:style-name="P120">un moteur d’estimation probabiliste fondé sur base rate, prérequis et facteurs pondérés ;</text:p>
        </text:list-item>
        <text:list-item>
          <text:p text:style-name="P120">un calcul d’edge brut puis d’edge ajusté ;</text:p>
        </text:list-item>
        <text:list-item>
          <text:p text:style-name="P120">une décision paper explicite en YES, NO ou abstention ;</text:p>
        </text:list-item>
        <text:list-item>
          <text:p text:style-name="P120">un monitoring avec révisions formelles ;</text:p>
        </text:list-item>
        <text:list-item>
          <text:p text:style-name="P120">un post-mortem ;</text:p>
        </text:list-item>
        <text:list-item>
          <text:p text:style-name="P120">une revue périodique.</text:p>
        </text:list-item>
      </text:list>
      <text:p text:style-name="Text_20_body">Le système cherche moins à « avoir raison sur le monde » qu’à <text:span text:style-name="Strong_20_Emphasis">être plus rigoureux que le marché agrégé dans l’identification d’erreurs de prix</text:span>.</text:p>
      <text:p text:style-name="Text_20_body">Sa force ne réside pas dans une formule magique, mais dans la combinaison de :</text:p>
      <text:list text:style-name="L111">
        <text:list-item>
          <text:p text:style-name="P121">structure ;</text:p>
        </text:list-item>
        <text:list-item>
          <text:p text:style-name="P121">traçabilité ;</text:p>
        </text:list-item>
        <text:list-item>
          <text:p text:style-name="P121">discipline ;</text:p>
        </text:list-item>
        <text:list-item>
          <text:p text:style-name="P121">calibration ;</text:p>
        </text:list-item>
        <text:list-item>
          <text:p text:style-name="P121"><text:soft-page-break/>apprentissage.</text:p>
        </text:list-item>
      </text:list>
      <text:p text:style-name="Text_20_body">C’est sur cette base que le projet peut désormais être implémenté.</text:p>
      <text:p text:style-name="P128"><text:span text:style-name="Strong_20_Emphasis">Voici le texte exact à ajouter au protocole maître à partir de la section 26.</text:span></text:p>
      <text:p text:style-name="Horizontal_20_Line"/>
      <text:h text:style-name="Heading_20_1" text:outline-level="1"><text:bookmark-start text:name="__RefHeading___Toc225_2469855259"/>26. Architecture d’exécution semi-automatique<text:bookmark-end text:name="__RefHeading___Toc225_2469855259"/></text:h>
      <text:p text:style-name="Text_20_body">Le système repose sur une architecture <text:span text:style-name="Strong_20_Emphasis">semi-automatique découplée</text:span>, fondée sur la séparation entre :</text:p>
      <text:list text:style-name="L181">
        <text:list-item>
          <text:p text:style-name="P191">un <text:span text:style-name="Strong_20_Emphasis">sous-système analytique conversationnel</text:span> ;</text:p>
        </text:list-item>
        <text:list-item>
          <text:p text:style-name="P191">un <text:span text:style-name="Strong_20_Emphasis">moteur déterministe de calcul et de décision</text:span>.</text:p>
        </text:list-item>
      </text:list>
      <text:p text:style-name="Text_20_body">Cette séparation constitue un principe fondamental du projet.</text:p>
      <text:h text:style-name="Heading_20_2" text:outline-level="2"><text:bookmark-start text:name="__RefHeading___Toc227_2469855259"/>26.1 Sous-système analytique conversationnel<text:bookmark-end text:name="__RefHeading___Toc227_2469855259"/></text:h>
      <text:p text:style-name="Text_20_body">Le sous-système analytique conversationnel est chargé de produire une analyse structurée du marché.</text:p>
      <text:p text:style-name="Text_20_body">Ses responsabilités incluent notamment :</text:p>
      <text:list text:style-name="L182">
        <text:list-item>
          <text:p text:style-name="P192">l’interprétation du marché proposé ;</text:p>
        </text:list-item>
        <text:list-item>
          <text:p text:style-name="P192">la recherche documentaire ;</text:p>
        </text:list-item>
        <text:list-item>
          <text:p text:style-name="P192">l’identification de la classe de référence du base rate ;</text:p>
        </text:list-item>
        <text:list-item>
          <text:p text:style-name="P192">l’évaluation des prérequis ;</text:p>
        </text:list-item>
        <text:list-item>
          <text:p text:style-name="P192">la construction des facteurs explicatifs ;</text:p>
        </text:list-item>
        <text:list-item>
          <text:p text:style-name="P192">l’évaluation qualitative de la confiance ;</text:p>
        </text:list-item>
        <text:list-item>
          <text:p text:style-name="P192">l’identification des ambiguïtés ;</text:p>
        </text:list-item>
        <text:list-item>
          <text:p text:style-name="P192">la formulation d’une contradiction forcée.</text:p>
        </text:list-item>
      </text:list>
      <text:p text:style-name="Text_20_body">Le résultat de ce travail est encapsulé dans un objet structuré appelé <text:span text:style-name="Source_20_Text">analysis_payload</text:span>.</text:p>
      <text:h text:style-name="Heading_20_2" text:outline-level="2"><text:bookmark-start text:name="__RefHeading___Toc229_2469855259"/>26.2 Moteur déterministe<text:bookmark-end text:name="__RefHeading___Toc229_2469855259"/></text:h>
      <text:p text:style-name="Text_20_body">Le moteur déterministe est chargé d’exécuter les règles quantitatives du protocole.</text:p>
      <text:p text:style-name="Text_20_body">Ses responsabilités incluent notamment :</text:p>
      <text:list text:style-name="L183">
        <text:list-item>
          <text:p text:style-name="P193">la validation des données entrantes ;</text:p>
        </text:list-item>
        <text:list-item>
          <text:p text:style-name="P193">le calcul des probabilités estimées ;</text:p>
        </text:list-item>
        <text:list-item>
          <text:p text:style-name="P193">le calcul de l’edge brut ;</text:p>
        </text:list-item>
        <text:list-item>
          <text:p text:style-name="P193">le calcul de l’edge ajusté ;</text:p>
        </text:list-item>
        <text:list-item>
          <text:p text:style-name="P193"><text:soft-page-break/>la détermination du côté de position (YES / NO / NONE) ;</text:p>
        </text:list-item>
        <text:list-item>
          <text:p text:style-name="P193">la production d’une décision paper ;</text:p>
        </text:list-item>
        <text:list-item>
          <text:p text:style-name="P193">le suivi des révisions ;</text:p>
        </text:list-item>
        <text:list-item>
          <text:p text:style-name="P193">l’historisation des calculs.</text:p>
        </text:list-item>
      </text:list>
      <text:h text:style-name="Heading_20_2" text:outline-level="2"><text:bookmark-start text:name="__RefHeading___Toc231_2469855259"/>26.3 Principe de séparation<text:bookmark-end text:name="__RefHeading___Toc231_2469855259"/></text:h>
      <text:p text:style-name="Text_20_body">Le moteur ne doit pas interpréter le monde.</text:p>
      <text:p text:style-name="Text_20_body">Il applique des règles formelles à une analyse déjà structurée.</text:p>
      <text:p text:style-name="Text_20_body">Inversement, l’analyse conversationnelle ne doit pas se substituer au moteur pour les calculs finaux.</text:p>
      <text:p text:style-name="Text_20_body">Le principe directeur du système est le suivant :</text:p>
      <text:p text:style-name="Quotations">la conversation pense, le moteur calcule.</text:p>
      <text:h text:style-name="Heading_20_2" text:outline-level="2"><text:bookmark-start text:name="__RefHeading___Toc233_2469855259"/>26.4 Objectif<text:bookmark-end text:name="__RefHeading___Toc233_2469855259"/></text:h>
      <text:p text:style-name="Text_20_body">Cette architecture vise à éviter deux dérives opposées :</text:p>
      <text:list text:style-name="L184">
        <text:list-item>
          <text:p text:style-name="P194">un moteur opaque intégrant une logique analytique difficilement auditable ;</text:p>
        </text:list-item>
        <text:list-item>
          <text:p text:style-name="P194">une analyse riche mais non reproductible et non recalculable.</text:p>
        </text:list-item>
      </text:list>
      <text:p text:style-name="Horizontal_20_Line"/>
      <text:h text:style-name="Heading_20_1" text:outline-level="1"><text:bookmark-start text:name="__RefHeading___Toc235_2469855259"/>27. Contrat de données du système<text:bookmark-end text:name="__RefHeading___Toc235_2469855259"/></text:h>
      <text:p text:style-name="Text_20_body">Le système repose sur un ensemble d’objets structurés qui constituent le <text:span text:style-name="Strong_20_Emphasis">contrat de données officiel</text:span>.</text:p>
      <text:p text:style-name="Text_20_body">Ces objets décrivent le cycle de vie complet d’une analyse.</text:p>
      <text:h text:style-name="Heading_20_2" text:outline-level="2"><text:bookmark-start text:name="__RefHeading___Toc237_2469855259"/>27.1 <text:span text:style-name="Source_20_Text">market_request</text:span><text:bookmark-end text:name="__RefHeading___Toc237_2469855259"/></text:h>
      <text:p text:style-name="Text_20_body"><text:span text:style-name="Source_20_Text">market_request</text:span> est l’objet d’entrée initial.</text:p>
      <text:p text:style-name="Text_20_body">Il décrit le marché soumis à analyse.</text:p>
      <text:p text:style-name="Text_20_body">Il doit contenir au minimum :</text:p>
      <text:list text:style-name="L185">
        <text:list-item>
          <text:p text:style-name="P195"><text:span text:style-name="Source_20_Text">market_id</text:span></text:p>
        </text:list-item>
        <text:list-item>
          <text:p text:style-name="P195"><text:span text:style-name="Source_20_Text">market_title</text:span></text:p>
        </text:list-item>
        <text:list-item>
          <text:p text:style-name="P195"><text:span text:style-name="Source_20_Text">platform</text:span></text:p>
        </text:list-item>
        <text:list-item>
          <text:p text:style-name="P195"><text:span text:style-name="Source_20_Text">market_price_yes</text:span></text:p>
        </text:list-item>
        <text:list-item>
          <text:p text:style-name="P195"><text:span text:style-name="Source_20_Text">market_price_no</text:span></text:p>
        </text:list-item>
        <text:list-item>
          <text:p text:style-name="P195"><text:span text:style-name="Source_20_Text">market_snapshot_time</text:span></text:p>
        </text:list-item>
        <text:list-item>
          <text:p text:style-name="P195"><text:soft-page-break/><text:span text:style-name="Source_20_Text">resolution_date</text:span></text:p>
        </text:list-item>
        <text:list-item>
          <text:p text:style-name="P195"><text:span text:style-name="Source_20_Text">category</text:span></text:p>
        </text:list-item>
        <text:list-item>
          <text:p text:style-name="P195"><text:span text:style-name="Source_20_Text">market_url</text:span> (optionnel)</text:p>
        </text:list-item>
      </text:list>
      <text:p text:style-name="Text_20_body">Cet objet ne contient aucune analyse.</text:p>
      <text:p text:style-name="Horizontal_20_Line"/>
      <text:h text:style-name="Heading_20_2" text:outline-level="2"><text:bookmark-start text:name="__RefHeading___Toc239_2469855259"/>27.2 <text:span text:style-name="Source_20_Text">analysis_payload</text:span><text:bookmark-end text:name="__RefHeading___Toc239_2469855259"/></text:h>
      <text:p text:style-name="Text_20_body"><text:span text:style-name="Source_20_Text">analysis_payload</text:span> est l’objet produit par le sous-système analytique conversationnel.</text:p>
      <text:p text:style-name="Text_20_body">Il contient notamment :</text:p>
      <text:list text:style-name="L186">
        <text:list-item>
          <text:p text:style-name="P196">le screening du marché ;</text:p>
        </text:list-item>
        <text:list-item>
          <text:p text:style-name="P196">le base rate et sa classe de référence ;</text:p>
        </text:list-item>
        <text:list-item>
          <text:p text:style-name="P196">les prérequis ;</text:p>
        </text:list-item>
        <text:list-item>
          <text:p text:style-name="P196">la liste structurée des facteurs ;</text:p>
        </text:list-item>
        <text:list-item>
          <text:p text:style-name="P196">les niveaux de confiance ;</text:p>
        </text:list-item>
        <text:list-item>
          <text:p text:style-name="P196">les ambiguïtés ;</text:p>
        </text:list-item>
        <text:list-item>
          <text:p text:style-name="P196">la contradiction forcée ;</text:p>
        </text:list-item>
        <text:list-item>
          <text:p text:style-name="P196">les métadonnées d’analyse.</text:p>
        </text:list-item>
      </text:list>
      <text:p text:style-name="Text_20_body">Cet objet fournit les <text:span text:style-name="Strong_20_Emphasis">inputs analytiques nécessaires au moteur</text:span>.</text:p>
      <text:p text:style-name="Horizontal_20_Line"/>
      <text:h text:style-name="Heading_20_2" text:outline-level="2"><text:bookmark-start text:name="__RefHeading___Toc241_2469855259"/>27.3 <text:span text:style-name="Source_20_Text">engine_output</text:span><text:bookmark-end text:name="__RefHeading___Toc241_2469855259"/></text:h>
      <text:p text:style-name="Text_20_body"><text:span text:style-name="Source_20_Text">engine_output</text:span> est l’objet produit par le moteur déterministe.</text:p>
      <text:p text:style-name="Text_20_body">Il contient notamment :</text:p>
      <text:list text:style-name="L187">
        <text:list-item>
          <text:p text:style-name="P197">les scores agrégés ;</text:p>
        </text:list-item>
        <text:list-item>
          <text:p text:style-name="P197">la probabilité estimée ;</text:p>
        </text:list-item>
        <text:list-item>
          <text:p text:style-name="P197">la fourchette d’incertitude ;</text:p>
        </text:list-item>
        <text:list-item>
          <text:p text:style-name="P197">l’edge brut ;</text:p>
        </text:list-item>
        <text:list-item>
          <text:p text:style-name="P197">l’edge ajusté ;</text:p>
        </text:list-item>
        <text:list-item>
          <text:p text:style-name="P197">la décision (YES / NO / NONE) ;</text:p>
        </text:list-item>
        <text:list-item>
          <text:p text:style-name="P197">le sizing paper ;</text:p>
        </text:list-item>
        <text:list-item>
          <text:p text:style-name="P197">les paramètres utilisés.</text:p>
        </text:list-item>
      </text:list>
      <text:p text:style-name="Horizontal_20_Line"/>
      <text:h text:style-name="Heading_20_2" text:outline-level="2"><text:bookmark-start text:name="__RefHeading___Toc243_2469855259"/><text:soft-page-break/>27.4 <text:span text:style-name="Source_20_Text">market_event_update</text:span><text:bookmark-end text:name="__RefHeading___Toc243_2469855259"/></text:h>
      <text:p text:style-name="Text_20_body"><text:span text:style-name="Source_20_Text">market_event_update</text:span> permet d’enregistrer une information nouvelle concernant un marché analysé sans déclencher automatiquement une révision formelle.</text:p>
      <text:p text:style-name="Text_20_body">Il sert à documenter :</text:p>
      <text:list text:style-name="L188">
        <text:list-item>
          <text:p text:style-name="P198">une information observée ;</text:p>
        </text:list-item>
        <text:list-item>
          <text:p text:style-name="P198">sa source ;</text:p>
        </text:list-item>
        <text:list-item>
          <text:p text:style-name="P198">sa date ;</text:p>
        </text:list-item>
        <text:list-item>
          <text:p text:style-name="P198">son impact estimé ;</text:p>
        </text:list-item>
        <text:list-item>
          <text:p text:style-name="P198">la décision de déclencher ou non une révision.</text:p>
        </text:list-item>
      </text:list>
      <text:p text:style-name="Text_20_body">Structure minimale :</text:p>
      <text:list text:style-name="L189">
        <text:list-item>
          <text:p text:style-name="P199"><text:span text:style-name="Source_20_Text">market_id</text:span></text:p>
        </text:list-item>
        <text:list-item>
          <text:p text:style-name="P199"><text:span text:style-name="Source_20_Text">event_timestamp</text:span></text:p>
        </text:list-item>
        <text:list-item>
          <text:p text:style-name="P199"><text:span text:style-name="Source_20_Text">event_description</text:span></text:p>
        </text:list-item>
        <text:list-item>
          <text:p text:style-name="P199"><text:span text:style-name="Source_20_Text">event_source</text:span></text:p>
        </text:list-item>
        <text:list-item>
          <text:p text:style-name="P199"><text:span text:style-name="Source_20_Text">impact_level</text:span></text:p>
        </text:list-item>
        <text:list-item>
          <text:p text:style-name="P199"><text:span text:style-name="Source_20_Text">revision_triggered</text:span></text:p>
        </text:list-item>
        <text:list-item>
          <text:p text:style-name="P199"><text:span text:style-name="Source_20_Text">reason_no_revision</text:span></text:p>
        </text:list-item>
      </text:list>
      <text:p text:style-name="Text_20_body"><text:span text:style-name="Source_20_Text">impact_level</text:span> est un enum :</text:p>
      <text:list text:style-name="L190">
        <text:list-item>
          <text:p text:style-name="P200"><text:span text:style-name="Source_20_Text">low</text:span></text:p>
        </text:list-item>
        <text:list-item>
          <text:p text:style-name="P200"><text:span text:style-name="Source_20_Text">medium</text:span></text:p>
        </text:list-item>
        <text:list-item>
          <text:p text:style-name="P200"><text:span text:style-name="Source_20_Text">high</text:span></text:p>
        </text:list-item>
      </text:list>
      <text:p text:style-name="Text_20_body">Si <text:span text:style-name="Source_20_Text">revision_triggered = false</text:span>, le champ <text:span text:style-name="Source_20_Text">reason_no_revision</text:span> est obligatoire.</text:p>
      <text:p text:style-name="Horizontal_20_Line"/>
      <text:h text:style-name="Heading_20_2" text:outline-level="2"><text:bookmark-start text:name="__RefHeading___Toc245_2469855259"/>27.5 <text:span text:style-name="Source_20_Text">revision_payload</text:span><text:bookmark-end text:name="__RefHeading___Toc245_2469855259"/></text:h>
      <text:p text:style-name="Text_20_body"><text:span text:style-name="Source_20_Text">revision_payload</text:span> est produit lorsqu’une information nouvelle entraîne une révision formelle de la thèse.</text:p>
      <text:p text:style-name="Text_20_body">Il contient notamment :</text:p>
      <text:list text:style-name="L191">
        <text:list-item>
          <text:p text:style-name="P201">la date de révision ;</text:p>
        </text:list-item>
        <text:list-item>
          <text:p text:style-name="P201">la raison de la révision ;</text:p>
        </text:list-item>
        <text:list-item>
          <text:p text:style-name="P201">les facteurs révisés ;</text:p>
        </text:list-item>
        <text:list-item>
          <text:p text:style-name="P201">les probabilités révisées ;</text:p>
        </text:list-item>
        <text:list-item>
          <text:p text:style-name="P201"><text:soft-page-break/>les edges révisés ;</text:p>
        </text:list-item>
        <text:list-item>
          <text:p text:style-name="P201">le nouveau statut de thèse.</text:p>
        </text:list-item>
      </text:list>
      <text:p text:style-name="Horizontal_20_Line"/>
      <text:h text:style-name="Heading_20_2" text:outline-level="2"><text:bookmark-start text:name="__RefHeading___Toc247_2469855259"/>27.6 <text:span text:style-name="Source_20_Text">post_mortem_payload</text:span><text:bookmark-end text:name="__RefHeading___Toc247_2469855259"/></text:h>
      <text:p text:style-name="Text_20_body"><text:span text:style-name="Source_20_Text">post_mortem_payload</text:span> est produit après la résolution du marché.</text:p>
      <text:p text:style-name="Text_20_body">Il sert à analyser :</text:p>
      <text:list text:style-name="L192">
        <text:list-item>
          <text:p text:style-name="P202">les raisons du succès ou de l’échec ;</text:p>
        </text:list-item>
        <text:list-item>
          <text:p text:style-name="P202">les erreurs analytiques ;</text:p>
        </text:list-item>
        <text:list-item>
          <text:p text:style-name="P202">les erreurs méthodologiques ;</text:p>
        </text:list-item>
        <text:list-item>
          <text:p text:style-name="P202">les améliorations possibles du protocole.</text:p>
        </text:list-item>
      </text:list>
      <text:p text:style-name="Horizontal_20_Line"/>
      <text:h text:style-name="Heading_20_2" text:outline-level="2"><text:bookmark-start text:name="__RefHeading___Toc249_2469855259"/>27.7 <text:span text:style-name="Source_20_Text">system_config</text:span><text:bookmark-end text:name="__RefHeading___Toc249_2469855259"/></text:h>
      <text:p text:style-name="Text_20_body"><text:span text:style-name="Source_20_Text">system_config</text:span> est l’objet contenant les paramètres actifs du moteur.</text:p>
      <text:p text:style-name="Text_20_body">Il inclut notamment :</text:p>
      <text:list text:style-name="L193">
        <text:list-item>
          <text:p text:style-name="P203">les multiplicateurs de confiance ;</text:p>
        </text:list-item>
        <text:list-item>
          <text:p text:style-name="P203">les pénalités d’ambiguïté ;</text:p>
        </text:list-item>
        <text:list-item>
          <text:p text:style-name="P203">les facteurs temps ;</text:p>
        </text:list-item>
        <text:list-item>
          <text:p text:style-name="P203">les seuils d’edge ;</text:p>
        </text:list-item>
        <text:list-item>
          <text:p text:style-name="P203">les règles de sizing.</text:p>
        </text:list-item>
      </text:list>
      <text:p text:style-name="Text_20_body">Cet objet constitue la <text:span text:style-name="Strong_20_Emphasis">source de vérité des paramètres du moteur</text:span>.</text:p>
      <text:p text:style-name="Horizontal_20_Line"/>
      <text:h text:style-name="Heading_20_2" text:outline-level="2"><text:bookmark-start text:name="__RefHeading___Toc251_2469855259"/>27.8 <text:span text:style-name="Source_20_Text">portfolio_state</text:span> (optionnel)<text:bookmark-end text:name="__RefHeading___Toc251_2469855259"/></text:h>
      <text:p text:style-name="Text_20_body">Si le système intègre une gestion dynamique de bankroll paper, un objet <text:span text:style-name="Source_20_Text">portfolio_state</text:span> peut être utilisé.</text:p>
      <text:p text:style-name="Text_20_body">Il contient notamment :</text:p>
      <text:list text:style-name="L194">
        <text:list-item>
          <text:p text:style-name="P204">la bankroll paper active ;</text:p>
        </text:list-item>
        <text:list-item>
          <text:p text:style-name="P204">l’exposition totale ;</text:p>
        </text:list-item>
        <text:list-item>
          <text:p text:style-name="P204">les positions ouvertes ;</text:p>
        </text:list-item>
        <text:list-item>
          <text:p text:style-name="P204">les contraintes de sizing.</text:p>
        </text:list-item>
      </text:list>
      <text:p text:style-name="Horizontal_20_Line"/>
      <text:h text:style-name="Heading_20_1" text:outline-level="1"><text:bookmark-start text:name="__RefHeading___Toc253_2469855259"/><text:soft-page-break/>28. Répartition des responsabilités<text:bookmark-end text:name="__RefHeading___Toc253_2469855259"/></text:h>
      <text:p text:style-name="Text_20_body">Le protocole distingue clairement les responsabilités de l’analyse conversationnelle et du moteur.</text:p>
      <text:h text:style-name="Heading_20_2" text:outline-level="2"><text:bookmark-start text:name="__RefHeading___Toc255_2469855259"/>28.1 Responsabilités de l’analyse<text:bookmark-end text:name="__RefHeading___Toc255_2469855259"/></text:h>
      <text:p text:style-name="Text_20_body">L’analyse conversationnelle est responsable de :</text:p>
      <text:list text:style-name="L195">
        <text:list-item>
          <text:p text:style-name="P205">la recherche ;</text:p>
        </text:list-item>
        <text:list-item>
          <text:p text:style-name="P205">l’interprétation ;</text:p>
        </text:list-item>
        <text:list-item>
          <text:p text:style-name="P205">la construction des facteurs ;</text:p>
        </text:list-item>
        <text:list-item>
          <text:p text:style-name="P205">l’évaluation des prérequis ;</text:p>
        </text:list-item>
        <text:list-item>
          <text:p text:style-name="P205">la formulation d’une thèse ;</text:p>
        </text:list-item>
        <text:list-item>
          <text:p text:style-name="P205">la contradiction forcée.</text:p>
        </text:list-item>
      </text:list>
      <text:h text:style-name="Heading_20_2" text:outline-level="2"><text:bookmark-start text:name="__RefHeading___Toc257_2469855259"/>28.2 Responsabilités du moteur<text:bookmark-end text:name="__RefHeading___Toc257_2469855259"/></text:h>
      <text:p text:style-name="Text_20_body">Le moteur est responsable de :</text:p>
      <text:list text:style-name="L196">
        <text:list-item>
          <text:p text:style-name="P206">la validation des payloads ;</text:p>
        </text:list-item>
        <text:list-item>
          <text:p text:style-name="P206">les calculs probabilistes ;</text:p>
        </text:list-item>
        <text:list-item>
          <text:p text:style-name="P206">l’application des règles ;</text:p>
        </text:list-item>
        <text:list-item>
          <text:p text:style-name="P206">la décision paper ;</text:p>
        </text:list-item>
        <text:list-item>
          <text:p text:style-name="P206">l’historisation.</text:p>
        </text:list-item>
      </text:list>
      <text:h text:style-name="Heading_20_2" text:outline-level="2"><text:bookmark-start text:name="__RefHeading___Toc259_2469855259"/>28.3 Gestion des payloads invalides<text:bookmark-end text:name="__RefHeading___Toc259_2469855259"/></text:h>
      <text:p text:style-name="Text_20_body">Tous les champs n’ont pas le même niveau de criticité.</text:p>
      <text:p text:style-name="Text_20_body">Le moteur distingue trois catégories :</text:p>
      <text:h text:style-name="Heading_20_3" text:outline-level="3"><text:bookmark-start text:name="__RefHeading___Toc261_2469855259"/>Champs bloquants<text:bookmark-end text:name="__RefHeading___Toc261_2469855259"/></text:h>
      <text:p text:style-name="Text_20_body">Absence → refus du calcul.</text:p>
      <text:p text:style-name="Text_20_body">Exemples :</text:p>
      <text:list text:style-name="L197">
        <text:list-item>
          <text:p text:style-name="P207"><text:span text:style-name="Source_20_Text">base_rate</text:span></text:p>
        </text:list-item>
        <text:list-item>
          <text:p text:style-name="P207"><text:span text:style-name="Source_20_Text">factor_list</text:span></text:p>
        </text:list-item>
        <text:list-item>
          <text:p text:style-name="P207"><text:span text:style-name="Source_20_Text">market_price</text:span></text:p>
        </text:list-item>
        <text:list-item>
          <text:p text:style-name="P207">statut des prérequis bloquants.</text:p>
        </text:list-item>
      </text:list>
      <text:h text:style-name="Heading_20_3" text:outline-level="3"><text:bookmark-start text:name="__RefHeading___Toc263_2469855259"/>Champs dégradants<text:bookmark-end text:name="__RefHeading___Toc263_2469855259"/></text:h>
      <text:p text:style-name="Text_20_body">Absence → warning + pénalité sur la confiance.</text:p>
      <text:p text:style-name="Text_20_body"><text:soft-page-break/>Exemples :</text:p>
      <text:list text:style-name="L198">
        <text:list-item>
          <text:p text:style-name="P208"><text:span text:style-name="Source_20_Text">base_rate_comment</text:span></text:p>
        </text:list-item>
        <text:list-item>
          <text:p text:style-name="P208"><text:span text:style-name="Source_20_Text">factor_comment</text:span>.</text:p>
        </text:list-item>
      </text:list>
      <text:h text:style-name="Heading_20_3" text:outline-level="3"><text:bookmark-start text:name="__RefHeading___Toc265_2469855259"/>Champs informationnels<text:bookmark-end text:name="__RefHeading___Toc265_2469855259"/></text:h>
      <text:p text:style-name="Text_20_body">Absence → warning seulement.</text:p>
      <text:p text:style-name="Text_20_body">Exemples :</text:p>
      <text:list text:style-name="L199">
        <text:list-item>
          <text:p text:style-name="P209">notes analytiques détaillées.</text:p>
        </text:list-item>
      </text:list>
      <text:p text:style-name="Horizontal_20_Line"/>
      <text:h text:style-name="Heading_20_1" text:outline-level="1"><text:bookmark-start text:name="__RefHeading___Toc267_2469855259"/>29. Gouvernance des versions<text:bookmark-end text:name="__RefHeading___Toc267_2469855259"/></text:h>
      <text:p text:style-name="Text_20_body">Le système distingue plusieurs niveaux de versionnement.</text:p>
      <text:h text:style-name="Heading_20_2" text:outline-level="2"><text:bookmark-start text:name="__RefHeading___Toc269_2469855259"/>29.1 <text:span text:style-name="Source_20_Text">protocol_version</text:span><text:bookmark-end text:name="__RefHeading___Toc269_2469855259"/></text:h>
      <text:p text:style-name="Text_20_body">Version du protocole méthodologique global.</text:p>
      <text:h text:style-name="Heading_20_2" text:outline-level="2"><text:bookmark-start text:name="__RefHeading___Toc271_2469855259"/>29.2 <text:span text:style-name="Source_20_Text">schema_version</text:span><text:bookmark-end text:name="__RefHeading___Toc271_2469855259"/></text:h>
      <text:p text:style-name="Text_20_body">Version du schéma des objets JSON.</text:p>
      <text:h text:style-name="Heading_20_2" text:outline-level="2"><text:bookmark-start text:name="__RefHeading___Toc273_2469855259"/>29.3 <text:span text:style-name="Source_20_Text">parameters_version</text:span><text:bookmark-end text:name="__RefHeading___Toc273_2469855259"/></text:h>
      <text:p text:style-name="Text_20_body">Version des paramètres du moteur.</text:p>
      <text:h text:style-name="Heading_20_2" text:outline-level="2"><text:bookmark-start text:name="__RefHeading___Toc275_2469855259"/>29.4 <text:span text:style-name="Source_20_Text">analysis_version</text:span><text:bookmark-end text:name="__RefHeading___Toc275_2469855259"/></text:h>
      <text:p text:style-name="Text_20_body">Version interne d’une analyse donnée.</text:p>
      <text:p text:style-name="Horizontal_20_Line"/>
      <text:h text:style-name="Heading_20_1" text:outline-level="1"><text:bookmark-start text:name="__RefHeading___Toc277_2469855259"/>30. Identifiants et traçabilité<text:bookmark-end text:name="__RefHeading___Toc277_2469855259"/></text:h>
      <text:p text:style-name="Text_20_body">Le système utilise plusieurs identifiants.</text:p>
      <text:h text:style-name="Heading_20_2" text:outline-level="2"><text:bookmark-start text:name="__RefHeading___Toc279_2469855259"/>30.1 Identifiants principaux<text:bookmark-end text:name="__RefHeading___Toc279_2469855259"/></text:h>
      <text:list text:style-name="L200">
        <text:list-item>
          <text:p text:style-name="P210"><text:span text:style-name="Source_20_Text">market_id</text:span></text:p>
        </text:list-item>
        <text:list-item>
          <text:p text:style-name="P210"><text:span text:style-name="Source_20_Text">thesis_id</text:span></text:p>
        </text:list-item>
        <text:list-item>
          <text:p text:style-name="P210"><text:span text:style-name="Source_20_Text">analysis_id</text:span></text:p>
        </text:list-item>
        <text:list-item>
          <text:p text:style-name="P210"><text:span text:style-name="Source_20_Text">revision_id</text:span></text:p>
        </text:list-item>
        <text:list-item>
          <text:p text:style-name="P210"><text:soft-page-break/><text:span text:style-name="Source_20_Text">post_mortem_id</text:span></text:p>
        </text:list-item>
      </text:list>
      <text:h text:style-name="Heading_20_2" text:outline-level="2"><text:bookmark-start text:name="__RefHeading___Toc281_2469855259"/>30.2 Principe<text:bookmark-end text:name="__RefHeading___Toc281_2469855259"/></text:h>
      <text:p text:style-name="Text_20_body">Un marché possède une seule thèse active à la fois.</text:p>
      <text:h text:style-name="Heading_20_2" text:outline-level="2"><text:bookmark-start text:name="__RefHeading___Toc283_2469855259"/>30.3 Relation entre identifiants<text:bookmark-end text:name="__RefHeading___Toc283_2469855259"/></text:h>
      <text:p text:style-name="Text_20_body">Une analyse initiale produit :</text:p>
      <text:list text:style-name="L201">
        <text:list-item>
          <text:p text:style-name="P211"><text:span text:style-name="Source_20_Text">market_id</text:span></text:p>
        </text:list-item>
        <text:list-item>
          <text:p text:style-name="P211"><text:span text:style-name="Source_20_Text">thesis_id</text:span></text:p>
        </text:list-item>
        <text:list-item>
          <text:p text:style-name="P211"><text:span text:style-name="Source_20_Text">analysis_id</text:span></text:p>
        </text:list-item>
      </text:list>
      <text:p text:style-name="Text_20_body">Les révisions produisent des <text:span text:style-name="Source_20_Text">revision_id</text:span> associés au même <text:span text:style-name="Source_20_Text">thesis_id</text:span>.</text:p>
      <text:p text:style-name="Text_20_body">Si la thèse change fondamentalement :</text:p>
      <text:list text:style-name="L202">
        <text:list-item>
          <text:p text:style-name="P212">un nouveau <text:span text:style-name="Source_20_Text">thesis_id</text:span> est créé ;</text:p>
        </text:list-item>
        <text:list-item>
          <text:p text:style-name="P212">l’ancien est archivé.</text:p>
        </text:list-item>
      </text:list>
      <text:h text:style-name="Heading_20_2" text:outline-level="2"><text:bookmark-start text:name="__RefHeading___Toc285_2469855259"/>30.4 Stockage séparé<text:bookmark-end text:name="__RefHeading___Toc285_2469855259"/></text:h>
      <text:p text:style-name="Text_20_body">Le système doit conserver séparément :</text:p>
      <text:list text:style-name="L203">
        <text:list-item>
          <text:p text:style-name="P213"><text:span text:style-name="Source_20_Text">analysis_payload</text:span></text:p>
        </text:list-item>
        <text:list-item>
          <text:p text:style-name="P213"><text:span text:style-name="Source_20_Text">engine_output</text:span></text:p>
        </text:list-item>
        <text:list-item>
          <text:p text:style-name="P213"><text:span text:style-name="Source_20_Text">post_mortem_payload</text:span></text:p>
        </text:list-item>
      </text:list>
      <text:h text:style-name="Heading_20_2" text:outline-level="2"><text:bookmark-start text:name="__RefHeading___Toc287_2469855259"/>30.5 Immutabilité<text:bookmark-end text:name="__RefHeading___Toc287_2469855259"/></text:h>
      <text:p text:style-name="Text_20_body">Les payloads analytiques bruts ne doivent jamais être modifiés silencieusement.</text:p>
      <text:p text:style-name="Text_20_body">Toute correction doit créer :</text:p>
      <text:list text:style-name="L204">
        <text:list-item>
          <text:p text:style-name="P214">une nouvelle analyse</text:p>
        </text:list-item>
        <text:list-item>
          <text:p text:style-name="P214">ou une révision.</text:p>
        </text:list-item>
      </text:list>
      <text:p text:style-name="Horizontal_20_Line"/>
      <text:h text:style-name="Heading_20_1" text:outline-level="1"><text:bookmark-start text:name="__RefHeading___Toc289_2469855259"/>31. Validation stricte des schémas<text:bookmark-end text:name="__RefHeading___Toc289_2469855259"/></text:h>
      <text:p text:style-name="Text_20_body">Tout objet entrant dans le moteur doit être validé.</text:p>
      <text:p text:style-name="Text_20_body">La validation vérifie :</text:p>
      <text:list text:style-name="L205">
        <text:list-item>
          <text:p text:style-name="P215">la présence des champs obligatoires ;</text:p>
        </text:list-item>
        <text:list-item>
          <text:p text:style-name="P215">les types de données ;</text:p>
        </text:list-item>
        <text:list-item>
          <text:p text:style-name="P215"><text:soft-page-break/>les enums ;</text:p>
        </text:list-item>
        <text:list-item>
          <text:p text:style-name="P215">les bornes ;</text:p>
        </text:list-item>
        <text:list-item>
          <text:p text:style-name="P215">la structure JSON.</text:p>
        </text:list-item>
      </text:list>
      <text:p text:style-name="Text_20_body">En cas d’erreur, le moteur refuse le calcul.</text:p>
      <text:p text:style-name="Horizontal_20_Line"/>
      <text:h text:style-name="Heading_20_1" text:outline-level="1"><text:bookmark-start text:name="__RefHeading___Toc291_2469855259"/>32. Fraîcheur des snapshots de marché<text:bookmark-end text:name="__RefHeading___Toc291_2469855259"/></text:h>
      <text:p text:style-name="Text_20_body">Un calcul ne doit pas être effectué sur un prix périmé.</text:p>
      <text:p text:style-name="Text_20_body">Le champ <text:span text:style-name="Source_20_Text">market_snapshot_time</text:span> est obligatoire.</text:p>
      <text:p text:style-name="Text_20_body">Si le snapshot est trop ancien :</text:p>
      <text:list text:style-name="L206">
        <text:list-item>
          <text:p text:style-name="P216">le moteur doit demander un rafraîchissement</text:p>
        </text:list-item>
        <text:list-item>
          <text:p text:style-name="P216">ou refuser le calcul.</text:p>
        </text:list-item>
      </text:list>
      <text:p text:style-name="Horizontal_20_Line"/>
      <text:h text:style-name="Heading_20_1" text:outline-level="1"><text:bookmark-start text:name="__RefHeading___Toc293_2469855259"/>33. Structure minimale de <text:span text:style-name="Source_20_Text">analysis_payload</text:span><text:bookmark-end text:name="__RefHeading___Toc293_2469855259"/></text:h>
      <text:p text:style-name="Text_20_body">Un <text:span text:style-name="Source_20_Text">analysis_payload</text:span> doit contenir des éléments structurés.</text:p>
      <text:h text:style-name="Heading_20_2" text:outline-level="2"><text:bookmark-start text:name="__RefHeading___Toc295_2469855259"/>33.1 Base rate<text:bookmark-end text:name="__RefHeading___Toc295_2469855259"/></text:h>
      <text:list text:style-name="L207">
        <text:list-item>
          <text:p text:style-name="P217"><text:span text:style-name="Source_20_Text">base_rate</text:span></text:p>
        </text:list-item>
        <text:list-item>
          <text:p text:style-name="P217"><text:span text:style-name="Source_20_Text">base_rate_reference_class</text:span></text:p>
        </text:list-item>
      </text:list>
      <text:h text:style-name="Heading_20_2" text:outline-level="2"><text:bookmark-start text:name="__RefHeading___Toc297_2469855259"/>33.2 Prérequis<text:bookmark-end text:name="__RefHeading___Toc297_2469855259"/></text:h>
      <text:p text:style-name="Text_20_body">Liste structurée des prérequis.</text:p>
      <text:h text:style-name="Heading_20_2" text:outline-level="2"><text:bookmark-start text:name="__RefHeading___Toc299_2469855259"/>33.3 Facteurs<text:bookmark-end text:name="__RefHeading___Toc299_2469855259"/></text:h>
      <text:p text:style-name="Text_20_body">Chaque facteur contient :</text:p>
      <text:list text:style-name="L208">
        <text:list-item>
          <text:p text:style-name="P218"><text:span text:style-name="Source_20_Text">factor_name</text:span></text:p>
        </text:list-item>
        <text:list-item>
          <text:p text:style-name="P218"><text:span text:style-name="Source_20_Text">factor_score</text:span></text:p>
        </text:list-item>
        <text:list-item>
          <text:p text:style-name="P218"><text:span text:style-name="Source_20_Text">factor_weight</text:span></text:p>
        </text:list-item>
      </text:list>
      <text:h text:style-name="Heading_20_2" text:outline-level="2"><text:bookmark-start text:name="__RefHeading___Toc301_2469855259"/>33.4 Contradiction forcée<text:bookmark-end text:name="__RefHeading___Toc301_2469855259"/></text:h>
      <text:p text:style-name="Text_20_body">La section <text:span text:style-name="Source_20_Text">contradiction_forced</text:span> doit inclure :</text:p>
      <text:list text:style-name="L209">
        <text:list-item>
          <text:p text:style-name="P219"><text:soft-page-break/><text:span text:style-name="Source_20_Text">best_counter_thesis</text:span></text:p>
        </text:list-item>
        <text:list-item>
          <text:p text:style-name="P219"><text:span text:style-name="Source_20_Text">top_3_failure_reasons</text:span></text:p>
        </text:list-item>
        <text:list-item>
          <text:p text:style-name="P219"><text:span text:style-name="Source_20_Text">market_might_be_right_because</text:span></text:p>
        </text:list-item>
        <text:list-item>
          <text:p text:style-name="P219"><text:span text:style-name="Source_20_Text">thesis_invalidation_trigger</text:span></text:p>
        </text:list-item>
        <text:list-item>
          <text:p text:style-name="P219"><text:span text:style-name="Source_20_Text">what_would_change_my_mind</text:span></text:p>
        </text:list-item>
      </text:list>
      <text:p text:style-name="Text_20_body"><text:span text:style-name="Source_20_Text">thesis_invalidation_trigger</text:span> décrit un événement observable invalidant la thèse.</text:p>
      <text:p text:style-name="Text_20_body"><text:span text:style-name="Source_20_Text">what_would_change_my_mind</text:span> décrit une information qui conduirait à réviser l’analyse.</text:p>
      <text:p text:style-name="Horizontal_20_Line"/>
      <text:h text:style-name="Heading_20_1" text:outline-level="1"><text:bookmark-start text:name="__RefHeading___Toc303_2469855259"/>34. Statut du protocole<text:bookmark-end text:name="__RefHeading___Toc303_2469855259"/></text:h>
      <text:p text:style-name="Text_20_body">Avec l’ajout des sections 26–33, le protocole constitue désormais un <text:span text:style-name="Strong_20_Emphasis">cadre de fonctionnement semi-automatique</text:span>.</text:p>
      <text:p text:style-name="Text_20_body">Il définit :</text:p>
      <text:list text:style-name="L210">
        <text:list-item>
          <text:p text:style-name="P220">la méthode d’analyse ;</text:p>
        </text:list-item>
        <text:list-item>
          <text:p text:style-name="P220">l’architecture du moteur ;</text:p>
        </text:list-item>
        <text:list-item>
          <text:p text:style-name="P220">les objets de données ;</text:p>
        </text:list-item>
        <text:list-item>
          <text:p text:style-name="P220">les règles de validation ;</text:p>
        </text:list-item>
        <text:list-item>
          <text:p text:style-name="P220">les mécanismes de traçabilité.</text:p>
        </text:list-item>
      </text:list>
      <text:h text:style-name="Heading_20_2" text:outline-level="2"><text:bookmark-start text:name="__RefHeading___Toc305_2469855259"/>34.1 Limites actuelles<text:bookmark-end text:name="__RefHeading___Toc305_2469855259"/></text:h>
      <text:p text:style-name="Text_20_body">Certains aspects ne sont pas encore spécifiés :</text:p>
      <text:list text:style-name="L211">
        <text:list-item>
          <text:p text:style-name="P221">l’interface de soumission des marchés ;</text:p>
        </text:list-item>
        <text:list-item>
          <text:p text:style-name="P221">l’architecture de stockage ;</text:p>
        </text:list-item>
        <text:list-item>
          <text:p text:style-name="P221">l’automatisation des revues périodiques ;</text:p>
        </text:list-item>
        <text:list-item>
          <text:p text:style-name="P221">l’intégration logicielle complète.</text:p>
        </text:list-item>
      </text:list>
      <text:p text:style-name="Text_20_body">Ces éléments pourront être précisés dans des versions futur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6T18:51:30.559000000</meta:creation-date>
    <dc:date>2026-03-16T20:15:29.746000000</dc:date>
    <meta:editing-duration>PT1H23M55S</meta:editing-duration>
    <meta:editing-cycles>12</meta:editing-cycles>
    <meta:generator>LibreOffice/24.2.4.2$Windows_X86_64 LibreOffice_project/51a6219feb6075d9a4c46691dcfe0cd9c4fff3c2</meta:generator>
    <meta:document-statistic meta:table-count="9" meta:image-count="0" meta:object-count="0" meta:page-count="33" meta:paragraph-count="1017" meta:word-count="5151" meta:character-count="32217" meta:non-whitespace-character-count="28476"/>
  </office:meta>
</office:document-meta>
</file>